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6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103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104"/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2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 style:data-style-name="N107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108">
      <style:table-cell-properties fo:background-color="transparent"/>
      <style:text-properties fo:font-weight="normal" style:font-weight-asian="normal" style:font-weight-complex="normal"/>
    </style:style>
    <style:style style:name="ce20" style:family="table-cell" style:parent-style-name="Default" style:data-style-name="N103">
      <style:table-cell-properties fo:background-color="transparent"/>
    </style:style>
    <style:style style:name="ce21" style:family="table-cell" style:parent-style-name="Default" style:data-style-name="N108">
      <style:table-cell-properties fo:background-color="transparent"/>
    </style:style>
    <style:style style:name="ce22" style:family="table-cell" style:parent-style-name="Default" style:data-style-name="N111">
      <style:table-cell-properties fo:background-color="transparent"/>
    </style:style>
    <style:style style:name="ce2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4" style:family="table-cell" style:parent-style-name="Default" style:data-style-name="N108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8e8e8"/>
      <style:text-properties fo:font-weight="bold" style:font-weight-asian="bold" style:font-weight-complex="bold"/>
    </style:style>
    <style:style style:name="ce26" style:family="table-cell" style:parent-style-name="Default" style:data-style-name="N108"/>
    <style:style style:name="ce27" style:family="table-cell" style:parent-style-name="Default" style:data-style-name="N112"/>
    <style:style style:name="ce28" style:family="table-cell" style:parent-style-name="Default" style:data-style-name="N110"/>
    <style:style style:name="ce38" style:family="table-cell" style:parent-style-name="Default" style:data-style-name="N0"/>
    <style:style style:name="ce39" style:family="table-cell" style:parent-style-name="Default" style:data-style-name="N103"/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>
          <table:table-cell office:value-type="float" office:value="515" calcext:value-type="float">
            <text:p>515</text:p>
          </table:table-cell>
          <table:table-cell table:formula="of:=[.A1]/0.00008382" office:value-type="float" office:value="6144118.34884276" calcext:value-type="float">
            <text:p>6144118,34884276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[.D1]/0.00008382" office:value-type="float" office:value="6144118.34884276" calcext:value-type="float">
            <text:p>6144118,34884276</text:p>
          </table:table-cell>
          <table:table-cell table:style-name="ce3" table:formula="of:=MOD([.D1];3)" office:value-type="float" office:value="2" calcext:value-type="float">
            <text:p>2</text:p>
          </table:table-cell>
          <table:table-cell table:style-name="ce1" table:formula="of:=48000000/[.E1]" office:value-type="float" office:value="7.81234951456311" calcext:value-type="float">
            <text:p>7,81</text:p>
          </table:table-cell>
        </table:table-row>
        <table:table-row table:style-name="ro1">
          <table:table-cell table:formula="of:=[.A1]-[.A3]" office:value-type="float" office:value="35" calcext:value-type="float">
            <text:p>35</text:p>
          </table:table-cell>
          <table:table-cell table:style-name="ce2" table:formula="of:=[.A2]/[.B1]/0.000001" office:value-type="float" office:value="5.69650485436893" calcext:value-type="float">
            <text:p>5,70 us</text:p>
          </table:table-cell>
          <table:table-cell/>
          <table:table-cell table:formula="of:=[.D1]-[.D3]" office:value-type="float" office:value="35" calcext:value-type="float">
            <text:p>35</text:p>
          </table:table-cell>
          <table:table-cell table:style-name="ce2" table:formula="of:=[.D2]/[.E1]/0.000001" office:value-type="float" office:value="5.69650485436893" calcext:value-type="float">
            <text:p>5,70 us</text:p>
          </table:table-cell>
          <table:table-cell table:style-name="ce2"/>
          <table:table-cell/>
        </table:table-row>
        <table:table-row table:style-name="ro1">
          <table:table-cell table:formula="of:=[.B3]*[.A4]" office:value-type="float" office:value="480" calcext:value-type="float">
            <text:p>480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E3]*[.D4]" office:value-type="float" office:value="480" calcext:value-type="float">
            <text:p>480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 table:formula="of:=199*[.D1]/[.E1]" office:value-type="float" office:value="0.01668018" calcext:value-type="float">
            <text:p>0,0166801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table:formula="of:=1/[.E5]" office:value-type="float" office:value="59.9513914118433" calcext:value-type="float">
            <text:p>59,95</text:p>
          </table:table-cell>
          <table:table-cell table:style-name="ce5" office:value-type="string" calcext:value-type="string">
            <text:p>FPS</text:p>
          </table:table-cell>
          <table:table-cell/>
        </table:table-row>
        <table:table-row table:style-name="ro1">
          <table:table-cell table:formula="of:=480+[.A2]/2" office:value-type="float" office:value="497.5" calcext:value-type="float">
            <text:p>497,5</text:p>
          </table:table-cell>
          <table:table-cell table:number-columns-repeated="2"/>
          <table:table-cell table:formula="of:=480+[.D2]/2" office:value-type="float" office:value="497.5" calcext:value-type="float">
            <text:p>497,5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office:value-type="float" office:value="504" calcext:value-type="float">
            <text:p>504</text:p>
          </table:table-cell>
          <table:table-cell office:value-type="float" office:value="6000000" calcext:value-type="float">
            <text:p>6000000</text:p>
          </table:table-cell>
          <table:table-cell table:style-name="ce3" table:formula="of:=MOD([.D12];3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D12]-[.D14]" office:value-type="float" office:value="24" calcext:value-type="float">
            <text:p>24</text:p>
          </table:table-cell>
          <table:table-cell table:style-name="ce2" table:formula="of:=[.D13]/[.E12]/0.000001" office:value-type="float" office:value="4" calcext:value-type="float">
            <text:p>4,00 us</text:p>
          </table:table-cell>
          <table:table-cell table:style-name="ce2"/>
          <table:table-cell/>
        </table:table-row>
        <table:table-row table:style-name="ro1">
          <table:table-cell table:number-columns-repeated="3"/>
          <table:table-cell table:formula="of:=[.E14]*[.D15]" office:value-type="float" office:value="480" calcext:value-type="float">
            <text:p>480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 table:formula="of:=199*[.D12]/[.E12]" office:value-type="float" office:value="0.016716" calcext:value-type="float">
            <text:p>0,01671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table:formula="of:=1/[.E16]" office:value-type="float" office:value="59.8229241445322" calcext:value-type="float">
            <text:p>59,82</text:p>
          </table:table-cell>
          <table:table-cell table:style-name="ce5" office:value-type="string" calcext:value-type="string">
            <text:p>FPS</text:p>
          </table:table-cell>
          <table:table-cell/>
        </table:table-row>
        <table:table-row table:style-name="ro1">
          <table:table-cell table:number-columns-repeated="3"/>
          <table:table-cell table:formula="of:=480+[.D13]/2"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formula="of:=83.82-5" office:value-type="float" office:value="78.82" calcext:value-type="float">
            <text:p>78,82</text:p>
          </table:table-cell>
          <table:table-cell table:number-columns-repeated="6"/>
        </table:table-row>
        <table:table-row table:style-name="ro1">
          <table:table-cell table:formula="of:=[.A20]/160" office:value-type="float" office:value="0.492625" calcext:value-type="float">
            <text:p>0,492625</text:p>
          </table:table-cell>
          <table:table-cell office:value-type="string" calcext:value-type="string">
            <text:p>us/pixel</text:p>
          </table:table-cell>
          <table:table-cell table:number-columns-repeated="5"/>
        </table:table-row>
        <table:table-row table:style-name="ro1">
          <table:table-cell table:style-name="ce1" table:formula="of:=1/[.A21]" office:value-type="float" office:value="2.02994163917787" calcext:value-type="float">
            <text:p>2,03</text:p>
          </table:table-cell>
          <table:table-cell office:value-type="string" calcext:value-type="string">
            <text:p>MHz</text:p>
          </table:table-cell>
          <table:table-cell table:formula="of:=[.A22]*2" office:value-type="float" office:value="4.05988327835575" calcext:value-type="float">
            <text:p>4,0598832783557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22]*3" office:value-type="float" office:value="6.08982491753362" calcext:value-type="float">
            <text:p>6,08982491753362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29]*0.000001*[.B1]" office:value-type="float" office:value="484" calcext:value-type="float">
            <text:p>484</text:p>
          </table:table-cell>
          <table:table-cell table:formula="of:=[.B28]+[.A28]"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table:formula="of:=[.A28]/[.B1]*1000000" office:value-type="float" office:value="5.04547572815534" calcext:value-type="float">
            <text:p>5,04547572815534</text:p>
          </table:table-cell>
          <table:table-cell table:formula="of:=83.82-[.A29]" office:value-type="float" office:value="78.7745242718447" calcext:value-type="float">
            <text:p>78,7745242718447</text:p>
          </table:table-cell>
          <table:table-cell table:number-columns-repeated="5"/>
        </table:table-row>
      </table:table>
      <table:table table:name="frame buffer" table:style-name="ta1">
        <table:table-column table:style-name="co2" table:default-cell-style-name="ce18"/>
        <table:table-column table:style-name="co1" table:number-columns-repeated="10" table:default-cell-style-name="ce21"/>
        <table:table-column table:style-name="co1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table:style-name="ce16" office:value-type="string" calcext:value-type="string">
            <text:p>w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table:number-columns-repeated="4"/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6" office:value-type="string" calcext:value-type="string">
            <text:p>h</text:p>
          </table:table-cell>
          <table:table-cell table:style-name="ce16" office:value-type="float" office:value="198" calcext:value-type="float">
            <text:p>198</text:p>
          </table:table-cell>
          <table:table-cell table:style-name="ce22" office:value-type="float" office:value="152" calcext:value-type="float">
            <text:p>152 visible</text:p>
          </table:table-cell>
          <table:table-cell table:style-name="ce16" table:formula="of:=[.C2]*[.B1]*2*12" office:value-type="float" office:value="583680" calcext:value-type="float">
            <text:p>583680</text:p>
          </table:table-cell>
          <table:table-cell table:style-name="ce16" office:value-type="string" calcext:value-type="string">
            <text:p>bits</text:p>
          </table:table-cell>
          <table:table-cell table:style-name="ce16"/>
          <table:table-cell table:style-name="Default" table:number-columns-repeated="5"/>
          <table:table-cell/>
          <table:table-cell table:style-name="ce25" office:value-type="string" calcext:value-type="string">
            <text:p>Pxl clock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H</text:p>
          </table:table-cell>
          <table:table-cell table:style-name="ce25" office:value-type="string" calcext:value-type="string">
            <text:p>Error</text:p>
          </table:table-cell>
          <table:table-cell table:style-name="ce25" office:value-type="string" calcext:value-type="string">
            <text:p>H period (<text:span text:style-name="T1">µ</text:span>s)</text:p>
          </table:table-cell>
        </table:table-row>
        <table:table-row table:style-name="ro1">
          <table:table-cell table:style-name="ce16"/>
          <table:table-cell table:style-name="ce19" office:value-type="float" office:value="59.950237" calcext:value-type="float">
            <text:p>59,950</text:p>
          </table:table-cell>
          <table:table-cell table:style-name="ce23" office:value-type="string" calcext:value-type="string">
            <text:p>Hz</text:p>
          </table:table-cell>
          <table:table-cell table:style-name="ce16" table:formula="of:=[.D2]/8" office:value-type="float" office:value="72960" calcext:value-type="float">
            <text:p>72960</text:p>
          </table:table-cell>
          <table:table-cell table:style-name="ce16" office:value-type="string" calcext:value-type="string">
            <text:p>Bytes</text:p>
          </table:table-cell>
          <table:table-cell table:style-name="ce16"/>
          <table:table-cell table:style-name="Default" table:number-columns-repeated="5"/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262" calcext:value-type="float">
            <text:p>262</text:p>
          </table:table-cell>
          <table:table-cell office:value-type="float" office:value="0.0006" calcext:value-type="float">
            <text:p>0,0006</text:p>
          </table:table-cell>
          <table:table-cell table:style-name="ce1" table:formula="of:=[.N3]/[.M3]" office:value-type="float" office:value="63.6666666666667" calcext:value-type="float">
            <text:p>63,67</text:p>
          </table:table-cell>
        </table:table-row>
        <table:table-row table:style-name="ro1">
          <table:table-cell table:style-name="ce16"/>
          <table:table-cell table:style-name="ce18" table:number-columns-repeated="2"/>
          <table:table-cell table:style-name="ce16" table:formula="of:=[.D3]/1024" office:value-type="float" office:value="71.25" calcext:value-type="float">
            <text:p>71,25</text:p>
          </table:table-cell>
          <table:table-cell table:style-name="ce16" office:value-type="string" calcext:value-type="string">
            <text:p>kB</text:p>
          </table:table-cell>
          <table:table-cell table:style-name="ce16"/>
          <table:table-cell table:style-name="Default" table:number-columns-repeated="5"/>
          <table:table-cell/>
          <table:table-cell table:style-name="Default" office:value-type="float" office:value="6.144" calcext:value-type="float">
            <text:p>6,144</text:p>
          </table:table-cell>
          <table:table-cell office:value-type="float" office:value="391" calcext:value-type="float">
            <text:p>391</text:p>
          </table:table-cell>
          <table:table-cell office:value-type="float" office:value="262" calcext:value-type="float">
            <text:p>262</text:p>
          </table:table-cell>
          <table:table-cell table:style-name="ce28" office:value-type="float" office:value="0.025" calcext:value-type="float">
            <text:p>0,0250</text:p>
          </table:table-cell>
          <table:table-cell table:style-name="ce1" table:formula="of:=[.N4]/[.M4]" office:value-type="float" office:value="63.6393229166667" calcext:value-type="float">
            <text:p>63,64</text:p>
          </table:table-cell>
        </table:table-row>
        <table:table-row table:style-name="ro1">
          <table:table-cell table:style-name="ce16"/>
          <table:table-cell table:style-name="ce20" office:value-type="float" office:value="6144000" calcext:value-type="float">
            <text:p>6,14E+06</text:p>
          </table:table-cell>
          <table:table-cell table:style-name="ce16" table:number-columns-repeated="4"/>
          <table:table-cell table:style-name="Default" table:number-columns-repeated="5"/>
          <table:table-cell/>
          <table:table-cell table:style-name="Default" office:value-type="float" office:value="6.144" calcext:value-type="float">
            <text:p>6,144</text:p>
          </table:table-cell>
          <table:table-cell office:value-type="float" office:value="393" calcext:value-type="float">
            <text:p>393</text:p>
          </table:table-cell>
          <table:table-cell table:style-name="ce27" table:formula="of:=1/[.B3]/[.Q5]*1000000" office:value-type="float" office:value="260.776079771954" calcext:value-type="float">
            <text:p>260,8</text:p>
          </table:table-cell>
          <table:table-cell office:value-type="float" office:value="0" calcext:value-type="float">
            <text:p>0</text:p>
          </table:table-cell>
          <table:table-cell table:style-name="ce1" table:formula="of:=[.N5]/[.M5]" office:value-type="float" office:value="63.96484375" calcext:value-type="float">
            <text:p>63,96</text:p>
          </table:table-cell>
        </table:table-row>
        <table:table-row table:style-name="ro1">
          <table:table-cell table:style-name="ce17" office:value-type="string" calcext:value-type="string">
            <text:p>W / H</text:p>
          </table:table-cell>
          <table:table-cell table:style-name="ce18" office:value-type="float" office:value="257" calcext:value-type="float">
            <text:p>257</text:p>
          </table:table-cell>
          <table:table-cell table:style-name="ce18" office:value-type="float" office:value="258" calcext:value-type="float">
            <text:p>258</text:p>
          </table:table-cell>
          <table:table-cell table:style-name="ce18" office:value-type="float" office:value="259" calcext:value-type="float">
            <text:p>259</text:p>
          </table:table-cell>
          <table:table-cell table:style-name="ce18" office:value-type="float" office:value="260" calcext:value-type="float">
            <text:p>260</text:p>
          </table:table-cell>
          <table:table-cell table:style-name="ce18" table:formula="of:=[.E6]+1" office:value-type="float" office:value="261" calcext:value-type="float">
            <text:p>261</text:p>
          </table:table-cell>
          <table:table-cell table:style-name="ce18" table:formula="of:=[.F6]+1" office:value-type="float" office:value="262" calcext:value-type="float">
            <text:p>262</text:p>
          </table:table-cell>
          <table:table-cell table:style-name="ce18" table:formula="of:=[.G6]+1" office:value-type="float" office:value="263" calcext:value-type="float">
            <text:p>263</text:p>
          </table:table-cell>
          <table:table-cell table:style-name="ce18" table:formula="of:=[.H6]+1" office:value-type="float" office:value="264" calcext:value-type="float">
            <text:p>264</text:p>
          </table:table-cell>
          <table:table-cell table:style-name="ce18" table:formula="of:=[.I6]+1" office:value-type="float" office:value="265" calcext:value-type="float">
            <text:p>265</text:p>
          </table:table-cell>
          <table:table-cell table:style-name="ce18" table:formula="of:=[.J6]+1" office:value-type="float" office:value="266" calcext:value-type="float">
            <text:p>266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ABS(1/([.$A7]/[.$B$5]*[.B$6])-[.$B$3])" office:value-type="float" office:value="4.66223539457356" calcext:value-type="float">
            <text:p>4,662</text:p>
          </table:table-cell>
          <table:table-cell table:formula="of:=ABS(1/([.$A7]/[.$B$5]*[.C$6])-[.$B$3])" office:value-type="float" office:value="4.41179945505971" calcext:value-type="float">
            <text:p>4,412</text:p>
          </table:table-cell>
          <table:table-cell table:formula="of:=ABS(1/([.$A7]/[.$B$5]*[.D$6])-[.$B$3])" office:value-type="float" office:value="4.16329738380465" calcext:value-type="float">
            <text:p>4,163</text:p>
          </table:table-cell>
          <table:table-cell table:formula="of:=ABS(1/([.$A7]/[.$B$5]*[.E$6])-[.$B$3])" office:value-type="float" office:value="3.91670686694386" calcext:value-type="float">
            <text:p>3,917</text:p>
          </table:table-cell>
          <table:table-cell table:formula="of:=ABS(1/([.$A7]/[.$B$5]*[.F$6])-[.$B$3])" office:value-type="float" office:value="3.67200593258777" calcext:value-type="float">
            <text:p>3,672</text:p>
          </table:table-cell>
          <table:table-cell table:formula="of:=ABS(1/([.$A7]/[.$B$5]*[.G$6])-[.$B$3])" office:value-type="float" office:value="3.42917294429544" calcext:value-type="float">
            <text:p>3,429</text:p>
          </table:table-cell>
          <table:table-cell table:formula="of:=ABS(1/([.$A7]/[.$B$5]*[.H$6])-[.$B$3])" office:value-type="float" office:value="3.18818659469736" calcext:value-type="float">
            <text:p>3,188</text:p>
          </table:table-cell>
          <table:table-cell table:formula="of:=ABS(1/([.$A7]/[.$B$5]*[.I$6])-[.$B$3])" office:value-type="float" office:value="2.94902589926289" calcext:value-type="float">
            <text:p>2,949</text:p>
          </table:table-cell>
          <table:table-cell table:formula="of:=ABS(1/([.$A7]/[.$B$5]*[.J$6])-[.$B$3])" office:value-type="float" office:value="2.71167019020907" calcext:value-type="float">
            <text:p>2,712</text:p>
          </table:table-cell>
          <table:table-cell table:formula="of:=ABS(1/([.$A7]/[.$B$5]*[.K$6])-[.$B$3])" office:value-type="float" office:value="2.47609911054664" calcext:value-type="float">
            <text:p>2,476</text:p>
          </table:table-cell>
          <table:table-cell table:number-columns-repeated="6"/>
        </table:table-row>
        <table:table-row table:style-name="ro1">
          <table:table-cell table:formula="of:=[.A7]+1" office:value-type="float" office:value="371" calcext:value-type="float">
            <text:p>371</text:p>
          </table:table-cell>
          <table:table-cell table:formula="of:=ABS(1/([.$A8]/[.$B$5]*[.B$6])-[.$B$3])" office:value-type="float" office:value="4.48807778704102" calcext:value-type="float">
            <text:p>4,488</text:p>
          </table:table-cell>
          <table:table-cell table:formula="of:=ABS(1/([.$A8]/[.$B$5]*[.C$6])-[.$B$3])" office:value-type="float" office:value="4.23831687701373" calcext:value-type="float">
            <text:p>4,238</text:p>
          </table:table-cell>
          <table:table-cell table:formula="of:=ABS(1/([.$A8]/[.$B$5]*[.D$6])-[.$B$3])" office:value-type="float" office:value="3.99048462266233" calcext:value-type="float">
            <text:p>3,990</text:p>
          </table:table-cell>
          <table:table-cell table:formula="of:=ABS(1/([.$A8]/[.$B$5]*[.E$6])-[.$B$3])" office:value-type="float" office:value="3.74455877026747" calcext:value-type="float">
            <text:p>3,745</text:p>
          </table:table-cell>
          <table:table-cell table:formula="of:=ABS(1/([.$A8]/[.$B$5]*[.F$6])-[.$B$3])" office:value-type="float" office:value="3.500517407163" calcext:value-type="float">
            <text:p>3,501</text:p>
          </table:table-cell>
          <table:table-cell table:formula="of:=ABS(1/([.$A8]/[.$B$5]*[.G$6])-[.$B$3])" office:value-type="float" office:value="3.25833895522726" calcext:value-type="float">
            <text:p>3,258</text:p>
          </table:table-cell>
          <table:table-cell table:formula="of:=ABS(1/([.$A8]/[.$B$5]*[.H$6])-[.$B$3])" office:value-type="float" office:value="3.01800216452298" calcext:value-type="float">
            <text:p>3,018</text:p>
          </table:table-cell>
          <table:table-cell table:formula="of:=ABS(1/([.$A8]/[.$B$5]*[.I$6])-[.$B$3])" office:value-type="float" office:value="2.7794861070816" calcext:value-type="float">
            <text:p>2,779</text:p>
          </table:table-cell>
          <table:table-cell table:formula="of:=ABS(1/([.$A8]/[.$B$5]*[.J$6])-[.$B$3])" office:value-type="float" office:value="2.54277017082845" calcext:value-type="float">
            <text:p>2,543</text:p>
          </table:table-cell>
          <table:table-cell table:formula="of:=ABS(1/([.$A8]/[.$B$5]*[.K$6])-[.$B$3])" office:value-type="float" office:value="2.30783405364489" calcext:value-type="float">
            <text:p>2,308</text:p>
          </table:table-cell>
          <table:table-cell table:number-columns-repeated="6"/>
        </table:table-row>
        <table:table-row table:style-name="ro1">
          <table:table-cell table:formula="of:=[.A8]+1" office:value-type="float" office:value="372" calcext:value-type="float">
            <text:p>372</text:p>
          </table:table-cell>
          <table:table-cell table:formula="of:=ABS(1/([.$A9]/[.$B$5]*[.B$6])-[.$B$3])" office:value-type="float" office:value="4.31485651073177" calcext:value-type="float">
            <text:p>4,315</text:p>
          </table:table-cell>
          <table:table-cell table:formula="of:=ABS(1/([.$A9]/[.$B$5]*[.C$6])-[.$B$3])" office:value-type="float" office:value="4.06576700100025" calcext:value-type="float">
            <text:p>4,066</text:p>
          </table:table-cell>
          <table:table-cell table:formula="of:=ABS(1/([.$A9]/[.$B$5]*[.D$6])-[.$B$3])" office:value-type="float" office:value="3.81860096238635" calcext:value-type="float">
            <text:p>3,819</text:p>
          </table:table-cell>
          <table:table-cell table:formula="of:=ABS(1/([.$A9]/[.$B$5]*[.E$6])-[.$B$3])" office:value-type="float" office:value="3.57333620099255" calcext:value-type="float">
            <text:p>3,573</text:p>
          </table:table-cell>
          <table:table-cell table:formula="of:=ABS(1/([.$A9]/[.$B$5]*[.F$6])-[.$B$3])" office:value-type="float" office:value="3.32995086305772" calcext:value-type="float">
            <text:p>3,330</text:p>
          </table:table-cell>
          <table:table-cell table:formula="of:=ABS(1/([.$A9]/[.$B$5]*[.G$6])-[.$B$3])" office:value-type="float" office:value="3.08842342846589" calcext:value-type="float">
            <text:p>3,088</text:p>
          </table:table-cell>
          <table:table-cell table:formula="of:=ABS(1/([.$A9]/[.$B$5]*[.H$6])-[.$B$3])" office:value-type="float" office:value="2.84873270440328" calcext:value-type="float">
            <text:p>2,849</text:p>
          </table:table-cell>
          <table:table-cell table:formula="of:=ABS(1/([.$A9]/[.$B$5]*[.I$6])-[.$B$3])" office:value-type="float" office:value="2.61085781915934" calcext:value-type="float">
            <text:p>2,611</text:p>
          </table:table-cell>
          <table:table-cell table:formula="of:=ABS(1/([.$A9]/[.$B$5]*[.J$6])-[.$B$3])" office:value-type="float" office:value="2.37477821606817" calcext:value-type="float">
            <text:p>2,375</text:p>
          </table:table-cell>
          <table:table-cell table:formula="of:=ABS(1/([.$A9]/[.$B$5]*[.K$6])-[.$B$3])" office:value-type="float" office:value="2.1404736475867" calcext:value-type="float">
            <text:p>2,140</text:p>
          </table:table-cell>
          <table:table-cell table:number-columns-repeated="6"/>
        </table:table-row>
        <table:table-row table:style-name="ro1">
          <table:table-cell table:formula="of:=[.A9]+1" office:value-type="float" office:value="373" calcext:value-type="float">
            <text:p>373</text:p>
          </table:table-cell>
          <table:table-cell table:formula="of:=ABS(1/([.$A10]/[.$B$5]*[.B$6])-[.$B$3])" office:value-type="float" office:value="4.14256403483168" calcext:value-type="float">
            <text:p>4,143</text:p>
          </table:table-cell>
          <table:table-cell table:formula="of:=ABS(1/([.$A10]/[.$B$5]*[.C$6])-[.$B$3])" office:value-type="float" office:value="3.89414232539434" calcext:value-type="float">
            <text:p>3,894</text:p>
          </table:table-cell>
          <table:table-cell table:formula="of:=ABS(1/([.$A10]/[.$B$5]*[.D$6])-[.$B$3])" office:value-type="float" office:value="3.6476389303156" calcext:value-type="float">
            <text:p>3,648</text:p>
          </table:table-cell>
          <table:table-cell table:formula="of:=ABS(1/([.$A10]/[.$B$5]*[.E$6])-[.$B$3])" office:value-type="float" office:value="3.40303171519901" calcext:value-type="float">
            <text:p>3,403</text:p>
          </table:table-cell>
          <table:table-cell table:formula="of:=ABS(1/([.$A10]/[.$B$5]*[.F$6])-[.$B$3])" office:value-type="float" office:value="3.16029888487257" calcext:value-type="float">
            <text:p>3,160</text:p>
          </table:table-cell>
          <table:table-cell table:formula="of:=ABS(1/([.$A10]/[.$B$5]*[.G$6])-[.$B$3])" office:value-type="float" office:value="2.91941897691505" calcext:value-type="float">
            <text:p>2,919</text:p>
          </table:table-cell>
          <table:table-cell table:formula="of:=ABS(1/([.$A10]/[.$B$5]*[.H$6])-[.$B$3])" office:value-type="float" office:value="2.68037085532982" calcext:value-type="float">
            <text:p>2,680</text:p>
          </table:table-cell>
          <table:table-cell table:formula="of:=ABS(1/([.$A10]/[.$B$5]*[.I$6])-[.$B$3])" office:value-type="float" office:value="2.44313370436267" calcext:value-type="float">
            <text:p>2,443</text:p>
          </table:table-cell>
          <table:table-cell table:formula="of:=ABS(1/([.$A10]/[.$B$5]*[.J$6])-[.$B$3])" office:value-type="float" office:value="2.2076870224594" calcext:value-type="float">
            <text:p>2,208</text:p>
          </table:table-cell>
          <table:table-cell table:formula="of:=ABS(1/([.$A10]/[.$B$5]*[.K$6])-[.$B$3])" office:value-type="float" office:value="1.97401061635993" calcext:value-type="float">
            <text:p>1,974</text:p>
          </table:table-cell>
          <table:table-cell table:number-columns-repeated="6"/>
        </table:table-row>
        <table:table-row table:style-name="ro1">
          <table:table-cell table:formula="of:=[.A10]+1" office:value-type="float" office:value="374" calcext:value-type="float">
            <text:p>374</text:p>
          </table:table-cell>
          <table:table-cell table:formula="of:=ABS(1/([.$A11]/[.$B$5]*[.B$6])-[.$B$3])" office:value-type="float" office:value="3.9711929090701" calcext:value-type="float">
            <text:p>3,971</text:p>
          </table:table-cell>
          <table:table-cell table:formula="of:=ABS(1/([.$A11]/[.$B$5]*[.C$6])-[.$B$3])" office:value-type="float" office:value="3.72343542880238" calcext:value-type="float">
            <text:p>3,723</text:p>
          </table:table-cell>
          <table:table-cell table:formula="of:=ABS(1/([.$A11]/[.$B$5]*[.D$6])-[.$B$3])" office:value-type="float" office:value="3.47759113371049" calcext:value-type="float">
            <text:p>3,478</text:p>
          </table:table-cell>
          <table:table-cell table:formula="of:=ABS(1/([.$A11]/[.$B$5]*[.E$6])-[.$B$3])" office:value-type="float" office:value="3.23363794858083" calcext:value-type="float">
            <text:p>3,234</text:p>
          </table:table-cell>
          <table:table-cell table:formula="of:=ABS(1/([.$A11]/[.$B$5]*[.F$6])-[.$B$3])" office:value-type="float" office:value="2.99155413651731" calcext:value-type="float">
            <text:p>2,992</text:p>
          </table:table-cell>
          <table:table-cell table:formula="of:=ABS(1/([.$A11]/[.$B$5]*[.G$6])-[.$B$3])" office:value-type="float" office:value="2.75131829248479" calcext:value-type="float">
            <text:p>2,751</text:p>
          </table:table-cell>
          <table:table-cell table:formula="of:=ABS(1/([.$A11]/[.$B$5]*[.H$6])-[.$B$3])" office:value-type="float" office:value="2.51290933700007" calcext:value-type="float">
            <text:p>2,513</text:p>
          </table:table-cell>
          <table:table-cell table:formula="of:=ABS(1/([.$A11]/[.$B$5]*[.I$6])-[.$B$3])" office:value-type="float" office:value="2.27630650996597" calcext:value-type="float">
            <text:p>2,276</text:p>
          </table:table-cell>
          <table:table-cell table:formula="of:=ABS(1/([.$A11]/[.$B$5]*[.J$6])-[.$B$3])" office:value-type="float" office:value="2.04148936464534" calcext:value-type="float">
            <text:p>2,041</text:p>
          </table:table-cell>
          <table:table-cell table:formula="of:=ABS(1/([.$A11]/[.$B$5]*[.K$6])-[.$B$3])" office:value-type="float" office:value="1.80843776177074" calcext:value-type="float">
            <text:p>1,808</text:p>
          </table:table-cell>
          <table:table-cell table:number-columns-repeated="6"/>
        </table:table-row>
        <table:table-row table:style-name="ro1">
          <table:table-cell table:formula="of:=[.A11]+1" office:value-type="float" office:value="375" calcext:value-type="float">
            <text:p>375</text:p>
          </table:table-cell>
          <table:table-cell table:formula="of:=ABS(1/([.$A12]/[.$B$5]*[.B$6])-[.$B$3])" office:value-type="float" office:value="3.80073576264591" calcext:value-type="float">
            <text:p>3,801</text:p>
          </table:table-cell>
          <table:table-cell table:formula="of:=ABS(1/([.$A12]/[.$B$5]*[.C$6])-[.$B$3])" office:value-type="float" office:value="3.55363896899225" calcext:value-type="float">
            <text:p>3,554</text:p>
          </table:table-cell>
          <table:table-cell table:formula="of:=ABS(1/([.$A12]/[.$B$5]*[.D$6])-[.$B$3])" office:value-type="float" office:value="3.30845025868726" calcext:value-type="float">
            <text:p>3,308</text:p>
          </table:table-cell>
          <table:table-cell table:formula="of:=ABS(1/([.$A12]/[.$B$5]*[.E$6])-[.$B$3])" office:value-type="float" office:value="3.06514761538462" calcext:value-type="float">
            <text:p>3,065</text:p>
          </table:table-cell>
          <table:table-cell table:formula="of:=ABS(1/([.$A12]/[.$B$5]*[.F$6])-[.$B$3])" office:value-type="float" office:value="2.82370936015325" calcext:value-type="float">
            <text:p>2,824</text:p>
          </table:table-cell>
          <table:table-cell table:formula="of:=ABS(1/([.$A12]/[.$B$5]*[.G$6])-[.$B$3])" office:value-type="float" office:value="2.58411414503816" calcext:value-type="float">
            <text:p>2,584</text:p>
          </table:table-cell>
          <table:table-cell table:formula="of:=ABS(1/([.$A12]/[.$B$5]*[.H$6])-[.$B$3])" office:value-type="float" office:value="2.34634094676806" calcext:value-type="float">
            <text:p>2,346</text:p>
          </table:table-cell>
          <table:table-cell table:formula="of:=ABS(1/([.$A12]/[.$B$5]*[.I$6])-[.$B$3])" office:value-type="float" office:value="2.11036906060606" calcext:value-type="float">
            <text:p>2,110</text:p>
          </table:table-cell>
          <table:table-cell table:formula="of:=ABS(1/([.$A12]/[.$B$5]*[.J$6])-[.$B$3])" office:value-type="float" office:value="1.87617809433962" calcext:value-type="float">
            <text:p>1,876</text:p>
          </table:table-cell>
          <table:table-cell table:formula="of:=ABS(1/([.$A12]/[.$B$5]*[.K$6])-[.$B$3])" office:value-type="float" office:value="1.64374796240601" calcext:value-type="float">
            <text:p>1,644</text:p>
          </table:table-cell>
          <table:table-cell table:number-columns-repeated="6"/>
        </table:table-row>
        <table:table-row table:style-name="ro1">
          <table:table-cell table:formula="of:=[.A12]+1" office:value-type="float" office:value="376" calcext:value-type="float">
            <text:p>376</text:p>
          </table:table-cell>
          <table:table-cell table:formula="of:=ABS(1/([.$A13]/[.$B$5]*[.B$6])-[.$B$3])" office:value-type="float" office:value="3.6311853031708" calcext:value-type="float">
            <text:p>3,631</text:p>
          </table:table-cell>
          <table:table-cell table:formula="of:=ABS(1/([.$A13]/[.$B$5]*[.C$6])-[.$B$3])" office:value-type="float" office:value="3.38474568184068" calcext:value-type="float">
            <text:p>3,385</text:p>
          </table:table-cell>
          <table:table-cell table:formula="of:=ABS(1/([.$A13]/[.$B$5]*[.D$6])-[.$B$3])" office:value-type="float" office:value="3.14020906916948" calcext:value-type="float">
            <text:p>3,140</text:p>
          </table:table-cell>
          <table:table-cell table:formula="of:=ABS(1/([.$A13]/[.$B$5]*[.E$6])-[.$B$3])" office:value-type="float" office:value="2.89755350736498" calcext:value-type="float">
            <text:p>2,898</text:p>
          </table:table-cell>
          <table:table-cell table:formula="of:=ABS(1/([.$A13]/[.$B$5]*[.F$6])-[.$B$3])" office:value-type="float" office:value="2.65675737515286" calcext:value-type="float">
            <text:p>2,657</text:p>
          </table:table-cell>
          <table:table-cell table:formula="of:=ABS(1/([.$A13]/[.$B$5]*[.G$6])-[.$B$3])" office:value-type="float" office:value="2.41779938135456" calcext:value-type="float">
            <text:p>2,418</text:p>
          </table:table-cell>
          <table:table-cell table:formula="of:=ABS(1/([.$A13]/[.$B$5]*[.H$6])-[.$B$3])" office:value-type="float" office:value="2.18065855861177" calcext:value-type="float">
            <text:p>2,181</text:p>
          </table:table-cell>
          <table:table-cell table:formula="of:=ABS(1/([.$A13]/[.$B$5]*[.I$6])-[.$B$3])" office:value-type="float" office:value="1.94531425725338" calcext:value-type="float">
            <text:p>1,945</text:p>
          </table:table-cell>
          <table:table-cell table:formula="of:=ABS(1/([.$A13]/[.$B$5]*[.J$6])-[.$B$3])" office:value-type="float" office:value="1.71174613930149" calcext:value-type="float">
            <text:p>1,712</text:p>
          </table:table-cell>
          <table:table-cell table:formula="of:=ABS(1/([.$A13]/[.$B$5]*[.K$6])-[.$B$3])" office:value-type="float" office:value="1.47993417261239" calcext:value-type="float">
            <text:p>1,480</text:p>
          </table:table-cell>
          <table:table-cell table:number-columns-repeated="6"/>
        </table:table-row>
        <table:table-row table:style-name="ro1">
          <table:table-cell table:formula="of:=[.A13]+1" office:value-type="float" office:value="377" calcext:value-type="float">
            <text:p>377</text:p>
          </table:table-cell>
          <table:table-cell table:formula="of:=ABS(1/([.$A14]/[.$B$5]*[.B$6])-[.$B$3])" office:value-type="float" office:value="3.46253431562922" calcext:value-type="float">
            <text:p>3,463</text:p>
          </table:table-cell>
          <table:table-cell table:formula="of:=ABS(1/([.$A14]/[.$B$5]*[.C$6])-[.$B$3])" office:value-type="float" office:value="3.21674838029732" calcext:value-type="float">
            <text:p>3,217</text:p>
          </table:table-cell>
          <table:table-cell table:formula="of:=ABS(1/([.$A14]/[.$B$5]*[.D$6])-[.$B$3])" office:value-type="float" office:value="2.97286040585602" calcext:value-type="float">
            <text:p>2,973</text:p>
          </table:table-cell>
          <table:table-cell table:formula="of:=ABS(1/([.$A14]/[.$B$5]*[.E$6])-[.$B$3])" office:value-type="float" office:value="2.73084849275656" calcext:value-type="float">
            <text:p>2,731</text:p>
          </table:table-cell>
          <table:table-cell table:formula="of:=ABS(1/([.$A14]/[.$B$5]*[.F$6])-[.$B$3])" office:value-type="float" office:value="2.49069107707552" calcext:value-type="float">
            <text:p>2,491</text:p>
          </table:table-cell>
          <table:table-cell table:formula="of:=ABS(1/([.$A14]/[.$B$5]*[.G$6])-[.$B$3])" office:value-type="float" office:value="2.25236692410958" calcext:value-type="float">
            <text:p>2,252</text:p>
          </table:table-cell>
          <table:table-cell table:formula="of:=ABS(1/([.$A14]/[.$B$5]*[.H$6])-[.$B$3])" office:value-type="float" office:value="2.01585512211677" calcext:value-type="float">
            <text:p>2,016</text:p>
          </table:table-cell>
          <table:table-cell table:formula="of:=ABS(1/([.$A14]/[.$B$5]*[.I$6])-[.$B$3])" office:value-type="float" office:value="1.78113507619966" calcext:value-type="float">
            <text:p>1,781</text:p>
          </table:table-cell>
          <table:table-cell table:formula="of:=ABS(1/([.$A14]/[.$B$5]*[.J$6])-[.$B$3])" office:value-type="float" office:value="1.54818650232721" calcext:value-type="float">
            <text:p>1,548</text:p>
          </table:table-cell>
          <table:table-cell table:formula="of:=ABS(1/([.$A14]/[.$B$5]*[.K$6])-[.$B$3])" office:value-type="float" office:value="1.31698942149139" calcext:value-type="float">
            <text:p>1,317</text:p>
          </table:table-cell>
          <table:table-cell table:number-columns-repeated="6"/>
        </table:table-row>
        <table:table-row table:style-name="ro1">
          <table:table-cell table:formula="of:=[.A14]+1" office:value-type="float" office:value="378" calcext:value-type="float">
            <text:p>378</text:p>
          </table:table-cell>
          <table:table-cell table:formula="of:=ABS(1/([.$A15]/[.$B$5]*[.B$6])-[.$B$3])" office:value-type="float" office:value="3.29477566135508" calcext:value-type="float">
            <text:p>3,295</text:p>
          </table:table-cell>
          <table:table-cell table:formula="of:=ABS(1/([.$A15]/[.$B$5]*[.C$6])-[.$B$3])" office:value-type="float" office:value="3.04963995336532" calcext:value-type="float">
            <text:p>3,050</text:p>
          </table:table-cell>
          <table:table-cell table:formula="of:=ABS(1/([.$A15]/[.$B$5]*[.D$6])-[.$B$3])" office:value-type="float" office:value="2.80639718520561" calcext:value-type="float">
            <text:p>2,806</text:p>
          </table:table-cell>
          <table:table-cell table:formula="of:=ABS(1/([.$A15]/[.$B$5]*[.E$6])-[.$B$3])" office:value-type="float" office:value="2.56502551526252" calcext:value-type="float">
            <text:p>2,565</text:p>
          </table:table-cell>
          <table:table-cell table:formula="of:=ABS(1/([.$A15]/[.$B$5]*[.F$6])-[.$B$3])" office:value-type="float" office:value="2.32550343665997" calcext:value-type="float">
            <text:p>2,326</text:p>
          </table:table-cell>
          <table:table-cell table:formula="of:=ABS(1/([.$A15]/[.$B$5]*[.G$6])-[.$B$3])" office:value-type="float" office:value="2.0878097708712" calcext:value-type="float">
            <text:p>2,088</text:p>
          </table:table-cell>
          <table:table-cell table:formula="of:=ABS(1/([.$A15]/[.$B$5]*[.H$6])-[.$B$3])" office:value-type="float" office:value="1.85192366147626" calcext:value-type="float">
            <text:p>1,852</text:p>
          </table:table-cell>
          <table:table-cell table:formula="of:=ABS(1/([.$A15]/[.$B$5]*[.I$6])-[.$B$3])" office:value-type="float" office:value="1.61782456806156" calcext:value-type="float">
            <text:p>1,618</text:p>
          </table:table-cell>
          <table:table-cell table:formula="of:=ABS(1/([.$A15]/[.$B$5]*[.J$6])-[.$B$3])" office:value-type="float" office:value="1.38549226025756" calcext:value-type="float">
            <text:p>1,385</text:p>
          </table:table-cell>
          <table:table-cell table:formula="of:=ABS(1/([.$A15]/[.$B$5]*[.K$6])-[.$B$3])" office:value-type="float" office:value="1.15490681191073" calcext:value-type="float">
            <text:p>1,155</text:p>
          </table:table-cell>
          <table:table-cell table:number-columns-repeated="6"/>
        </table:table-row>
        <table:table-row table:style-name="ro1">
          <table:table-cell table:formula="of:=[.A15]+1" office:value-type="float" office:value="379" calcext:value-type="float">
            <text:p>379</text:p>
          </table:table-cell>
          <table:table-cell table:formula="of:=ABS(1/([.$A16]/[.$B$5]*[.B$6])-[.$B$3])" office:value-type="float" office:value="3.12790227702432" calcext:value-type="float">
            <text:p>3,128</text:p>
          </table:table-cell>
          <table:table-cell table:formula="of:=ABS(1/([.$A16]/[.$B$5]*[.C$6])-[.$B$3])" office:value-type="float" office:value="2.88341336509787" calcext:value-type="float">
            <text:p>2,883</text:p>
          </table:table-cell>
          <table:table-cell table:formula="of:=ABS(1/([.$A16]/[.$B$5]*[.D$6])-[.$B$3])" office:value-type="float" office:value="2.64081239843727" calcext:value-type="float">
            <text:p>2,641</text:p>
          </table:table-cell>
          <table:table-cell table:formula="of:=ABS(1/([.$A16]/[.$B$5]*[.E$6])-[.$B$3])" office:value-type="float" office:value="2.40007759305866" calcext:value-type="float">
            <text:p>2,400</text:p>
          </table:table-cell>
          <table:table-cell table:formula="of:=ABS(1/([.$A16]/[.$B$5]*[.F$6])-[.$B$3])" office:value-type="float" office:value="2.16118749883238" calcext:value-type="float">
            <text:p>2,161</text:p>
          </table:table-cell>
          <table:table-cell table:formula="of:=ABS(1/([.$A16]/[.$B$5]*[.G$6])-[.$B$3])" office:value-type="float" office:value="1.92412099311164" calcext:value-type="float">
            <text:p>1,924</text:p>
          </table:table-cell>
          <table:table-cell table:formula="of:=ABS(1/([.$A16]/[.$B$5]*[.H$6])-[.$B$3])" office:value-type="float" office:value="1.68885727450667" calcext:value-type="float">
            <text:p>1,689</text:p>
          </table:table-cell>
          <table:table-cell table:formula="of:=ABS(1/([.$A16]/[.$B$5]*[.I$6])-[.$B$3])" office:value-type="float" office:value="1.4553758568002" calcext:value-type="float">
            <text:p>1,455</text:p>
          </table:table-cell>
          <table:table-cell table:formula="of:=ABS(1/([.$A16]/[.$B$5]*[.J$6])-[.$B$3])" office:value-type="float" office:value="1.22365656300095" calcext:value-type="float">
            <text:p>1,224</text:p>
          </table:table-cell>
          <table:table-cell table:formula="of:=ABS(1/([.$A16]/[.$B$5]*[.K$6])-[.$B$3])" office:value-type="float" office:value="0.993679519531014" calcext:value-type="float">
            <text:p>0,994</text:p>
          </table:table-cell>
          <table:table-cell table:number-columns-repeated="6"/>
        </table:table-row>
        <table:table-row table:style-name="ro1">
          <table:table-cell table:formula="of:=[.A16]+1" office:value-type="float" office:value="380" calcext:value-type="float">
            <text:p>380</text:p>
          </table:table-cell>
          <table:table-cell table:formula="of:=ABS(1/([.$A17]/[.$B$5]*[.B$6])-[.$B$3])" office:value-type="float" office:value="2.96190717366373" calcext:value-type="float">
            <text:p>2,962</text:p>
          </table:table-cell>
          <table:table-cell table:formula="of:=ABS(1/([.$A17]/[.$B$5]*[.C$6])-[.$B$3])" office:value-type="float" office:value="2.71806165361077" calcext:value-type="float">
            <text:p>2,718</text:p>
          </table:table-cell>
          <table:table-cell table:formula="of:=ABS(1/([.$A17]/[.$B$5]*[.D$6])-[.$B$3])" office:value-type="float" office:value="2.47609911054663" calcext:value-type="float">
            <text:p>2,476</text:p>
          </table:table-cell>
          <table:table-cell table:formula="of:=ABS(1/([.$A17]/[.$B$5]*[.E$6])-[.$B$3])" office:value-type="float" office:value="2.23599781781375" calcext:value-type="float">
            <text:p>2,236</text:p>
          </table:table-cell>
          <table:table-cell table:formula="of:=ABS(1/([.$A17]/[.$B$5]*[.F$6])-[.$B$3])" office:value-type="float" office:value="1.99773638173019" calcext:value-type="float">
            <text:p>1,998</text:p>
          </table:table-cell>
          <table:table-cell table:formula="of:=ABS(1/([.$A17]/[.$B$5]*[.G$6])-[.$B$3])" office:value-type="float" office:value="1.76129373523503" calcext:value-type="float">
            <text:p>1,761</text:p>
          </table:table-cell>
          <table:table-cell table:formula="of:=ABS(1/([.$A17]/[.$B$5]*[.H$6])-[.$B$3])" office:value-type="float" office:value="1.52664913167899" calcext:value-type="float">
            <text:p>1,527</text:p>
          </table:table-cell>
          <table:table-cell table:formula="of:=ABS(1/([.$A17]/[.$B$5]*[.I$6])-[.$B$3])" office:value-type="float" office:value="1.29378213875597" calcext:value-type="float">
            <text:p>1,294</text:p>
          </table:table-cell>
          <table:table-cell table:formula="of:=ABS(1/([.$A17]/[.$B$5]*[.J$6])-[.$B$3])" office:value-type="float" office:value="1.06267263257199" calcext:value-type="float">
            <text:p>1,063</text:p>
          </table:table-cell>
          <table:table-cell table:formula="of:=ABS(1/([.$A17]/[.$B$5]*[.K$6])-[.$B$3])" office:value-type="float" office:value="0.833300791848039" calcext:value-type="float">
            <text:p>0,833</text:p>
          </table:table-cell>
          <table:table-cell table:number-columns-repeated="6"/>
        </table:table-row>
        <table:table-row table:style-name="ro1">
          <table:table-cell table:formula="of:=[.A17]+1" office:value-type="float" office:value="381" calcext:value-type="float">
            <text:p>381</text:p>
          </table:table-cell>
          <table:table-cell table:formula="of:=ABS(1/([.$A18]/[.$B$5]*[.B$6])-[.$B$3])" office:value-type="float" office:value="2.7967834356751" calcext:value-type="float">
            <text:p>2,797</text:p>
          </table:table-cell>
          <table:table-cell table:formula="of:=ABS(1/([.$A18]/[.$B$5]*[.C$6])-[.$B$3])" office:value-type="float" office:value="2.55357793011049" calcext:value-type="float">
            <text:p>2,554</text:p>
          </table:table-cell>
          <table:table-cell table:formula="of:=ABS(1/([.$A18]/[.$B$5]*[.D$6])-[.$B$3])" office:value-type="float" office:value="2.31225045933785" calcext:value-type="float">
            <text:p>2,312</text:p>
          </table:table-cell>
          <table:table-cell table:formula="of:=ABS(1/([.$A18]/[.$B$5]*[.E$6])-[.$B$3])" office:value-type="float" office:value="2.07277935372501" calcext:value-type="float">
            <text:p>2,073</text:p>
          </table:table-cell>
          <table:table-cell table:formula="of:=ABS(1/([.$A18]/[.$B$5]*[.F$6])-[.$B$3])" office:value-type="float" office:value="1.83514327574139" calcext:value-type="float">
            <text:p>1,835</text:p>
          </table:table-cell>
          <table:table-cell table:formula="of:=ABS(1/([.$A18]/[.$B$5]*[.G$6])-[.$B$3])" office:value-type="float" office:value="1.59932121362024" calcext:value-type="float">
            <text:p>1,599</text:p>
          </table:table-cell>
          <table:table-cell table:formula="of:=ABS(1/([.$A18]/[.$B$5]*[.H$6])-[.$B$3])" office:value-type="float" office:value="1.3652924751654" calcext:value-type="float">
            <text:p>1,365</text:p>
          </table:table-cell>
          <table:table-cell table:formula="of:=ABS(1/([.$A18]/[.$B$5]*[.I$6])-[.$B$3])" office:value-type="float" office:value="1.13303668169888" calcext:value-type="float">
            <text:p>1,133</text:p>
          </table:table-cell>
          <table:table-cell table:formula="of:=ABS(1/([.$A18]/[.$B$5]*[.J$6])-[.$B$3])" office:value-type="float" office:value="0.902533762145296" calcext:value-type="float">
            <text:p>0,903</text:p>
          </table:table-cell>
          <table:table-cell table:formula="of:=ABS(1/([.$A18]/[.$B$5]*[.K$6])-[.$B$3])" office:value-type="float" office:value="0.673763947250009" calcext:value-type="float">
            <text:p>0,674</text:p>
          </table:table-cell>
          <table:table-cell table:number-columns-repeated="6"/>
        </table:table-row>
        <table:table-row table:style-name="ro1">
          <table:table-cell table:formula="of:=[.A18]+1" office:value-type="float" office:value="382" calcext:value-type="float">
            <text:p>382</text:p>
          </table:table-cell>
          <table:table-cell table:formula="of:=ABS(1/([.$A19]/[.$B$5]*[.B$6])-[.$B$3])" office:value-type="float" office:value="2.63252421987492" calcext:value-type="float">
            <text:p>2,633</text:p>
          </table:table-cell>
          <table:table-cell table:formula="of:=ABS(1/([.$A19]/[.$B$5]*[.C$6])-[.$B$3])" office:value-type="float" office:value="2.38995537793742" calcext:value-type="float">
            <text:p>2,390</text:p>
          </table:table-cell>
          <table:table-cell table:formula="of:=ABS(1/([.$A19]/[.$B$5]*[.D$6])-[.$B$3])" office:value-type="float" office:value="2.14925965447048" calcext:value-type="float">
            <text:p>2,149</text:p>
          </table:table-cell>
          <table:table-cell table:formula="of:=ABS(1/([.$A19]/[.$B$5]*[.E$6])-[.$B$3])" office:value-type="float" office:value="1.91041543656868" calcext:value-type="float">
            <text:p>1,910</text:p>
          </table:table-cell>
          <table:table-cell table:formula="of:=ABS(1/([.$A19]/[.$B$5]*[.F$6])-[.$B$3])" office:value-type="float" office:value="1.67340144255883" calcext:value-type="float">
            <text:p>1,673</text:p>
          </table:table-cell>
          <table:table-cell table:formula="of:=ABS(1/([.$A19]/[.$B$5]*[.G$6])-[.$B$3])" office:value-type="float" office:value="1.43819671567883" calcext:value-type="float">
            <text:p>1,438</text:p>
          </table:table-cell>
          <table:table-cell table:formula="of:=ABS(1/([.$A19]/[.$B$5]*[.H$6])-[.$B$3])" office:value-type="float" office:value="1.20478061790058" calcext:value-type="float">
            <text:p>1,205</text:p>
          </table:table-cell>
          <table:table-cell table:formula="of:=ABS(1/([.$A19]/[.$B$5]*[.I$6])-[.$B$3])" office:value-type="float" office:value="0.97313282389338" calcext:value-type="float">
            <text:p>0,973</text:p>
          </table:table-cell>
          <table:table-cell table:formula="of:=ABS(1/([.$A19]/[.$B$5]*[.J$6])-[.$B$3])" office:value-type="float" office:value="0.743233315123973" calcext:value-type="float">
            <text:p>0,743</text:p>
          </table:table-cell>
          <table:table-cell table:formula="of:=ABS(1/([.$A19]/[.$B$5]*[.K$6])-[.$B$3])" office:value-type="float" office:value="0.515062374089673" calcext:value-type="float">
            <text:p>0,515</text:p>
          </table:table-cell>
          <table:table-cell table:number-columns-repeated="6"/>
        </table:table-row>
        <table:table-row table:style-name="ro1">
          <table:table-cell table:formula="of:=[.A19]+1" office:value-type="float" office:value="383" calcext:value-type="float">
            <text:p>383</text:p>
          </table:table-cell>
          <table:table-cell table:formula="of:=ABS(1/([.$A20]/[.$B$5]*[.B$6])-[.$B$3])" office:value-type="float" office:value="2.46912275454886" calcext:value-type="float">
            <text:p>2,469</text:p>
          </table:table-cell>
          <table:table-cell table:formula="of:=ABS(1/([.$A20]/[.$B$5]*[.C$6])-[.$B$3])" office:value-type="float" office:value="2.22718725162426" calcext:value-type="float">
            <text:p>2,227</text:p>
          </table:table-cell>
          <table:table-cell table:formula="of:=ABS(1/([.$A20]/[.$B$5]*[.D$6])-[.$B$3])" office:value-type="float" office:value="1.98711997652146" calcext:value-type="float">
            <text:p>1,987</text:p>
          </table:table-cell>
          <table:table-cell table:formula="of:=ABS(1/([.$A20]/[.$B$5]*[.E$6])-[.$B$3])" office:value-type="float" office:value="1.74889937276561" calcext:value-type="float">
            <text:p>1,749</text:p>
          </table:table-cell>
          <table:table-cell table:formula="of:=ABS(1/([.$A20]/[.$B$5]*[.F$6])-[.$B$3])" office:value-type="float" office:value="1.51250421424926" calcext:value-type="float">
            <text:p>1,513</text:p>
          </table:table-cell>
          <table:table-cell table:formula="of:=ABS(1/([.$A20]/[.$B$5]*[.G$6])-[.$B$3])" office:value-type="float" office:value="1.2779135989277" calcext:value-type="float">
            <text:p>1,278</text:p>
          </table:table-cell>
          <table:table-cell table:formula="of:=ABS(1/([.$A20]/[.$B$5]*[.H$6])-[.$B$3])" office:value-type="float" office:value="1.04510694265802" calcext:value-type="float">
            <text:p>1,045</text:p>
          </table:table-cell>
          <table:table-cell table:formula="of:=ABS(1/([.$A20]/[.$B$5]*[.I$6])-[.$B$3])" office:value-type="float" office:value="0.814063973178257" calcext:value-type="float">
            <text:p>0,814</text:p>
          </table:table-cell>
          <table:table-cell table:formula="of:=ABS(1/([.$A20]/[.$B$5]*[.J$6])-[.$B$3])" office:value-type="float" office:value="0.584764724222858" calcext:value-type="float">
            <text:p>0,585</text:p>
          </table:table-cell>
          <table:table-cell table:formula="of:=ABS(1/([.$A20]/[.$B$5]*[.K$6])-[.$B$3])" office:value-type="float" office:value="0.357189529770899" calcext:value-type="float">
            <text:p>0,357</text:p>
          </table:table-cell>
          <table:table-cell table:number-columns-repeated="6"/>
        </table:table-row>
        <table:table-row table:style-name="ro1">
          <table:table-cell table:formula="of:=[.A20]+1" office:value-type="float" office:value="384" calcext:value-type="float">
            <text:p>384</text:p>
          </table:table-cell>
          <table:table-cell table:formula="of:=ABS(1/([.$A21]/[.$B$5]*[.B$6])-[.$B$3])" office:value-type="float" office:value="2.3065723385214" calcext:value-type="float">
            <text:p>2,307</text:p>
          </table:table-cell>
          <table:table-cell table:formula="of:=ABS(1/([.$A21]/[.$B$5]*[.C$6])-[.$B$3])" office:value-type="float" office:value="2.06526687596899" calcext:value-type="float">
            <text:p>2,065</text:p>
          </table:table-cell>
          <table:table-cell table:formula="of:=ABS(1/([.$A21]/[.$B$5]*[.D$6])-[.$B$3])" office:value-type="float" office:value="1.82582477606177" calcext:value-type="float">
            <text:p>1,826</text:p>
          </table:table-cell>
          <table:table-cell table:formula="of:=ABS(1/([.$A21]/[.$B$5]*[.E$6])-[.$B$3])" office:value-type="float" office:value="1.58822453846153" calcext:value-type="float">
            <text:p>1,588</text:p>
          </table:table-cell>
          <table:table-cell table:formula="of:=ABS(1/([.$A21]/[.$B$5]*[.F$6])-[.$B$3])" office:value-type="float" office:value="1.35244499233716" calcext:value-type="float">
            <text:p>1,352</text:p>
          </table:table-cell>
          <table:table-cell table:formula="of:=ABS(1/([.$A21]/[.$B$5]*[.G$6])-[.$B$3])" office:value-type="float" office:value="1.11846529007633" calcext:value-type="float">
            <text:p>1,118</text:p>
          </table:table-cell>
          <table:table-cell table:formula="of:=ABS(1/([.$A21]/[.$B$5]*[.H$6])-[.$B$3])" office:value-type="float" office:value="0.886264901140677" calcext:value-type="float">
            <text:p>0,886</text:p>
          </table:table-cell>
          <table:table-cell table:formula="of:=ABS(1/([.$A21]/[.$B$5]*[.I$6])-[.$B$3])" office:value-type="float" office:value="0.655823606060601" calcext:value-type="float">
            <text:p>0,656</text:p>
          </table:table-cell>
          <table:table-cell table:formula="of:=ABS(1/([.$A21]/[.$B$5]*[.J$6])-[.$B$3])" office:value-type="float" office:value="0.42712149056603" calcext:value-type="float">
            <text:p>0,427</text:p>
          </table:table-cell>
          <table:table-cell table:formula="of:=ABS(1/([.$A21]/[.$B$5]*[.K$6])-[.$B$3])" office:value-type="float" office:value="0.200138939849623" calcext:value-type="float">
            <text:p>0,200</text:p>
          </table:table-cell>
          <table:table-cell table:number-columns-repeated="6"/>
        </table:table-row>
        <table:table-row table:style-name="ro1">
          <table:table-cell table:formula="of:=[.A21]+1" office:value-type="float" office:value="385" calcext:value-type="float">
            <text:p>385</text:p>
          </table:table-cell>
          <table:table-cell table:formula="of:=ABS(1/([.$A22]/[.$B$5]*[.B$6])-[.$B$3])" office:value-type="float" office:value="2.14486634023953" calcext:value-type="float">
            <text:p>2,145</text:p>
          </table:table-cell>
          <table:table-cell table:formula="of:=ABS(1/([.$A22]/[.$B$5]*[.C$6])-[.$B$3])" office:value-type="float" office:value="1.90418764512232" calcext:value-type="float">
            <text:p>1,904</text:p>
          </table:table-cell>
          <table:table-cell table:formula="of:=ABS(1/([.$A22]/[.$B$5]*[.D$6])-[.$B$3])" office:value-type="float" office:value="1.66536747274733" calcext:value-type="float">
            <text:p>1,665</text:p>
          </table:table-cell>
          <table:table-cell table:formula="of:=ABS(1/([.$A22]/[.$B$5]*[.E$6])-[.$B$3])" office:value-type="float" office:value="1.42838437862137" calcext:value-type="float">
            <text:p>1,428</text:p>
          </table:table-cell>
          <table:table-cell table:formula="of:=ABS(1/([.$A22]/[.$B$5]*[.F$6])-[.$B$3])" office:value-type="float" office:value="1.19321724690253" calcext:value-type="float">
            <text:p>1,193</text:p>
          </table:table-cell>
          <table:table-cell table:formula="of:=ABS(1/([.$A22]/[.$B$5]*[.G$6])-[.$B$3])" office:value-type="float" office:value="0.959845284128079" calcext:value-type="float">
            <text:p>0,960</text:p>
          </table:table-cell>
          <table:table-cell table:formula="of:=ABS(1/([.$A22]/[.$B$5]*[.H$6])-[.$B$3])" office:value-type="float" office:value="0.728248013085775" calcext:value-type="float">
            <text:p>0,728</text:p>
          </table:table-cell>
          <table:table-cell table:formula="of:=ABS(1/([.$A22]/[.$B$5]*[.I$6])-[.$B$3])" office:value-type="float" office:value="0.498405266824094" calcext:value-type="float">
            <text:p>0,498</text:p>
          </table:table-cell>
          <table:table-cell table:formula="of:=ABS(1/([.$A22]/[.$B$5]*[.J$6])-[.$B$3])" office:value-type="float" office:value="0.27029718279833" calcext:value-type="float">
            <text:p>0,270</text:p>
          </table:table-cell>
          <table:table-cell table:formula="of:=ABS(1/([.$A22]/[.$B$5]*[.K$6])-[.$B$3])" office:value-type="float" office:value="0.04390419714872" calcext:value-type="float">
            <text:p>0,044</text:p>
          </table:table-cell>
          <table:table-cell table:number-columns-repeated="6"/>
        </table:table-row>
        <table:table-row table:style-name="ro1">
          <table:table-cell table:formula="of:=[.A22]+1" office:value-type="float" office:value="386" calcext:value-type="float">
            <text:p>386</text:p>
          </table:table-cell>
          <table:table-cell table:formula="of:=ABS(1/([.$A23]/[.$B$5]*[.B$6])-[.$B$3])" office:value-type="float" office:value="1.98399819687102" calcext:value-type="float">
            <text:p>1,984</text:p>
          </table:table-cell>
          <table:table-cell table:formula="of:=ABS(1/([.$A23]/[.$B$5]*[.C$6])-[.$B$3])" office:value-type="float" office:value="1.74394302168935" calcext:value-type="float">
            <text:p>1,744</text:p>
          </table:table-cell>
          <table:table-cell table:formula="of:=ABS(1/([.$A23]/[.$B$5]*[.D$6])-[.$B$3])" office:value-type="float" office:value="1.50574155442414" calcext:value-type="float">
            <text:p>1,506</text:p>
          </table:table-cell>
          <table:table-cell table:formula="of:=ABS(1/([.$A23]/[.$B$5]*[.E$6])-[.$B$3])" office:value-type="float" office:value="1.2693724061379" calcext:value-type="float">
            <text:p>1,269</text:p>
          </table:table-cell>
          <table:table-cell table:formula="of:=ABS(1/([.$A23]/[.$B$5]*[.F$6])-[.$B$3])" office:value-type="float" office:value="1.03481451569293" calcext:value-type="float">
            <text:p>1,035</text:p>
          </table:table-cell>
          <table:table-cell table:formula="of:=ABS(1/([.$A23]/[.$B$5]*[.G$6])-[.$B$3])" office:value-type="float" office:value="0.802047143495628" calcext:value-type="float">
            <text:p>0,802</text:p>
          </table:table-cell>
          <table:table-cell table:formula="of:=ABS(1/([.$A23]/[.$B$5]*[.H$6])-[.$B$3])" office:value-type="float" office:value="0.571049865383472" calcext:value-type="float">
            <text:p>0,571</text:p>
          </table:table-cell>
          <table:table-cell table:formula="of:=ABS(1/([.$A23]/[.$B$5]*[.I$6])-[.$B$3])" office:value-type="float" office:value="0.341802566650955" calcext:value-type="float">
            <text:p>0,342</text:p>
          </table:table-cell>
          <table:table-cell table:formula="of:=ABS(1/([.$A23]/[.$B$5]*[.J$6])-[.$B$3])" office:value-type="float" office:value="0.114285436210764" calcext:value-type="float">
            <text:p>0,114</text:p>
          </table:table-cell>
          <table:table-cell table:formula="of:=ABS(1/([.$A23]/[.$B$5]*[.K$6])-[.$B$3])" office:value-type="float" office:value="0.111521039113335" calcext:value-type="float">
            <text:p>0,112</text:p>
          </table:table-cell>
          <table:table-cell table:number-columns-repeated="6"/>
        </table:table-row>
        <table:table-row table:style-name="ro1">
          <table:table-cell table:formula="of:=[.A23]+1" office:value-type="float" office:value="387" calcext:value-type="float">
            <text:p>387</text:p>
          </table:table-cell>
          <table:table-cell table:formula="of:=ABS(1/([.$A24]/[.$B$5]*[.B$6])-[.$B$3])" office:value-type="float" office:value="1.82396141341658" calcext:value-type="float">
            <text:p>1,824</text:p>
          </table:table-cell>
          <table:table-cell table:formula="of:=ABS(1/([.$A24]/[.$B$5]*[.C$6])-[.$B$3])" office:value-type="float" office:value="1.58452653584519" calcext:value-type="float">
            <text:p>1,585</text:p>
          </table:table-cell>
          <table:table-cell table:formula="of:=ABS(1/([.$A24]/[.$B$5]*[.D$6])-[.$B$3])" office:value-type="float" office:value="1.34694057624734" calcext:value-type="float">
            <text:p>1,347</text:p>
          </table:table-cell>
          <table:table-cell table:formula="of:=ABS(1/([.$A24]/[.$B$5]*[.E$6])-[.$B$3])" office:value-type="float" office:value="1.11118220095408" calcext:value-type="float">
            <text:p>1,111</text:p>
          </table:table-cell>
          <table:table-cell table:formula="of:=ABS(1/([.$A24]/[.$B$5]*[.F$6])-[.$B$3])" office:value-type="float" office:value="0.877230403249271" calcext:value-type="float">
            <text:p>0,877</text:p>
          </table:table-cell>
          <table:table-cell table:formula="of:=ABS(1/([.$A24]/[.$B$5]*[.G$6])-[.$B$3])" office:value-type="float" office:value="0.645064497130001" calcext:value-type="float">
            <text:p>0,645</text:p>
          </table:table-cell>
          <table:table-cell table:formula="of:=ABS(1/([.$A24]/[.$B$5]*[.H$6])-[.$B$3])" office:value-type="float" office:value="0.414664111209362" calcext:value-type="float">
            <text:p>0,415</text:p>
          </table:table-cell>
          <table:table-cell table:formula="of:=ABS(1/([.$A24]/[.$B$5]*[.I$6])-[.$B$3])" office:value-type="float" office:value="0.186009182757815" calcext:value-type="float">
            <text:p>0,186</text:p>
          </table:table-cell>
          <table:table-cell table:formula="of:=ABS(1/([.$A24]/[.$B$5]*[.J$6])-[.$B$3])" office:value-type="float" office:value="0.0409200481205261" calcext:value-type="float">
            <text:p>0,041</text:p>
          </table:table-cell>
          <table:table-cell table:formula="of:=ABS(1/([.$A24]/[.$B$5]*[.K$6])-[.$B$3])" office:value-type="float" office:value="0.266143044180218" calcext:value-type="float">
            <text:p>0,266</text:p>
          </table:table-cell>
          <table:table-cell table:number-columns-repeated="6"/>
        </table:table-row>
        <table:table-row table:style-name="ro1">
          <table:table-cell table:formula="of:=[.A24]+1" office:value-type="float" office:value="388" calcext:value-type="float">
            <text:p>388</text:p>
          </table:table-cell>
          <table:table-cell table:formula="of:=ABS(1/([.$A25]/[.$B$5]*[.B$6])-[.$B$3])" office:value-type="float" office:value="1.66474956183561" calcext:value-type="float">
            <text:p>1,665</text:p>
          </table:table-cell>
          <table:table-cell table:formula="of:=ABS(1/([.$A25]/[.$B$5]*[.C$6])-[.$B$3])" office:value-type="float" office:value="1.42593178446415" calcext:value-type="float">
            <text:p>1,426</text:p>
          </table:table-cell>
          <table:table-cell table:formula="of:=ABS(1/([.$A25]/[.$B$5]*[.D$6])-[.$B$3])" office:value-type="float" office:value="1.18895815981372" calcext:value-type="float">
            <text:p>1,189</text:p>
          </table:table-cell>
          <table:table-cell table:formula="of:=ABS(1/([.$A25]/[.$B$5]*[.E$6])-[.$B$3])" office:value-type="float" office:value="0.953807409199051" calcext:value-type="float">
            <text:p>0,954</text:p>
          </table:table-cell>
          <table:table-cell table:formula="of:=ABS(1/([.$A25]/[.$B$5]*[.F$6])-[.$B$3])" office:value-type="float" office:value="0.720458580045026" calcext:value-type="float">
            <text:p>0,720</text:p>
          </table:table-cell>
          <table:table-cell table:formula="of:=ABS(1/([.$A25]/[.$B$5]*[.G$6])-[.$B$3])" office:value-type="float" office:value="0.488891039663173" calcext:value-type="float">
            <text:p>0,489</text:p>
          </table:table-cell>
          <table:table-cell table:formula="of:=ABS(1/([.$A25]/[.$B$5]*[.H$6])-[.$B$3])" office:value-type="float" office:value="0.259084469170169" calcext:value-type="float">
            <text:p>0,259</text:p>
          </table:table-cell>
          <table:table-cell table:formula="of:=ABS(1/([.$A25]/[.$B$5]*[.I$6])-[.$B$3])" office:value-type="float" office:value="0.0310188575445167" calcext:value-type="float">
            <text:p>0,031</text:p>
          </table:table-cell>
          <table:table-cell table:formula="of:=ABS(1/([.$A25]/[.$B$5]*[.J$6])-[.$B$3])" office:value-type="float" office:value="0.195325504182065" calcext:value-type="float">
            <text:p>0,195</text:p>
          </table:table-cell>
          <table:table-cell table:formula="of:=ABS(1/([.$A25]/[.$B$5]*[.K$6])-[.$B$3])" office:value-type="float" office:value="0.41996802860244" calcext:value-type="float">
            <text:p>0,420</text:p>
          </table:table-cell>
          <table:table-cell table:number-columns-repeated="6"/>
        </table:table-row>
        <table:table-row table:style-name="ro1">
          <table:table-cell table:formula="of:=[.A25]+1" office:value-type="float" office:value="389" calcext:value-type="float">
            <text:p>389</text:p>
          </table:table-cell>
          <table:table-cell table:formula="of:=ABS(1/([.$A26]/[.$B$5]*[.B$6])-[.$B$3])" office:value-type="float" office:value="1.50635628018564" calcext:value-type="float">
            <text:p>1,506</text:p>
          </table:table-cell>
          <table:table-cell table:formula="of:=ABS(1/([.$A26]/[.$B$5]*[.C$6])-[.$B$3])" office:value-type="float" office:value="1.26815243026245" calcext:value-type="float">
            <text:p>1,268</text:p>
          </table:table-cell>
          <table:table-cell table:formula="of:=ABS(1/([.$A26]/[.$B$5]*[.D$6])-[.$B$3])" office:value-type="float" office:value="1.03178799230776" calcext:value-type="float">
            <text:p>1,032</text:p>
          </table:table-cell>
          <table:table-cell table:formula="of:=ABS(1/([.$A26]/[.$B$5]*[.E$6])-[.$B$3])" office:value-type="float" office:value="0.797241742337341" calcext:value-type="float">
            <text:p>0,797</text:p>
          </table:table-cell>
          <table:table-cell table:formula="of:=ABS(1/([.$A26]/[.$B$5]*[.F$6])-[.$B$3])" office:value-type="float" office:value="0.564492781638734" calcext:value-type="float">
            <text:p>0,564</text:p>
          </table:table-cell>
          <table:table-cell table:formula="of:=ABS(1/([.$A26]/[.$B$5]*[.G$6])-[.$B$3])" office:value-type="float" office:value="0.333520530563781" calcext:value-type="float">
            <text:p>0,334</text:p>
          </table:table-cell>
          <table:table-cell table:formula="of:=ABS(1/([.$A26]/[.$B$5]*[.H$6])-[.$B$3])" office:value-type="float" office:value="0.104304722462778" calcext:value-type="float">
            <text:p>0,104</text:p>
          </table:table-cell>
          <table:table-cell table:formula="of:=ABS(1/([.$A26]/[.$B$5]*[.I$6])-[.$B$3])" office:value-type="float" office:value="0.12317460224353" calcext:value-type="float">
            <text:p>0,123</text:p>
          </table:table-cell>
          <table:table-cell table:formula="of:=ABS(1/([.$A26]/[.$B$5]*[.J$6])-[.$B$3])" office:value-type="float" office:value="0.3489371018577" calcext:value-type="float">
            <text:p>0,349</text:p>
          </table:table-cell>
          <table:table-cell table:formula="of:=ABS(1/([.$A26]/[.$B$5]*[.K$6])-[.$B$3])" office:value-type="float" office:value="0.573002139068763" calcext:value-type="float">
            <text:p>0,573</text:p>
          </table:table-cell>
          <table:table-cell table:number-columns-repeated="6"/>
        </table:table-row>
        <table:table-row table:style-name="ro1">
          <table:table-cell table:formula="of:=[.A26]+1" office:value-type="float" office:value="390" calcext:value-type="float">
            <text:p>390</text:p>
          </table:table-cell>
          <table:table-cell table:formula="of:=ABS(1/([.$A27]/[.$B$5]*[.B$6])-[.$B$3])" office:value-type="float" office:value="1.34877527177491" calcext:value-type="float">
            <text:p>1,349</text:p>
          </table:table-cell>
          <table:table-cell table:formula="of:=ABS(1/([.$A27]/[.$B$5]*[.C$6])-[.$B$3])" office:value-type="float" office:value="1.11118220095408" calcext:value-type="float">
            <text:p>1,111</text:p>
          </table:table-cell>
          <table:table-cell table:formula="of:=ABS(1/([.$A27]/[.$B$5]*[.D$6])-[.$B$3])" office:value-type="float" office:value="0.875423825660825" calcext:value-type="float">
            <text:p>0,875</text:p>
          </table:table-cell>
          <table:table-cell table:formula="of:=ABS(1/([.$A27]/[.$B$5]*[.E$6])-[.$B$3])" office:value-type="float" office:value="0.641478976331349" calcext:value-type="float">
            <text:p>0,641</text:p>
          </table:table-cell>
          <table:table-cell table:formula="of:=ABS(1/([.$A27]/[.$B$5]*[.F$6])-[.$B$3])" office:value-type="float" office:value="0.409326807839669" calcext:value-type="float">
            <text:p>0,409</text:p>
          </table:table-cell>
          <table:table-cell table:formula="of:=ABS(1/([.$A27]/[.$B$5]*[.G$6])-[.$B$3])" office:value-type="float" office:value="0.178946793305926" calcext:value-type="float">
            <text:p>0,179</text:p>
          </table:table-cell>
          <table:table-cell table:formula="of:=ABS(1/([.$A27]/[.$B$5]*[.H$6])-[.$B$3])" office:value-type="float" office:value="0.049681281953788" calcext:value-type="float">
            <text:p>0,050</text:p>
          </table:table-cell>
          <table:table-cell table:formula="of:=ABS(1/([.$A27]/[.$B$5]*[.I$6])-[.$B$3])" office:value-type="float" office:value="0.27657732634033" calcext:value-type="float">
            <text:p>0,277</text:p>
          </table:table-cell>
          <table:table-cell table:formula="of:=ABS(1/([.$A27]/[.$B$5]*[.J$6])-[.$B$3])" office:value-type="float" office:value="0.50176094775037" calcext:value-type="float">
            <text:p>0,502</text:p>
          </table:table-cell>
          <table:table-cell table:formula="of:=ABS(1/([.$A27]/[.$B$5]*[.K$6])-[.$B$3])" office:value-type="float" office:value="0.725251459224985" calcext:value-type="float">
            <text:p>0,725</text:p>
          </table:table-cell>
          <table:table-cell table:number-columns-repeated="6"/>
        </table:table-row>
        <table:table-row table:style-name="ro1">
          <table:table-cell table:formula="of:=[.A27]+1" office:value-type="float" office:value="391" calcext:value-type="float">
            <text:p>391</text:p>
          </table:table-cell>
          <table:table-cell table:formula="of:=ABS(1/([.$A28]/[.$B$5]*[.B$6])-[.$B$3])" office:value-type="float" office:value="1.19200030432793" calcext:value-type="float">
            <text:p>1,192</text:p>
          </table:table-cell>
          <table:table-cell table:formula="of:=ABS(1/([.$A28]/[.$B$5]*[.C$6])-[.$B$3])" office:value-type="float" office:value="0.955014888419676" calcext:value-type="float">
            <text:p>0,955</text:p>
          </table:table-cell>
          <table:table-cell table:formula="of:=ABS(1/([.$A28]/[.$B$5]*[.D$6])-[.$B$3])" office:value-type="float" office:value="0.719859475723077" calcext:value-type="float">
            <text:p>0,720</text:p>
          </table:table-cell>
          <table:table-cell table:formula="of:=ABS(1/([.$A28]/[.$B$5]*[.E$6])-[.$B$3])" office:value-type="float" office:value="0.486512950816454" calcext:value-type="float">
            <text:p>0,487</text:p>
          </table:table-cell>
          <table:table-cell table:formula="of:=ABS(1/([.$A28]/[.$B$5]*[.F$6])-[.$B$3])" office:value-type="float" office:value="0.25495452188612" calcext:value-type="float">
            <text:p>0,255</text:p>
          </table:table-cell>
          <table:table-cell table:style-name="ce24" table:formula="of:=ABS(1/([.$A28]/[.$B$5]*[.G$6])-[.$B$3])" office:value-type="float" office:value="0.0251637145506791" calcext:value-type="float">
            <text:p>0,025</text:p>
          </table:table-cell>
          <table:table-cell table:formula="of:=ABS(1/([.$A28]/[.$B$5]*[.H$6])-[.$B$3])" office:value-type="float" office:value="0.202879634173861" calcext:value-type="float">
            <text:p>0,203</text:p>
          </table:table-cell>
          <table:table-cell table:formula="of:=ABS(1/([.$A28]/[.$B$5]*[.I$6])-[.$B$3])" office:value-type="float" office:value="0.429195381771685" calcext:value-type="float">
            <text:p>0,429</text:p>
          </table:table-cell>
          <table:table-cell table:formula="of:=ABS(1/([.$A28]/[.$B$5]*[.J$6])-[.$B$3])" office:value-type="float" office:value="0.653803085991413" calcext:value-type="float">
            <text:p>0,654</text:p>
          </table:table-cell>
          <table:table-cell table:formula="of:=ABS(1/([.$A28]/[.$B$5]*[.K$6])-[.$B$3])" office:value-type="float" office:value="0.876722010480165" calcext:value-type="float">
            <text:p>0,877</text:p>
          </table:table-cell>
          <table:table-cell table:number-columns-repeated="6"/>
        </table:table-row>
        <table:table-row table:style-name="ro1">
          <table:table-cell table:formula="of:=[.A28]+1" office:value-type="float" office:value="392" calcext:value-type="float">
            <text:p>392</text:p>
          </table:table-cell>
          <table:table-cell table:formula="of:=ABS(1/([.$A29]/[.$B$5]*[.B$6])-[.$B$3])" office:value-type="float" office:value="1.03602520916382" calcext:value-type="float">
            <text:p>1,036</text:p>
          </table:table-cell>
          <table:table-cell table:formula="of:=ABS(1/([.$A29]/[.$B$5]*[.C$6])-[.$B$3])" office:value-type="float" office:value="0.799644347887998" calcext:value-type="float">
            <text:p>0,800</text:p>
          </table:table-cell>
          <table:table-cell table:formula="of:=ABS(1/([.$A29]/[.$B$5]*[.D$6])-[.$B$3])" office:value-type="float" office:value="0.565088821448271" calcext:value-type="float">
            <text:p>0,565</text:p>
          </table:table-cell>
          <table:table-cell table:formula="of:=ABS(1/([.$A29]/[.$B$5]*[.E$6])-[.$B$3])" office:value-type="float" office:value="0.332337568288857" calcext:value-type="float">
            <text:p>0,332</text:p>
          </table:table-cell>
          <table:table-cell table:formula="of:=ABS(1/([.$A29]/[.$B$5]*[.F$6])-[.$B$3])" office:value-type="float" office:value="0.101369849636406" calcext:value-type="float">
            <text:p>0,101</text:p>
          </table:table-cell>
          <table:table-cell table:formula="of:=ABS(1/([.$A29]/[.$B$5]*[.G$6])-[.$B$3])" office:value-type="float" office:value="0.127834756659908" calcext:value-type="float">
            <text:p>0,128</text:p>
          </table:table-cell>
          <table:table-cell table:formula="of:=ABS(1/([.$A29]/[.$B$5]*[.H$6])-[.$B$3])" office:value-type="float" office:value="0.355296362147904" calcext:value-type="float">
            <text:p>0,355</text:p>
          </table:table-cell>
          <table:table-cell table:formula="of:=ABS(1/([.$A29]/[.$B$5]*[.I$6])-[.$B$3])" office:value-type="float" office:value="0.581034773654906" calcext:value-type="float">
            <text:p>0,581</text:p>
          </table:table-cell>
          <table:table-cell table:formula="of:=ABS(1/([.$A29]/[.$B$5]*[.J$6])-[.$B$3])" office:value-type="float" office:value="0.805069499037352" calcext:value-type="float">
            <text:p>0,805</text:p>
          </table:table-cell>
          <table:table-cell table:formula="of:=ABS(1/([.$A29]/[.$B$5]*[.K$6])-[.$B$3])" office:value-type="float" office:value="1.02741975280036" calcext:value-type="float">
            <text:p>1,027</text:p>
          </table:table-cell>
          <table:table-cell table:number-columns-repeated="6"/>
        </table:table-row>
        <table:table-row table:style-name="ro1">
          <table:table-cell table:formula="of:=[.A29]+1" office:value-type="float" office:value="393" calcext:value-type="float">
            <text:p>393</text:p>
          </table:table-cell>
          <table:table-cell table:formula="of:=ABS(1/([.$A30]/[.$B$5]*[.B$6])-[.$B$3])" office:value-type="float" office:value="0.880843880387317" calcext:value-type="float">
            <text:p>0,881</text:p>
          </table:table-cell>
          <table:table-cell table:formula="of:=ABS(1/([.$A30]/[.$B$5]*[.C$6])-[.$B$3])" office:value-type="float" office:value="0.645064497130001" calcext:value-type="float">
            <text:p>0,645</text:p>
          </table:table-cell>
          <table:table-cell table:formula="of:=ABS(1/([.$A30]/[.$B$5]*[.D$6])-[.$B$3])" office:value-type="float" office:value="0.411105804090887" calcext:value-type="float">
            <text:p>0,411</text:p>
          </table:table-cell>
          <table:table-cell table:formula="of:=ABS(1/([.$A30]/[.$B$5]*[.E$6])-[.$B$3])" office:value-type="float" office:value="0.178946793305926" calcext:value-type="float">
            <text:p>0,179</text:p>
          </table:table-cell>
          <table:table-cell table:formula="of:=ABS(1/([.$A30]/[.$B$5]*[.F$6])-[.$B$3])" office:value-type="float" office:value="0.0514332212278177" calcext:value-type="float">
            <text:p>0,051</text:p>
          </table:table-cell>
          <table:table-cell table:formula="of:=ABS(1/([.$A30]/[.$B$5]*[.G$6])-[.$B$3])" office:value-type="float" office:value="0.280054609696414" calcext:value-type="float">
            <text:p>0,280</text:p>
          </table:table-cell>
          <table:table-cell table:formula="of:=ABS(1/([.$A30]/[.$B$5]*[.H$6])-[.$B$3])" office:value-type="float" office:value="0.506937432473229" calcext:value-type="float">
            <text:p>0,507</text:p>
          </table:table-cell>
          <table:table-cell table:formula="of:=ABS(1/([.$A30]/[.$B$5]*[.I$6])-[.$B$3])" office:value-type="float" office:value="0.732101445986594" calcext:value-type="float">
            <text:p>0,732</text:p>
          </table:table-cell>
          <table:table-cell table:formula="of:=ABS(1/([.$A30]/[.$B$5]*[.J$6])-[.$B$3])" office:value-type="float" office:value="0.955566108454569" calcext:value-type="float">
            <text:p>0,956</text:p>
          </table:table-cell>
          <table:table-cell table:formula="of:=ABS(1/([.$A30]/[.$B$5]*[.K$6])-[.$B$3])" office:value-type="float" office:value="1.17735058549045" calcext:value-type="float">
            <text:p>1,177</text:p>
          </table:table-cell>
          <table:table-cell table:number-columns-repeated="6"/>
        </table:table-row>
        <table:table-row table:style-name="ro1">
          <table:table-cell table:formula="of:=[.A30]+1" office:value-type="float" office:value="394" calcext:value-type="float">
            <text:p>394</text:p>
          </table:table-cell>
          <table:table-cell table:formula="of:=ABS(1/([.$A31]/[.$B$5]*[.B$6])-[.$B$3])" office:value-type="float" office:value="0.726450274091931" calcext:value-type="float">
            <text:p>0,726</text:p>
          </table:table-cell>
          <table:table-cell table:formula="of:=ABS(1/([.$A31]/[.$B$5]*[.C$6])-[.$B$3])" office:value-type="float" office:value="0.491269315665207" calcext:value-type="float">
            <text:p>0,491</text:p>
          </table:table-cell>
          <table:table-cell table:formula="of:=ABS(1/([.$A31]/[.$B$5]*[.D$6])-[.$B$3])" office:value-type="float" office:value="0.257904426415543" calcext:value-type="float">
            <text:p>0,258</text:p>
          </table:table-cell>
          <table:table-cell table:formula="of:=ABS(1/([.$A31]/[.$B$5]*[.E$6])-[.$B$3])" office:value-type="float" office:value="0.0263346516985479" calcext:value-type="float">
            <text:p>0,026</text:p>
          </table:table-cell>
          <table:table-cell table:formula="of:=ABS(1/([.$A31]/[.$B$5]*[.F$6])-[.$B$3])" office:value-type="float" office:value="0.203460641986112" calcext:value-type="float">
            <text:p>0,203</text:p>
          </table:table-cell>
          <table:table-cell table:formula="of:=ABS(1/([.$A31]/[.$B$5]*[.G$6])-[.$B$3])" office:value-type="float" office:value="0.431501773123564" calcext:value-type="float">
            <text:p>0,432</text:p>
          </table:table-cell>
          <table:table-cell table:formula="of:=ABS(1/([.$A31]/[.$B$5]*[.H$6])-[.$B$3])" office:value-type="float" office:value="0.657808751172531" calcext:value-type="float">
            <text:p>0,658</text:p>
          </table:table-cell>
          <table:table-cell table:formula="of:=ABS(1/([.$A31]/[.$B$5]*[.I$6])-[.$B$3])" office:value-type="float" office:value="0.882401282418087" calcext:value-type="float">
            <text:p>0,882</text:p>
          </table:table-cell>
          <table:table-cell table:formula="of:=ABS(1/([.$A31]/[.$B$5]*[.J$6])-[.$B$3])" office:value-type="float" office:value="1.10529877569198" calcext:value-type="float">
            <text:p>1,105</text:p>
          </table:table-cell>
          <table:table-cell table:formula="of:=ABS(1/([.$A31]/[.$B$5]*[.K$6])-[.$B$3])" office:value-type="float" office:value="1.32652034796381" calcext:value-type="float">
            <text:p>1,327</text:p>
          </table:table-cell>
          <table:table-cell table:number-columns-repeated="6"/>
        </table:table-row>
        <table:table-row table:style-name="ro1">
          <table:table-cell table:formula="of:=[.A31]+1" office:value-type="float" office:value="395" calcext:value-type="float">
            <text:p>395</text:p>
          </table:table-cell>
          <table:table-cell table:formula="of:=ABS(1/([.$A32]/[.$B$5]*[.B$6])-[.$B$3])" office:value-type="float" office:value="0.57283840757524" calcext:value-type="float">
            <text:p>0,573</text:p>
          </table:table-cell>
          <table:table-cell table:formula="of:=ABS(1/([.$A32]/[.$B$5]*[.C$6])-[.$B$3])" office:value-type="float" office:value="0.33825284397998" calcext:value-type="float">
            <text:p>0,338</text:p>
          </table:table-cell>
          <table:table-cell table:formula="of:=ABS(1/([.$A32]/[.$B$5]*[.D$6])-[.$B$3])" office:value-type="float" office:value="0.105478751918284" calcext:value-type="float">
            <text:p>0,105</text:p>
          </table:table-cell>
          <table:table-cell table:formula="of:=ABS(1/([.$A32]/[.$B$5]*[.E$6])-[.$B$3])" office:value-type="float" office:value="0.125504770204472" calcext:value-type="float">
            <text:p>0,126</text:p>
          </table:table-cell>
          <table:table-cell table:formula="of:=ABS(1/([.$A32]/[.$B$5]*[.F$6])-[.$B$3])" office:value-type="float" office:value="0.354718303651964" calcext:value-type="float">
            <text:p>0,355</text:p>
          </table:table-cell>
          <table:table-cell table:formula="of:=ABS(1/([.$A32]/[.$B$5]*[.G$6])-[.$B$3])" office:value-type="float" office:value="0.58218211547009" calcext:value-type="float">
            <text:p>0,582</text:p>
          </table:table-cell>
          <table:table-cell table:formula="of:=ABS(1/([.$A32]/[.$B$5]*[.H$6])-[.$B$3])" office:value-type="float" office:value="0.8079161644607" calcext:value-type="float">
            <text:p>0,808</text:p>
          </table:table-cell>
          <table:table-cell table:formula="of:=ABS(1/([.$A32]/[.$B$5]*[.I$6])-[.$B$3])" office:value-type="float" office:value="1.03194010701956" calcext:value-type="float">
            <text:p>1,032</text:p>
          </table:table-cell>
          <table:table-cell table:formula="of:=ABS(1/([.$A32]/[.$B$5]*[.J$6])-[.$B$3])" office:value-type="float" office:value="1.25427330284213" calcext:value-type="float">
            <text:p>1,254</text:p>
          </table:table-cell>
          <table:table-cell table:formula="of:=ABS(1/([.$A32]/[.$B$5]*[.K$6])-[.$B$3])" office:value-type="float" office:value="1.47493482050062" calcext:value-type="float">
            <text:p>1,475</text:p>
          </table:table-cell>
          <table:table-cell table:number-columns-repeated="6"/>
        </table:table-row>
        <table:table-row table:style-name="ro1">
          <table:table-cell table:formula="of:=[.A32]+1" office:value-type="float" office:value="396" calcext:value-type="float">
            <text:p>396</text:p>
          </table:table-cell>
          <table:table-cell table:formula="of:=ABS(1/([.$A33]/[.$B$5]*[.B$6])-[.$B$3])" office:value-type="float" office:value="0.420002358566208" calcext:value-type="float">
            <text:p>0,420</text:p>
          </table:table-cell>
          <table:table-cell table:formula="of:=ABS(1/([.$A33]/[.$B$5]*[.C$6])-[.$B$3])" office:value-type="float" office:value="0.1860091827578" calcext:value-type="float">
            <text:p>0,186</text:p>
          </table:table-cell>
          <table:table-cell table:formula="of:=ABS(1/([.$A33]/[.$B$5]*[.D$6])-[.$B$3])" office:value-type="float" office:value="0.0461770959401022" calcext:value-type="float">
            <text:p>0,046</text:p>
          </table:table-cell>
          <table:table-cell table:formula="of:=ABS(1/([.$A33]/[.$B$5]*[.E$6])-[.$B$3])" office:value-type="float" office:value="0.27657732634033" calcext:value-type="float">
            <text:p>0,277</text:p>
          </table:table-cell>
          <table:table-cell table:formula="of:=ABS(1/([.$A33]/[.$B$5]*[.F$6])-[.$B$3])" office:value-type="float" office:value="0.505212037733656" calcext:value-type="float">
            <text:p>0,505</text:p>
          </table:table-cell>
          <table:table-cell table:formula="of:=ABS(1/([.$A33]/[.$B$5]*[.G$6])-[.$B$3])" office:value-type="float" office:value="0.732101445986594" calcext:value-type="float">
            <text:p>0,732</text:p>
          </table:table-cell>
          <table:table-cell table:formula="of:=ABS(1/([.$A33]/[.$B$5]*[.H$6])-[.$B$3])" office:value-type="float" office:value="0.957265459499943" calcext:value-type="float">
            <text:p>0,957</text:p>
          </table:table-cell>
          <table:table-cell table:formula="of:=ABS(1/([.$A33]/[.$B$5]*[.I$6])-[.$B$3])" office:value-type="float" office:value="1.18072368503214" calcext:value-type="float">
            <text:p>1,181</text:p>
          </table:table-cell>
          <table:table-cell table:formula="of:=ABS(1/([.$A33]/[.$B$5]*[.J$6])-[.$B$3])" office:value-type="float" office:value="1.40249543339052" calcext:value-type="float">
            <text:p>1,402</text:p>
          </table:table-cell>
          <table:table-cell table:formula="of:=ABS(1/([.$A33]/[.$B$5]*[.K$6])-[.$B$3])" office:value-type="float" office:value="1.62259972499431" calcext:value-type="float">
            <text:p>1,623</text:p>
          </table:table-cell>
          <table:table-cell table:number-columns-repeated="6"/>
        </table:table-row>
        <table:table-row table:style-name="ro1">
          <table:table-cell table:formula="of:=[.A33]+1" office:value-type="float" office:value="397" calcext:value-type="float">
            <text:p>397</text:p>
          </table:table-cell>
          <table:table-cell table:formula="of:=ABS(1/([.$A34]/[.$B$5]*[.B$6])-[.$B$3])" office:value-type="float" office:value="0.267936264464019" calcext:value-type="float">
            <text:p>0,268</text:p>
          </table:table-cell>
          <table:table-cell table:formula="of:=ABS(1/([.$A34]/[.$B$5]*[.C$6])-[.$B$3])" office:value-type="float" office:value="0.0345324921211443" calcext:value-type="float">
            <text:p>0,035</text:p>
          </table:table-cell>
          <table:table-cell table:formula="of:=ABS(1/([.$A34]/[.$B$5]*[.D$6])-[.$B$3])" office:value-type="float" office:value="0.197068934489366" calcext:value-type="float">
            <text:p>0,197</text:p>
          </table:table-cell>
          <table:table-cell table:formula="of:=ABS(1/([.$A34]/[.$B$5]*[.E$6])-[.$B$3])" office:value-type="float" office:value="0.426888811664405" calcext:value-type="float">
            <text:p>0,427</text:p>
          </table:table-cell>
          <table:table-cell table:formula="of:=ABS(1/([.$A34]/[.$B$5]*[.F$6])-[.$B$3])" office:value-type="float" office:value="0.654947616983705" calcext:value-type="float">
            <text:p>0,655</text:p>
          </table:table-cell>
          <table:table-cell table:formula="of:=ABS(1/([.$A34]/[.$B$5]*[.G$6])-[.$B$3])" office:value-type="float" office:value="0.881265515392151" calcext:value-type="float">
            <text:p>0,881</text:p>
          </table:table-cell>
          <table:table-cell table:formula="of:=ABS(1/([.$A34]/[.$B$5]*[.H$6])-[.$B$3])" office:value-type="float" office:value="1.10586236514352" calcext:value-type="float">
            <text:p>1,106</text:p>
          </table:table-cell>
          <table:table-cell table:formula="of:=ABS(1/([.$A34]/[.$B$5]*[.I$6])-[.$B$3])" office:value-type="float" office:value="1.32875772360889" calcext:value-type="float">
            <text:p>1,329</text:p>
          </table:table-cell>
          <table:table-cell table:formula="of:=ABS(1/([.$A34]/[.$B$5]*[.J$6])-[.$B$3])" office:value-type="float" office:value="1.54997085295376" calcext:value-type="float">
            <text:p>1,550</text:p>
          </table:table-cell>
          <table:table-cell table:formula="of:=ABS(1/([.$A34]/[.$B$5]*[.K$6])-[.$B$3])" office:value-type="float" office:value="1.76952072568701" calcext:value-type="float">
            <text:p>1,770</text:p>
          </table:table-cell>
          <table:table-cell table:number-columns-repeated="6"/>
        </table:table-row>
        <table:table-row table:style-name="ro1">
          <table:table-cell table:formula="of:=[.A34]+1" office:value-type="float" office:value="398" calcext:value-type="float">
            <text:p>398</text:p>
          </table:table-cell>
          <table:table-cell table:formula="of:=ABS(1/([.$A35]/[.$B$5]*[.B$6])-[.$B$3])" office:value-type="float" office:value="0.116634321588492" calcext:value-type="float">
            <text:p>0,117</text:p>
          </table:table-cell>
          <table:table-cell table:formula="of:=ABS(1/([.$A35]/[.$B$5]*[.C$6])-[.$B$3])" office:value-type="float" office:value="0.116183009115339" calcext:value-type="float">
            <text:p>0,116</text:p>
          </table:table-cell>
          <table:table-cell table:formula="of:=ABS(1/([.$A35]/[.$B$5]*[.D$6])-[.$B$3])" office:value-type="float" office:value="0.347202522593662" calcext:value-type="float">
            <text:p>0,347</text:p>
          </table:table-cell>
          <table:table-cell table:formula="of:=ABS(1/([.$A35]/[.$B$5]*[.E$6])-[.$B$3])" office:value-type="float" office:value="0.57644496289138" calcext:value-type="float">
            <text:p>0,576</text:p>
          </table:table-cell>
          <table:table-cell table:formula="of:=ABS(1/([.$A35]/[.$B$5]*[.F$6])-[.$B$3])" office:value-type="float" office:value="0.803930756137007" calcext:value-type="float">
            <text:p>0,804</text:p>
          </table:table-cell>
          <table:table-cell table:formula="of:=ABS(1/([.$A35]/[.$B$5]*[.G$6])-[.$B$3])" office:value-type="float" office:value="1.02968001660976" calcext:value-type="float">
            <text:p>1,030</text:p>
          </table:table-cell>
          <table:table-cell table:formula="of:=ABS(1/([.$A35]/[.$B$5]*[.H$6])-[.$B$3])" office:value-type="float" office:value="1.25371255266828" calcext:value-type="float">
            <text:p>1,254</text:p>
          </table:table-cell>
          <table:table-cell table:formula="of:=ABS(1/([.$A35]/[.$B$5]*[.I$6])-[.$B$3])" office:value-type="float" office:value="1.47604787254453" calcext:value-type="float">
            <text:p>1,476</text:p>
          </table:table-cell>
          <table:table-cell table:formula="of:=ABS(1/([.$A35]/[.$B$5]*[.J$6])-[.$B$3])" office:value-type="float" office:value="1.69670519000664" calcext:value-type="float">
            <text:p>1,697</text:p>
          </table:table-cell>
          <table:table-cell table:formula="of:=ABS(1/([.$A35]/[.$B$5]*[.K$6])-[.$B$3])" office:value-type="float" office:value="1.91570342989383" calcext:value-type="float">
            <text:p>1,916</text:p>
          </table:table-cell>
          <table:table-cell table:number-columns-repeated="6"/>
        </table:table-row>
        <table:table-row table:style-name="ro1">
          <table:table-cell table:formula="of:=[.A35]+1" office:value-type="float" office:value="399" calcext:value-type="float">
            <text:p>399</text:p>
          </table:table-cell>
          <table:table-cell table:formula="of:=ABS(1/([.$A36]/[.$B$5]*[.B$6])-[.$B$3])" office:value-type="float" office:value="0.03390921555836" calcext:value-type="float">
            <text:p>0,034</text:p>
          </table:table-cell>
          <table:table-cell table:formula="of:=ABS(1/([.$A36]/[.$B$5]*[.C$6])-[.$B$3])" office:value-type="float" office:value="0.266143044180218" calcext:value-type="float">
            <text:p>0,266</text:p>
          </table:table-cell>
          <table:table-cell table:formula="of:=ABS(1/([.$A36]/[.$B$5]*[.D$6])-[.$B$3])" office:value-type="float" office:value="0.496583561384163" calcext:value-type="float">
            <text:p>0,497</text:p>
          </table:table-cell>
          <table:table-cell table:formula="of:=ABS(1/([.$A36]/[.$B$5]*[.E$6])-[.$B$3])" office:value-type="float" office:value="0.725251459224985" calcext:value-type="float">
            <text:p>0,725</text:p>
          </table:table-cell>
          <table:table-cell table:formula="of:=ABS(1/([.$A36]/[.$B$5]*[.F$6])-[.$B$3])" office:value-type="float" office:value="0.952167112637916" calcext:value-type="float">
            <text:p>0,952</text:p>
          </table:table-cell>
          <table:table-cell table:formula="of:=ABS(1/([.$A36]/[.$B$5]*[.G$6])-[.$B$3])" office:value-type="float" office:value="1.17735058549045" calcext:value-type="float">
            <text:p>1,177</text:p>
          </table:table-cell>
          <table:table-cell table:formula="of:=ABS(1/([.$A36]/[.$B$5]*[.H$6])-[.$B$3])" office:value-type="float" office:value="1.40082163649618" calcext:value-type="float">
            <text:p>1,401</text:p>
          </table:table-cell>
          <table:table-cell table:formula="of:=ABS(1/([.$A36]/[.$B$5]*[.I$6])-[.$B$3])" office:value-type="float" office:value="1.62259972499431" calcext:value-type="float">
            <text:p>1,623</text:p>
          </table:table-cell>
          <table:table-cell table:formula="of:=ABS(1/([.$A36]/[.$B$5]*[.J$6])-[.$B$3])" office:value-type="float" office:value="1.84270401659811" calcext:value-type="float">
            <text:p>1,843</text:p>
          </table:table-cell>
          <table:table-cell table:formula="of:=ABS(1/([.$A36]/[.$B$5]*[.K$6])-[.$B$3])" office:value-type="float" office:value="2.06115338871615" calcext:value-type="float">
            <text:p>2,061</text:p>
          </table:table-cell>
          <table:table-cell table:number-columns-repeated="6"/>
        </table:table-row>
        <table:table-row table:style-name="ro1">
          <table:table-cell table:formula="of:=[.A36]+1" office:value-type="float" office:value="400" calcext:value-type="float">
            <text:p>400</text:p>
          </table:table-cell>
          <table:table-cell table:formula="of:=ABS(1/([.$A37]/[.$B$5]*[.B$6])-[.$B$3])" office:value-type="float" office:value="0.183700035019456" calcext:value-type="float">
            <text:p>0,184</text:p>
          </table:table-cell>
          <table:table-cell table:formula="of:=ABS(1/([.$A37]/[.$B$5]*[.C$6])-[.$B$3])" office:value-type="float" office:value="0.41535327906977" calcext:value-type="float">
            <text:p>0,415</text:p>
          </table:table-cell>
          <table:table-cell table:formula="of:=ABS(1/([.$A37]/[.$B$5]*[.D$6])-[.$B$3])" office:value-type="float" office:value="0.645217694980694" calcext:value-type="float">
            <text:p>0,645</text:p>
          </table:table-cell>
          <table:table-cell table:formula="of:=ABS(1/([.$A37]/[.$B$5]*[.E$6])-[.$B$3])" office:value-type="float" office:value="0.873313923076921" calcext:value-type="float">
            <text:p>0,873</text:p>
          </table:table-cell>
          <table:table-cell table:formula="of:=ABS(1/([.$A37]/[.$B$5]*[.F$6])-[.$B$3])" office:value-type="float" office:value="1.09966228735632" calcext:value-type="float">
            <text:p>1,100</text:p>
          </table:table-cell>
          <table:table-cell table:formula="of:=ABS(1/([.$A37]/[.$B$5]*[.G$6])-[.$B$3])" office:value-type="float" office:value="1.32428280152671" calcext:value-type="float">
            <text:p>1,324</text:p>
          </table:table-cell>
          <table:table-cell table:formula="of:=ABS(1/([.$A37]/[.$B$5]*[.H$6])-[.$B$3])" office:value-type="float" office:value="1.54719517490494" calcext:value-type="float">
            <text:p>1,547</text:p>
          </table:table-cell>
          <table:table-cell table:formula="of:=ABS(1/([.$A37]/[.$B$5]*[.I$6])-[.$B$3])" office:value-type="float" office:value="1.76841881818182" calcext:value-type="float">
            <text:p>1,768</text:p>
          </table:table-cell>
          <table:table-cell table:formula="of:=ABS(1/([.$A37]/[.$B$5]*[.J$6])-[.$B$3])" office:value-type="float" office:value="1.98797284905661" calcext:value-type="float">
            <text:p>1,988</text:p>
          </table:table-cell>
          <table:table-cell table:formula="of:=ABS(1/([.$A37]/[.$B$5]*[.K$6])-[.$B$3])" office:value-type="float" office:value="2.20587609774437" calcext:value-type="float">
            <text:p>2,206</text:p>
          </table:table-cell>
          <table:table-cell table:number-columns-repeated="6"/>
        </table:table-row>
        <table:table-row table:style-name="ro1">
          <table:table-cell table:formula="of:=[.A37]+1" office:value-type="float" office:value="401" calcext:value-type="float">
            <text:p>401</text:p>
          </table:table-cell>
          <table:table-cell table:formula="of:=ABS(1/([.$A38]/[.$B$5]*[.B$6])-[.$B$3])" office:value-type="float" office:value="0.332743768099213" calcext:value-type="float">
            <text:p>0,333</text:p>
          </table:table-cell>
          <table:table-cell table:formula="of:=ABS(1/([.$A38]/[.$B$5]*[.C$6])-[.$B$3])" office:value-type="float" office:value="0.563819323261612" calcext:value-type="float">
            <text:p>0,564</text:p>
          </table:table-cell>
          <table:table-cell table:formula="of:=ABS(1/([.$A38]/[.$B$5]*[.D$6])-[.$B$3])" office:value-type="float" office:value="0.793110511202691" calcext:value-type="float">
            <text:p>0,793</text:p>
          </table:table-cell>
          <table:table-cell table:formula="of:=ABS(1/([.$A38]/[.$B$5]*[.E$6])-[.$B$3])" office:value-type="float" office:value="1.02063792077498" calcext:value-type="float">
            <text:p>1,021</text:p>
          </table:table-cell>
          <table:table-cell table:formula="of:=ABS(1/([.$A38]/[.$B$5]*[.F$6])-[.$B$3])" office:value-type="float" office:value="1.24642182529309" calcext:value-type="float">
            <text:p>1,246</text:p>
          </table:table-cell>
          <table:table-cell table:formula="of:=ABS(1/([.$A38]/[.$B$5]*[.G$6])-[.$B$3])" office:value-type="float" office:value="1.47048218855532" calcext:value-type="float">
            <text:p>1,470</text:p>
          </table:table-cell>
          <table:table-cell table:formula="of:=ABS(1/([.$A38]/[.$B$5]*[.H$6])-[.$B$3])" office:value-type="float" office:value="1.69283867072812" calcext:value-type="float">
            <text:p>1,693</text:p>
          </table:table-cell>
          <table:table-cell table:formula="of:=ABS(1/([.$A38]/[.$B$5]*[.I$6])-[.$B$3])" office:value-type="float" office:value="1.91351063409657" calcext:value-type="float">
            <text:p>1,914</text:p>
          </table:table-cell>
          <table:table-cell table:formula="of:=ABS(1/([.$A38]/[.$B$5]*[.J$6])-[.$B$3])" office:value-type="float" office:value="2.13251714868489" calcext:value-type="float">
            <text:p>2,133</text:p>
          </table:table-cell>
          <table:table-cell table:formula="of:=ABS(1/([.$A38]/[.$B$5]*[.K$6])-[.$B$3])" office:value-type="float" office:value="2.34987699774998" calcext:value-type="float">
            <text:p>2,350</text:p>
          </table:table-cell>
          <table:table-cell table:number-columns-repeated="6"/>
        </table:table-row>
        <table:table-row table:style-name="ro1">
          <table:table-cell table:formula="of:=[.A38]+1" office:value-type="float" office:value="402" calcext:value-type="float">
            <text:p>402</text:p>
          </table:table-cell>
          <table:table-cell table:formula="of:=ABS(1/([.$A39]/[.$B$5]*[.B$6])-[.$B$3])" office:value-type="float" office:value="0.481045990069113" calcext:value-type="float">
            <text:p>0,481</text:p>
          </table:table-cell>
          <table:table-cell table:formula="of:=ABS(1/([.$A39]/[.$B$5]*[.C$6])-[.$B$3])" office:value-type="float" office:value="0.711546730417687" calcext:value-type="float">
            <text:p>0,712</text:p>
          </table:table-cell>
          <table:table-cell table:formula="of:=ABS(1/([.$A39]/[.$B$5]*[.D$6])-[.$B$3])" office:value-type="float" office:value="0.940267542269353" calcext:value-type="float">
            <text:p>0,940</text:p>
          </table:table-cell>
          <table:table-cell table:formula="of:=ABS(1/([.$A39]/[.$B$5]*[.E$6])-[.$B$3])" office:value-type="float" office:value="1.16722896326063" calcext:value-type="float">
            <text:p>1,167</text:p>
          </table:table-cell>
          <table:table-cell table:formula="of:=ABS(1/([.$A39]/[.$B$5]*[.F$6])-[.$B$3])" office:value-type="float" office:value="1.39245121627496" calcext:value-type="float">
            <text:p>1,392</text:p>
          </table:table-cell>
          <table:table-cell table:formula="of:=ABS(1/([.$A39]/[.$B$5]*[.G$6])-[.$B$3])" office:value-type="float" office:value="1.61595421544948" calcext:value-type="float">
            <text:p>1,616</text:p>
          </table:table-cell>
          <table:table-cell table:formula="of:=ABS(1/([.$A39]/[.$B$5]*[.H$6])-[.$B$3])" office:value-type="float" office:value="1.83775757204473" calcext:value-type="float">
            <text:p>1,838</text:p>
          </table:table-cell>
          <table:table-cell table:formula="of:=ABS(1/([.$A39]/[.$B$5]*[.I$6])-[.$B$3])" office:value-type="float" office:value="2.05788060018092" calcext:value-type="float">
            <text:p>2,058</text:p>
          </table:table-cell>
          <table:table-cell table:formula="of:=ABS(1/([.$A39]/[.$B$5]*[.J$6])-[.$B$3])" office:value-type="float" office:value="2.27634232244439" calcext:value-type="float">
            <text:p>2,276</text:p>
          </table:table-cell>
          <table:table-cell table:formula="of:=ABS(1/([.$A39]/[.$B$5]*[.K$6])-[.$B$3])" office:value-type="float" office:value="2.49316147536754" calcext:value-type="float">
            <text:p>2,493</text:p>
          </table:table-cell>
          <table:table-cell table:number-columns-repeated="6"/>
        </table:table-row>
        <table:table-row table:style-name="ro1">
          <table:table-cell table:formula="of:=[.A39]+1" office:value-type="float" office:value="403" calcext:value-type="float">
            <text:p>403</text:p>
          </table:table-cell>
          <table:table-cell table:formula="of:=ABS(1/([.$A40]/[.$B$5]*[.B$6])-[.$B$3])" office:value-type="float" office:value="0.628612220862976" calcext:value-type="float">
            <text:p>0,629</text:p>
          </table:table-cell>
          <table:table-cell table:formula="of:=ABS(1/([.$A40]/[.$B$5]*[.C$6])-[.$B$3])" office:value-type="float" office:value="0.858540999076695" calcext:value-type="float">
            <text:p>0,859</text:p>
          </table:table-cell>
          <table:table-cell table:formula="of:=ABS(1/([.$A40]/[.$B$5]*[.D$6])-[.$B$3])" office:value-type="float" office:value="1.08669426548952" calcext:value-type="float">
            <text:p>1,087</text:p>
          </table:table-cell>
          <table:table-cell table:formula="of:=ABS(1/([.$A40]/[.$B$5]*[.E$6])-[.$B$3])" office:value-type="float" office:value="1.31309250677611" calcext:value-type="float">
            <text:p>1,313</text:p>
          </table:table-cell>
          <table:table-cell table:formula="of:=ABS(1/([.$A40]/[.$B$5]*[.F$6])-[.$B$3])" office:value-type="float" office:value="1.53775589563903" calcext:value-type="float">
            <text:p>1,538</text:p>
          </table:table-cell>
          <table:table-cell table:formula="of:=ABS(1/([.$A40]/[.$B$5]*[.G$6])-[.$B$3])" office:value-type="float" office:value="1.76070429680071" calcext:value-type="float">
            <text:p>1,761</text:p>
          </table:table-cell>
          <table:table-cell table:formula="of:=ABS(1/([.$A40]/[.$B$5]*[.H$6])-[.$B$3])" office:value-type="float" office:value="1.98195727285851" calcext:value-type="float">
            <text:p>1,982</text:p>
          </table:table-cell>
          <table:table-cell table:formula="of:=ABS(1/([.$A40]/[.$B$5]*[.I$6])-[.$B$3])" office:value-type="float" office:value="2.20153409000677" calcext:value-type="float">
            <text:p>2,202</text:p>
          </table:table-cell>
          <table:table-cell table:formula="of:=ABS(1/([.$A40]/[.$B$5]*[.J$6])-[.$B$3])" office:value-type="float" office:value="2.41945372362939" calcext:value-type="float">
            <text:p>2,419</text:p>
          </table:table-cell>
          <table:table-cell table:formula="of:=ABS(1/([.$A40]/[.$B$5]*[.K$6])-[.$B$3])" office:value-type="float" office:value="2.63573486376612" calcext:value-type="float">
            <text:p>2,636</text:p>
          </table:table-cell>
          <table:table-cell table:number-columns-repeated="6"/>
        </table:table-row>
        <table:table-row table:style-name="ro1">
          <table:table-cell table:formula="of:=[.A40]+1" office:value-type="float" office:value="404" calcext:value-type="float">
            <text:p>404</text:p>
          </table:table-cell>
          <table:table-cell table:formula="of:=ABS(1/([.$A41]/[.$B$5]*[.B$6])-[.$B$3])" office:value-type="float" office:value="0.775447925761839" calcext:value-type="float">
            <text:p>0,775</text:p>
          </table:table-cell>
          <table:table-cell table:formula="of:=ABS(1/([.$A41]/[.$B$5]*[.C$6])-[.$B$3])" office:value-type="float" office:value="1.00480757333641" calcext:value-type="float">
            <text:p>1,005</text:p>
          </table:table-cell>
          <table:table-cell table:formula="of:=ABS(1/([.$A41]/[.$B$5]*[.D$6])-[.$B$3])" office:value-type="float" office:value="1.23239610394128" calcext:value-type="float">
            <text:p>1,232</text:p>
          </table:table-cell>
          <table:table-cell table:formula="of:=ABS(1/([.$A41]/[.$B$5]*[.E$6])-[.$B$3])" office:value-type="float" office:value="1.4582339535415" calcext:value-type="float">
            <text:p>1,458</text:p>
          </table:table-cell>
          <table:table-cell table:formula="of:=ABS(1/([.$A41]/[.$B$5]*[.F$6])-[.$B$3])" office:value-type="float" office:value="1.68234124490724" calcext:value-type="float">
            <text:p>1,682</text:p>
          </table:table-cell>
          <table:table-cell table:formula="of:=ABS(1/([.$A41]/[.$B$5]*[.G$6])-[.$B$3])" office:value-type="float" office:value="1.9047377935908" calcext:value-type="float">
            <text:p>1,905</text:p>
          </table:table-cell>
          <table:table-cell table:formula="of:=ABS(1/([.$A41]/[.$B$5]*[.H$6])-[.$B$3])" office:value-type="float" office:value="2.12544311376727" calcext:value-type="float">
            <text:p>2,125</text:p>
          </table:table-cell>
          <table:table-cell table:formula="of:=ABS(1/([.$A41]/[.$B$5]*[.I$6])-[.$B$3])" office:value-type="float" office:value="2.3444764239424" calcext:value-type="float">
            <text:p>2,344</text:p>
          </table:table-cell>
          <table:table-cell table:formula="of:=ABS(1/([.$A41]/[.$B$5]*[.J$6])-[.$B$3])" office:value-type="float" office:value="2.56185665253129" calcext:value-type="float">
            <text:p>2,562</text:p>
          </table:table-cell>
          <table:table-cell table:formula="of:=ABS(1/([.$A41]/[.$B$5]*[.K$6])-[.$B$3])" office:value-type="float" office:value="2.77760244331124" calcext:value-type="float">
            <text:p>2,778</text:p>
          </table:table-cell>
          <table:table-cell table:number-columns-repeated="6"/>
        </table:table-row>
        <table:table-row table:style-name="ro1">
          <table:table-cell table:formula="of:=[.A41]+1" office:value-type="float" office:value="405" calcext:value-type="float">
            <text:p>405</text:p>
          </table:table-cell>
          <table:table-cell table:formula="of:=ABS(1/([.$A42]/[.$B$5]*[.B$6])-[.$B$3])" office:value-type="float" office:value="0.9215585160686" calcext:value-type="float">
            <text:p>0,922</text:p>
          </table:table-cell>
          <table:table-cell table:formula="of:=ABS(1/([.$A42]/[.$B$5]*[.C$6])-[.$B$3])" office:value-type="float" office:value="1.15035184352571" calcext:value-type="float">
            <text:p>1,150</text:p>
          </table:table-cell>
          <table:table-cell table:formula="of:=ABS(1/([.$A42]/[.$B$5]*[.D$6])-[.$B$3])" office:value-type="float" office:value="1.37737842714144" calcext:value-type="float">
            <text:p>1,377</text:p>
          </table:table-cell>
          <table:table-cell table:formula="of:=ABS(1/([.$A42]/[.$B$5]*[.E$6])-[.$B$3])" office:value-type="float" office:value="1.60265865242165" calcext:value-type="float">
            <text:p>1,603</text:p>
          </table:table-cell>
          <table:table-cell table:formula="of:=ABS(1/([.$A42]/[.$B$5]*[.F$6])-[.$B$3])" office:value-type="float" office:value="1.82621259245069" calcext:value-type="float">
            <text:p>1,826</text:p>
          </table:table-cell>
          <table:table-cell table:formula="of:=ABS(1/([.$A42]/[.$B$5]*[.G$6])-[.$B$3])" office:value-type="float" office:value="2.04806001385356" calcext:value-type="float">
            <text:p>2,048</text:p>
          </table:table-cell>
          <table:table-cell table:formula="of:=ABS(1/([.$A42]/[.$B$5]*[.H$6])-[.$B$3])" office:value-type="float" office:value="2.26822038262217" calcext:value-type="float">
            <text:p>2,268</text:p>
          </table:table-cell>
          <table:table-cell table:formula="of:=ABS(1/([.$A42]/[.$B$5]*[.I$6])-[.$B$3])" office:value-type="float" office:value="2.4867128698092" calcext:value-type="float">
            <text:p>2,487</text:p>
          </table:table-cell>
          <table:table-cell table:formula="of:=ABS(1/([.$A42]/[.$B$5]*[.J$6])-[.$B$3])" office:value-type="float" office:value="2.70355635709295" calcext:value-type="float">
            <text:p>2,704</text:p>
          </table:table-cell>
          <table:table-cell table:formula="of:=ABS(1/([.$A42]/[.$B$5]*[.K$6])-[.$B$3])" office:value-type="float" office:value="2.91876944221666" calcext:value-type="float">
            <text:p>2,919</text:p>
          </table:table-cell>
          <table:table-cell table:number-columns-repeated="6"/>
        </table:table-row>
        <table:table-row table:style-name="ro1">
          <table:table-cell table:formula="of:=[.A42]+1" office:value-type="float" office:value="406" calcext:value-type="float">
            <text:p>406</text:p>
          </table:table-cell>
          <table:table-cell table:formula="of:=ABS(1/([.$A43]/[.$B$5]*[.B$6])-[.$B$3])" office:value-type="float" office:value="1.06694934977287" calcext:value-type="float">
            <text:p>1,067</text:p>
          </table:table-cell>
          <table:table-cell table:formula="of:=ABS(1/([.$A43]/[.$B$5]*[.C$6])-[.$B$3])" office:value-type="float" office:value="1.29517914686677" calcext:value-type="float">
            <text:p>1,295</text:p>
          </table:table-cell>
          <table:table-cell table:formula="of:=ABS(1/([.$A43]/[.$B$5]*[.D$6])-[.$B$3])" office:value-type="float" office:value="1.52164655170512" calcext:value-type="float">
            <text:p>1,522</text:p>
          </table:table-cell>
          <table:table-cell table:formula="of:=ABS(1/([.$A43]/[.$B$5]*[.E$6])-[.$B$3])" office:value-type="float" office:value="1.74637189958318" calcext:value-type="float">
            <text:p>1,746</text:p>
          </table:table-cell>
          <table:table-cell table:formula="of:=ABS(1/([.$A43]/[.$B$5]*[.F$6])-[.$B$3])" office:value-type="float" office:value="1.96937521414417" calcext:value-type="float">
            <text:p>1,969</text:p>
          </table:table-cell>
          <table:table-cell table:formula="of:=ABS(1/([.$A43]/[.$B$5]*[.G$6])-[.$B$3])" office:value-type="float" office:value="2.19067621332681" calcext:value-type="float">
            <text:p>2,191</text:p>
          </table:table-cell>
          <table:table-cell table:formula="of:=ABS(1/([.$A43]/[.$B$5]*[.H$6])-[.$B$3])" office:value-type="float" office:value="2.41029431517728" calcext:value-type="float">
            <text:p>2,410</text:p>
          </table:table-cell>
          <table:table-cell table:formula="of:=ABS(1/([.$A43]/[.$B$5]*[.I$6])-[.$B$3])" office:value-type="float" office:value="2.62824864352889" calcext:value-type="float">
            <text:p>2,628</text:p>
          </table:table-cell>
          <table:table-cell table:formula="of:=ABS(1/([.$A43]/[.$B$5]*[.J$6])-[.$B$3])" office:value-type="float" office:value="2.84455803355331" calcext:value-type="float">
            <text:p>2,845</text:p>
          </table:table-cell>
          <table:table-cell table:formula="of:=ABS(1/([.$A43]/[.$B$5]*[.K$6])-[.$B$3])" office:value-type="float" office:value="3.05924103718656" calcext:value-type="float">
            <text:p>3,059</text:p>
          </table:table-cell>
          <table:table-cell table:number-columns-repeated="6"/>
        </table:table-row>
        <table:table-row table:style-name="ro1">
          <table:table-cell table:formula="of:=[.A43]+1" office:value-type="float" office:value="407" calcext:value-type="float">
            <text:p>407</text:p>
          </table:table-cell>
          <table:table-cell table:formula="of:=ABS(1/([.$A44]/[.$B$5]*[.B$6])-[.$B$3])" office:value-type="float" office:value="1.21162573220585" calcext:value-type="float">
            <text:p>1,212</text:p>
          </table:table-cell>
          <table:table-cell table:formula="of:=ABS(1/([.$A44]/[.$B$5]*[.C$6])-[.$B$3])" office:value-type="float" office:value="1.43929476812753" calcext:value-type="float">
            <text:p>1,439</text:p>
          </table:table-cell>
          <table:table-cell table:formula="of:=ABS(1/([.$A44]/[.$B$5]*[.D$6])-[.$B$3])" office:value-type="float" office:value="1.66520574199576" calcext:value-type="float">
            <text:p>1,665</text:p>
          </table:table-cell>
          <table:table-cell table:formula="of:=ABS(1/([.$A44]/[.$B$5]*[.E$6])-[.$B$3])" office:value-type="float" office:value="1.88937893914194" calcext:value-type="float">
            <text:p>1,889</text:p>
          </table:table-cell>
          <table:table-cell table:formula="of:=ABS(1/([.$A44]/[.$B$5]*[.F$6])-[.$B$3])" office:value-type="float" office:value="2.11183433401113" calcext:value-type="float">
            <text:p>2,112</text:p>
          </table:table-cell>
          <table:table-cell table:formula="of:=ABS(1/([.$A44]/[.$B$5]*[.G$6])-[.$B$3])" office:value-type="float" office:value="2.33259159609505" calcext:value-type="float">
            <text:p>2,333</text:p>
          </table:table-cell>
          <table:table-cell table:formula="of:=ABS(1/([.$A44]/[.$B$5]*[.H$6])-[.$B$3])" office:value-type="float" office:value="2.55167009572967" calcext:value-type="float">
            <text:p>2,552</text:p>
          </table:table-cell>
          <table:table-cell table:formula="of:=ABS(1/([.$A44]/[.$B$5]*[.I$6])-[.$B$3])" office:value-type="float" office:value="2.769088909761" calcext:value-type="float">
            <text:p>2,769</text:p>
          </table:table-cell>
          <table:table-cell table:formula="of:=ABS(1/([.$A44]/[.$B$5]*[.J$6])-[.$B$3])" office:value-type="float" office:value="2.98486682708265" calcext:value-type="float">
            <text:p>2,985</text:p>
          </table:table-cell>
          <table:table-cell table:formula="of:=ABS(1/([.$A44]/[.$B$5]*[.K$6])-[.$B$3])" office:value-type="float" office:value="3.19902235404852" calcext:value-type="float">
            <text:p>3,199</text:p>
          </table:table-cell>
          <table:table-cell table:number-columns-repeated="6"/>
        </table:table-row>
        <table:table-row table:style-name="ro1">
          <table:table-cell table:formula="of:=[.A44]+1" office:value-type="float" office:value="408" calcext:value-type="float">
            <text:p>408</text:p>
          </table:table-cell>
          <table:table-cell table:formula="of:=ABS(1/([.$A45]/[.$B$5]*[.B$6])-[.$B$3])" office:value-type="float" office:value="1.35559291668575" calcext:value-type="float">
            <text:p>1,356</text:p>
          </table:table-cell>
          <table:table-cell table:formula="of:=ABS(1/([.$A45]/[.$B$5]*[.C$6])-[.$B$3])" office:value-type="float" office:value="1.58270394026448" calcext:value-type="float">
            <text:p>1,583</text:p>
          </table:table-cell>
          <table:table-cell table:formula="of:=ABS(1/([.$A45]/[.$B$5]*[.D$6])-[.$B$3])" office:value-type="float" office:value="1.80806121076539" calcext:value-type="float">
            <text:p>1,808</text:p>
          </table:table-cell>
          <table:table-cell table:formula="of:=ABS(1/([.$A45]/[.$B$5]*[.E$6])-[.$B$3])" office:value-type="float" office:value="2.03168496380091" calcext:value-type="float">
            <text:p>2,032</text:p>
          </table:table-cell>
          <table:table-cell table:formula="of:=ABS(1/([.$A45]/[.$B$5]*[.F$6])-[.$B$3])" office:value-type="float" office:value="2.25359512485915" calcext:value-type="float">
            <text:p>2,254</text:p>
          </table:table-cell>
          <table:table-cell table:formula="of:=ABS(1/([.$A45]/[.$B$5]*[.G$6])-[.$B$3])" office:value-type="float" office:value="2.47381131522228" calcext:value-type="float">
            <text:p>2,474</text:p>
          </table:table-cell>
          <table:table-cell table:formula="of:=ABS(1/([.$A45]/[.$B$5]*[.H$6])-[.$B$3])" office:value-type="float" office:value="2.69235285774995" calcext:value-type="float">
            <text:p>2,692</text:p>
          </table:table-cell>
          <table:table-cell table:formula="of:=ABS(1/([.$A45]/[.$B$5]*[.I$6])-[.$B$3])" office:value-type="float" office:value="2.9092387825312" calcext:value-type="float">
            <text:p>2,909</text:p>
          </table:table-cell>
          <table:table-cell table:formula="of:=ABS(1/([.$A45]/[.$B$5]*[.J$6])-[.$B$3])" office:value-type="float" office:value="3.12448783240843" calcext:value-type="float">
            <text:p>3,124</text:p>
          </table:table-cell>
          <table:table-cell table:formula="of:=ABS(1/([.$A45]/[.$B$5]*[.K$6])-[.$B$3])" office:value-type="float" office:value="3.33811846837683" calcext:value-type="float">
            <text:p>3,338</text:p>
          </table:table-cell>
          <table:table-cell table:number-columns-repeated="6"/>
        </table:table-row>
        <table:table-row table:style-name="ro1">
          <table:table-cell table:formula="of:=[.A45]+1" office:value-type="float" office:value="409" calcext:value-type="float">
            <text:p>409</text:p>
          </table:table-cell>
          <table:table-cell table:formula="of:=ABS(1/([.$A46]/[.$B$5]*[.B$6])-[.$B$3])" office:value-type="float" office:value="1.4988561051535" calcext:value-type="float">
            <text:p>1,499</text:p>
          </table:table-cell>
          <table:table-cell table:formula="of:=ABS(1/([.$A46]/[.$B$5]*[.C$6])-[.$B$3])" office:value-type="float" office:value="1.72541184505601" calcext:value-type="float">
            <text:p>1,725</text:p>
          </table:table-cell>
          <table:table-cell table:formula="of:=ABS(1/([.$A46]/[.$B$5]*[.D$6])-[.$B$3])" office:value-type="float" office:value="1.95021811978552" calcext:value-type="float">
            <text:p>1,950</text:p>
          </table:table-cell>
          <table:table-cell table:formula="of:=ABS(1/([.$A46]/[.$B$5]*[.E$6])-[.$B$3])" office:value-type="float" office:value="2.17329511547865" calcext:value-type="float">
            <text:p>2,173</text:p>
          </table:table-cell>
          <table:table-cell table:formula="of:=ABS(1/([.$A46]/[.$B$5]*[.F$6])-[.$B$3])" office:value-type="float" office:value="2.39466270890594" calcext:value-type="float">
            <text:p>2,395</text:p>
          </table:table-cell>
          <table:table-cell table:formula="of:=ABS(1/([.$A46]/[.$B$5]*[.G$6])-[.$B$3])" office:value-type="float" office:value="2.61434047337576" calcext:value-type="float">
            <text:p>2,614</text:p>
          </table:table-cell>
          <table:table-cell table:formula="of:=ABS(1/([.$A46]/[.$B$5]*[.H$6])-[.$B$3])" office:value-type="float" office:value="2.83234768450361" calcext:value-type="float">
            <text:p>2,832</text:p>
          </table:table-cell>
          <table:table-cell table:formula="of:=ABS(1/([.$A46]/[.$B$5]*[.I$6])-[.$B$3])" office:value-type="float" office:value="3.04870332585018" calcext:value-type="float">
            <text:p>3,049</text:p>
          </table:table-cell>
          <table:table-cell table:formula="of:=ABS(1/([.$A46]/[.$B$5]*[.J$6])-[.$B$3])" office:value-type="float" office:value="3.26342609443189" calcext:value-type="float">
            <text:p>3,263</text:p>
          </table:table-cell>
          <table:table-cell table:formula="of:=ABS(1/([.$A46]/[.$B$5]*[.K$6])-[.$B$3])" office:value-type="float" office:value="3.47653440610696" calcext:value-type="float">
            <text:p>3,477</text:p>
          </table:table-cell>
          <table:table-cell table:number-columns-repeated="6"/>
        </table:table-row>
        <table:table-row table:style-name="ro1">
          <table:table-cell table:formula="of:=[.A46]+1" office:value-type="float" office:value="410" calcext:value-type="float">
            <text:p>410</text:p>
          </table:table-cell>
          <table:table-cell table:formula="of:=ABS(1/([.$A47]/[.$B$5]*[.B$6])-[.$B$3])" office:value-type="float" office:value="1.64142044879946" calcext:value-type="float">
            <text:p>1,641</text:p>
          </table:table-cell>
          <table:table-cell table:formula="of:=ABS(1/([.$A47]/[.$B$5]*[.C$6])-[.$B$3])" office:value-type="float" office:value="1.8674236137266" calcext:value-type="float">
            <text:p>1,867</text:p>
          </table:table-cell>
          <table:table-cell table:formula="of:=ABS(1/([.$A47]/[.$B$5]*[.D$6])-[.$B$3])" office:value-type="float" office:value="2.09168158046896" calcext:value-type="float">
            <text:p>2,092</text:p>
          </table:table-cell>
          <table:table-cell table:formula="of:=ABS(1/([.$A47]/[.$B$5]*[.E$6])-[.$B$3])" office:value-type="float" office:value="2.3142144859287" calcext:value-type="float">
            <text:p>2,314</text:p>
          </table:table-cell>
          <table:table-cell table:formula="of:=ABS(1/([.$A47]/[.$B$5]*[.F$6])-[.$B$3])" office:value-type="float" office:value="2.5350421583964" calcext:value-type="float">
            <text:p>2,535</text:p>
          </table:table-cell>
          <table:table-cell table:formula="of:=ABS(1/([.$A47]/[.$B$5]*[.G$6])-[.$B$3])" office:value-type="float" office:value="2.7541841234407" calcext:value-type="float">
            <text:p>2,754</text:p>
          </table:table-cell>
          <table:table-cell table:formula="of:=ABS(1/([.$A47]/[.$B$5]*[.H$6])-[.$B$3])" office:value-type="float" office:value="2.97165960966336" calcext:value-type="float">
            <text:p>2,972</text:p>
          </table:table-cell>
          <table:table-cell table:formula="of:=ABS(1/([.$A47]/[.$B$5]*[.I$6])-[.$B$3])" office:value-type="float" office:value="3.18748755432372" calcext:value-type="float">
            <text:p>3,187</text:p>
          </table:table-cell>
          <table:table-cell table:formula="of:=ABS(1/([.$A47]/[.$B$5]*[.J$6])-[.$B$3])" office:value-type="float" office:value="3.4016866088357" calcext:value-type="float">
            <text:p>3,402</text:p>
          </table:table-cell>
          <table:table-cell table:formula="of:=ABS(1/([.$A47]/[.$B$5]*[.K$6])-[.$B$3])" office:value-type="float" office:value="3.61427514414084" calcext:value-type="float">
            <text:p>3,614</text:p>
          </table:table-cell>
          <table:table-cell table:number-columns-repeated="6"/>
        </table:table-row>
        <table:table-row table:style-name="ro1">
          <table:table-cell table:formula="of:=[.A47]+1" office:value-type="float" office:value="411" calcext:value-type="float">
            <text:p>411</text:p>
          </table:table-cell>
          <table:table-cell table:formula="of:=ABS(1/([.$A48]/[.$B$5]*[.B$6])-[.$B$3])" office:value-type="float" office:value="1.78329104868075" calcext:value-type="float">
            <text:p>1,783</text:p>
          </table:table-cell>
          <table:table-cell table:formula="of:=ABS(1/([.$A48]/[.$B$5]*[.C$6])-[.$B$3])" office:value-type="float" office:value="2.00874432756182" calcext:value-type="float">
            <text:p>2,009</text:p>
          </table:table-cell>
          <table:table-cell table:formula="of:=ABS(1/([.$A48]/[.$B$5]*[.D$6])-[.$B$3])" office:value-type="float" office:value="2.23245665448243" calcext:value-type="float">
            <text:p>2,232</text:p>
          </table:table-cell>
          <table:table-cell table:formula="of:=ABS(1/([.$A48]/[.$B$5]*[.E$6])-[.$B$3])" office:value-type="float" office:value="2.45444811734981" calcext:value-type="float">
            <text:p>2,454</text:p>
          </table:table-cell>
          <table:table-cell table:formula="of:=ABS(1/([.$A48]/[.$B$5]*[.F$6])-[.$B$3])" office:value-type="float" office:value="2.67473849621054" calcext:value-type="float">
            <text:p>2,675</text:p>
          </table:table-cell>
          <table:table-cell table:formula="of:=ABS(1/([.$A48]/[.$B$5]*[.G$6])-[.$B$3])" office:value-type="float" office:value="2.89334726912577" calcext:value-type="float">
            <text:p>2,893</text:p>
          </table:table-cell>
          <table:table-cell table:formula="of:=ABS(1/([.$A48]/[.$B$5]*[.H$6])-[.$B$3])" office:value-type="float" office:value="3.11029361791236" calcext:value-type="float">
            <text:p>3,110</text:p>
          </table:table-cell>
          <table:table-cell table:formula="of:=ABS(1/([.$A48]/[.$B$5]*[.I$6])-[.$B$3])" office:value-type="float" office:value="3.3255964337536" calcext:value-type="float">
            <text:p>3,326</text:p>
          </table:table-cell>
          <table:table-cell table:formula="of:=ABS(1/([.$A48]/[.$B$5]*[.J$6])-[.$B$3])" office:value-type="float" office:value="3.53927432268283" calcext:value-type="float">
            <text:p>3,539</text:p>
          </table:table-cell>
          <table:table-cell table:formula="of:=ABS(1/([.$A48]/[.$B$5]*[.K$6])-[.$B$3])" office:value-type="float" office:value="3.75134561094342" calcext:value-type="float">
            <text:p>3,751</text:p>
          </table:table-cell>
          <table:table-cell table:number-columns-repeated="6"/>
        </table:table-row>
        <table:table-row table:style-name="ro1">
          <table:table-cell table:formula="of:=[.A48]+1" office:value-type="float" office:value="412" calcext:value-type="float">
            <text:p>412</text:p>
          </table:table-cell>
          <table:table-cell table:formula="of:=ABS(1/([.$A49]/[.$B$5]*[.B$6])-[.$B$3])" office:value-type="float" office:value="1.92447295632957" calcext:value-type="float">
            <text:p>1,924</text:p>
          </table:table-cell>
          <table:table-cell table:formula="of:=ABS(1/([.$A49]/[.$B$5]*[.C$6])-[.$B$3])" office:value-type="float" office:value="2.14937901851435" calcext:value-type="float">
            <text:p>2,149</text:p>
          </table:table-cell>
          <table:table-cell table:formula="of:=ABS(1/([.$A49]/[.$B$5]*[.D$6])-[.$B$3])" office:value-type="float" office:value="2.37254835435019" calcext:value-type="float">
            <text:p>2,373</text:p>
          </table:table-cell>
          <table:table-cell table:formula="of:=ABS(1/([.$A49]/[.$B$5]*[.E$6])-[.$B$3])" office:value-type="float" office:value="2.59400100298731" calcext:value-type="float">
            <text:p>2,594</text:p>
          </table:table-cell>
          <table:table-cell table:formula="of:=ABS(1/([.$A49]/[.$B$5]*[.F$6])-[.$B$3])" office:value-type="float" office:value="2.81375669646245" calcext:value-type="float">
            <text:p>2,814</text:p>
          </table:table-cell>
          <table:table-cell table:formula="of:=ABS(1/([.$A49]/[.$B$5]*[.G$6])-[.$B$3])" office:value-type="float" office:value="3.03183486555992" calcext:value-type="float">
            <text:p>3,032</text:p>
          </table:table-cell>
          <table:table-cell table:formula="of:=ABS(1/([.$A49]/[.$B$5]*[.H$6])-[.$B$3])" office:value-type="float" office:value="3.24825464553879" calcext:value-type="float">
            <text:p>3,248</text:p>
          </table:table-cell>
          <table:table-cell table:formula="of:=ABS(1/([.$A49]/[.$B$5]*[.I$6])-[.$B$3])" office:value-type="float" office:value="3.46303488172992" calcext:value-type="float">
            <text:p>3,463</text:p>
          </table:table-cell>
          <table:table-cell table:formula="of:=ABS(1/([.$A49]/[.$B$5]*[.J$6])-[.$B$3])" office:value-type="float" office:value="3.67619413500641" calcext:value-type="float">
            <text:p>3,676</text:p>
          </table:table-cell>
          <table:table-cell table:formula="of:=ABS(1/([.$A49]/[.$B$5]*[.K$6])-[.$B$3])" office:value-type="float" office:value="3.88775068713045" calcext:value-type="float">
            <text:p>3,888</text:p>
          </table:table-cell>
          <table:table-cell table:number-columns-repeated="6"/>
        </table:table-row>
        <table:table-row table:style-name="ro1">
          <table:table-cell table:formula="of:=[.A49]+1" office:value-type="float" office:value="413" calcext:value-type="float">
            <text:p>413</text:p>
          </table:table-cell>
          <table:table-cell table:formula="of:=ABS(1/([.$A50]/[.$B$5]*[.B$6])-[.$B$3])" office:value-type="float" office:value="2.06497117435298" calcext:value-type="float">
            <text:p>2,065</text:p>
          </table:table-cell>
          <table:table-cell table:formula="of:=ABS(1/([.$A50]/[.$B$5]*[.C$6])-[.$B$3])" office:value-type="float" office:value="2.28933266980123" calcext:value-type="float">
            <text:p>2,289</text:p>
          </table:table-cell>
          <table:table-cell table:formula="of:=ABS(1/([.$A50]/[.$B$5]*[.D$6])-[.$B$3])" office:value-type="float" office:value="2.51196164404909" calcext:value-type="float">
            <text:p>2,512</text:p>
          </table:table-cell>
          <table:table-cell table:formula="of:=ABS(1/([.$A50]/[.$B$5]*[.E$6])-[.$B$3])" office:value-type="float" office:value="2.73287808772583" calcext:value-type="float">
            <text:p>2,733</text:p>
          </table:table-cell>
          <table:table-cell table:formula="of:=ABS(1/([.$A50]/[.$B$5]*[.F$6])-[.$B$3])" office:value-type="float" office:value="2.95210168509087" calcext:value-type="float">
            <text:p>2,952</text:p>
          </table:table-cell>
          <table:table-cell table:formula="of:=ABS(1/([.$A50]/[.$B$5]*[.G$6])-[.$B$3])" office:value-type="float" office:value="3.1696518198806" calcext:value-type="float">
            <text:p>3,170</text:p>
          </table:table-cell>
          <table:table-cell table:formula="of:=ABS(1/([.$A50]/[.$B$5]*[.H$6])-[.$B$3])" office:value-type="float" office:value="3.38554758102174" calcext:value-type="float">
            <text:p>3,386</text:p>
          </table:table-cell>
          <table:table-cell table:formula="of:=ABS(1/([.$A50]/[.$B$5]*[.I$6])-[.$B$3])" office:value-type="float" office:value="3.59980776821484" calcext:value-type="float">
            <text:p>3,600</text:p>
          </table:table-cell>
          <table:table-cell table:formula="of:=ABS(1/([.$A50]/[.$B$5]*[.J$6])-[.$B$3])" office:value-type="float" office:value="3.81245089739138" calcext:value-type="float">
            <text:p>3,812</text:p>
          </table:table-cell>
          <table:table-cell table:formula="of:=ABS(1/([.$A50]/[.$B$5]*[.K$6])-[.$B$3])" office:value-type="float" office:value="4.02349520604781" calcext:value-type="float">
            <text:p>4,023</text:p>
          </table:table-cell>
          <table:table-cell table:number-columns-repeated="6"/>
        </table:table-row>
        <table:table-row table:style-name="ro1">
          <table:table-cell table:formula="of:=[.A50]+1" office:value-type="float" office:value="414" calcext:value-type="float">
            <text:p>414</text:p>
          </table:table-cell>
          <table:table-cell table:formula="of:=ABS(1/([.$A51]/[.$B$5]*[.B$6])-[.$B$3])" office:value-type="float" office:value="2.20479065702363" calcext:value-type="float">
            <text:p>2,205</text:p>
          </table:table-cell>
          <table:table-cell table:formula="of:=ABS(1/([.$A51]/[.$B$5]*[.C$6])-[.$B$3])" office:value-type="float" office:value="2.42861021649254" calcext:value-type="float">
            <text:p>2,429</text:p>
          </table:table-cell>
          <table:table-cell table:formula="of:=ABS(1/([.$A51]/[.$B$5]*[.D$6])-[.$B$3])" office:value-type="float" office:value="2.65070143959488" calcext:value-type="float">
            <text:p>2,651</text:p>
          </table:table-cell>
          <table:table-cell table:formula="of:=ABS(1/([.$A51]/[.$B$5]*[.E$6])-[.$B$3])" office:value-type="float" office:value="2.87108426867336" calcext:value-type="float">
            <text:p>2,871</text:p>
          </table:table-cell>
          <table:table-cell table:formula="of:=ABS(1/([.$A51]/[.$B$5]*[.F$6])-[.$B$3])" office:value-type="float" office:value="3.08977834044089" calcext:value-type="float">
            <text:p>3,090</text:p>
          </table:table-cell>
          <table:table-cell table:formula="of:=ABS(1/([.$A51]/[.$B$5]*[.G$6])-[.$B$3])" office:value-type="float" office:value="3.30680299181326" calcext:value-type="float">
            <text:p>3,307</text:p>
          </table:table-cell>
          <table:table-cell table:formula="of:=ABS(1/([.$A51]/[.$B$5]*[.H$6])-[.$B$3])" office:value-type="float" office:value="3.52217726560865" calcext:value-type="float">
            <text:p>3,522</text:p>
          </table:table-cell>
          <table:table-cell table:formula="of:=ABS(1/([.$A51]/[.$B$5]*[.I$6])-[.$B$3])" office:value-type="float" office:value="3.7359199161177" calcext:value-type="float">
            <text:p>3,736</text:p>
          </table:table-cell>
          <table:table-cell table:formula="of:=ABS(1/([.$A51]/[.$B$5]*[.J$6])-[.$B$3])" office:value-type="float" office:value="3.94804941454745" calcext:value-type="float">
            <text:p>3,948</text:p>
          </table:table-cell>
          <table:table-cell table:formula="of:=ABS(1/([.$A51]/[.$B$5]*[.K$6])-[.$B$3])" office:value-type="float" office:value="4.15858395434239" calcext:value-type="float">
            <text:p>4,159</text:p>
          </table:table-cell>
          <table:table-cell table:number-columns-repeated="6"/>
        </table:table-row>
        <table:table-row table:style-name="ro1">
          <table:table-cell table:formula="of:=[.A51]+1" office:value-type="float" office:value="415" calcext:value-type="float">
            <text:p>415</text:p>
          </table:table-cell>
          <table:table-cell table:formula="of:=ABS(1/([.$A52]/[.$B$5]*[.B$6])-[.$B$3])" office:value-type="float" office:value="2.34393631086213" calcext:value-type="float">
            <text:p>2,344</text:p>
          </table:table-cell>
          <table:table-cell table:formula="of:=ABS(1/([.$A52]/[.$B$5]*[.C$6])-[.$B$3])" office:value-type="float" office:value="2.56721654609134" calcext:value-type="float">
            <text:p>2,567</text:p>
          </table:table-cell>
          <table:table-cell table:formula="of:=ABS(1/([.$A52]/[.$B$5]*[.D$6])-[.$B$3])" office:value-type="float" office:value="2.78877260961995" calcext:value-type="float">
            <text:p>2,789</text:p>
          </table:table-cell>
          <table:table-cell table:formula="of:=ABS(1/([.$A52]/[.$B$5]*[.E$6])-[.$B$3])" office:value-type="float" office:value="3.0086243957368" calcext:value-type="float">
            <text:p>3,009</text:p>
          </table:table-cell>
          <table:table-cell table:formula="of:=ABS(1/([.$A52]/[.$B$5]*[.F$6])-[.$B$3])" office:value-type="float" office:value="3.22679149383742" calcext:value-type="float">
            <text:p>3,227</text:p>
          </table:table-cell>
          <table:table-cell table:formula="of:=ABS(1/([.$A52]/[.$B$5]*[.G$6])-[.$B$3])" office:value-type="float" office:value="3.44329319424262" calcext:value-type="float">
            <text:p>3,443</text:p>
          </table:table-cell>
          <table:table-cell table:formula="of:=ABS(1/([.$A52]/[.$B$5]*[.H$6])-[.$B$3])" office:value-type="float" office:value="3.65814849388428" calcext:value-type="float">
            <text:p>3,658</text:p>
          </table:table-cell>
          <table:table-cell table:formula="of:=ABS(1/([.$A52]/[.$B$5]*[.I$6])-[.$B$3])" office:value-type="float" office:value="3.871376101862" calcext:value-type="float">
            <text:p>3,871</text:p>
          </table:table-cell>
          <table:table-cell table:formula="of:=ABS(1/([.$A52]/[.$B$5]*[.J$6])-[.$B$3])" office:value-type="float" office:value="4.08299444487383" calcext:value-type="float">
            <text:p>4,083</text:p>
          </table:table-cell>
          <table:table-cell table:formula="of:=ABS(1/([.$A52]/[.$B$5]*[.K$6])-[.$B$3])" office:value-type="float" office:value="4.29302167252469" calcext:value-type="float">
            <text:p>4,293</text:p>
          </table:table-cell>
          <table:table-cell table:number-columns-repeated="6"/>
        </table:table-row>
        <table:table-row table:style-name="ro1">
          <table:table-cell table:formula="of:=[.A52]+1" office:value-type="float" office:value="416" calcext:value-type="float">
            <text:p>416</text:p>
          </table:table-cell>
          <table:table-cell table:formula="of:=ABS(1/([.$A53]/[.$B$5]*[.B$6])-[.$B$3])" office:value-type="float" office:value="2.48241299521101" calcext:value-type="float">
            <text:p>2,482</text:p>
          </table:table-cell>
          <table:table-cell table:formula="of:=ABS(1/([.$A53]/[.$B$5]*[.C$6])-[.$B$3])" office:value-type="float" office:value="2.70515649910554" calcext:value-type="float">
            <text:p>2,705</text:p>
          </table:table-cell>
          <table:table-cell table:formula="of:=ABS(1/([.$A53]/[.$B$5]*[.D$6])-[.$B$3])" office:value-type="float" office:value="2.92617997594297" calcext:value-type="float">
            <text:p>2,926</text:p>
          </table:table-cell>
          <table:table-cell table:formula="of:=ABS(1/([.$A53]/[.$B$5]*[.E$6])-[.$B$3])" office:value-type="float" office:value="3.14550327218935" calcext:value-type="float">
            <text:p>3,146</text:p>
          </table:table-cell>
          <table:table-cell table:formula="of:=ABS(1/([.$A53]/[.$B$5]*[.F$6])-[.$B$3])" office:value-type="float" office:value="3.36314593015031" calcext:value-type="float">
            <text:p>3,363</text:p>
          </table:table-cell>
          <table:table-cell table:formula="of:=ABS(1/([.$A53]/[.$B$5]*[.G$6])-[.$B$3])" office:value-type="float" office:value="3.57912719377569" calcext:value-type="float">
            <text:p>3,579</text:p>
          </table:table-cell>
          <table:table-cell table:formula="of:=ABS(1/([.$A53]/[.$B$5]*[.H$6])-[.$B$3])" office:value-type="float" office:value="3.79346601433168" calcext:value-type="float">
            <text:p>3,793</text:p>
          </table:table-cell>
          <table:table-cell table:formula="of:=ABS(1/([.$A53]/[.$B$5]*[.I$6])-[.$B$3])" office:value-type="float" office:value="4.00618105594405" calcext:value-type="float">
            <text:p>4,006</text:p>
          </table:table-cell>
          <table:table-cell table:formula="of:=ABS(1/([.$A53]/[.$B$5]*[.J$6])-[.$B$3])" office:value-type="float" office:value="4.21729070101596" calcext:value-type="float">
            <text:p>4,217</text:p>
          </table:table-cell>
          <table:table-cell table:formula="of:=ABS(1/([.$A53]/[.$B$5]*[.K$6])-[.$B$3])" office:value-type="float" office:value="4.42681305552342" calcext:value-type="float">
            <text:p>4,427</text:p>
          </table:table-cell>
          <table:table-cell table:number-columns-repeated="6"/>
        </table:table-row>
        <table:table-row table:style-name="ro1">
          <table:table-cell table:formula="of:=[.A53]+1" office:value-type="float" office:value="417" calcext:value-type="float">
            <text:p>417</text:p>
          </table:table-cell>
          <table:table-cell table:formula="of:=ABS(1/([.$A54]/[.$B$5]*[.B$6])-[.$B$3])" office:value-type="float" office:value="2.62022552280045" calcext:value-type="float">
            <text:p>2,620</text:p>
          </table:table-cell>
          <table:table-cell table:formula="of:=ABS(1/([.$A54]/[.$B$5]*[.C$6])-[.$B$3])" office:value-type="float" office:value="2.84243486961129" calcext:value-type="float">
            <text:p>2,842</text:p>
          </table:table-cell>
          <table:table-cell table:formula="of:=ABS(1/([.$A54]/[.$B$5]*[.D$6])-[.$B$3])" office:value-type="float" office:value="3.06292831413017" calcext:value-type="float">
            <text:p>3,063</text:p>
          </table:table-cell>
          <table:table-cell table:formula="of:=ABS(1/([.$A54]/[.$B$5]*[.E$6])-[.$B$3])" office:value-type="float" office:value="3.28172565522966" calcext:value-type="float">
            <text:p>3,282</text:p>
          </table:table-cell>
          <table:table-cell table:formula="of:=ABS(1/([.$A54]/[.$B$5]*[.F$6])-[.$B$3])" office:value-type="float" office:value="3.4988463883514" calcext:value-type="float">
            <text:p>3,499</text:p>
          </table:table-cell>
          <table:table-cell table:formula="of:=ABS(1/([.$A54]/[.$B$5]*[.G$6])-[.$B$3])" office:value-type="float" office:value="3.71430971129662" calcext:value-type="float">
            <text:p>3,714</text:p>
          </table:table-cell>
          <table:table-cell table:formula="of:=ABS(1/([.$A54]/[.$B$5]*[.H$6])-[.$B$3])" office:value-type="float" office:value="3.92813452988484" calcext:value-type="float">
            <text:p>3,928</text:p>
          </table:table-cell>
          <table:table-cell table:formula="of:=ABS(1/([.$A54]/[.$B$5]*[.I$6])-[.$B$3])" office:value-type="float" office:value="4.14033946348377" calcext:value-type="float">
            <text:p>4,140</text:p>
          </table:table-cell>
          <table:table-cell table:formula="of:=ABS(1/([.$A54]/[.$B$5]*[.J$6])-[.$B$3])" office:value-type="float" office:value="4.35094285041401" calcext:value-type="float">
            <text:p>4,351</text:p>
          </table:table-cell>
          <table:table-cell table:formula="of:=ABS(1/([.$A54]/[.$B$5]*[.K$6])-[.$B$3])" office:value-type="float" office:value="4.55996275323201" calcext:value-type="float">
            <text:p>4,560</text:p>
          </table:table-cell>
          <table:table-cell table:number-columns-repeated="6"/>
        </table:table-row>
        <table:table-row table:style-name="ro1">
          <table:table-cell table:formula="of:=[.A54]+1" office:value-type="float" office:value="418" calcext:value-type="float">
            <text:p>418</text:p>
          </table:table-cell>
          <table:table-cell table:formula="of:=ABS(1/([.$A55]/[.$B$5]*[.B$6])-[.$B$3])" office:value-type="float" office:value="2.7573786603057" calcext:value-type="float">
            <text:p>2,757</text:p>
          </table:table-cell>
          <table:table-cell table:formula="of:=ABS(1/([.$A55]/[.$B$5]*[.C$6])-[.$B$3])" office:value-type="float" office:value="2.97905640580839" calcext:value-type="float">
            <text:p>2,979</text:p>
          </table:table-cell>
          <table:table-cell table:formula="of:=ABS(1/([.$A55]/[.$B$5]*[.D$6])-[.$B$3])" office:value-type="float" office:value="3.19902235404852" calcext:value-type="float">
            <text:p>3,199</text:p>
          </table:table-cell>
          <table:table-cell table:formula="of:=ABS(1/([.$A55]/[.$B$5]*[.E$6])-[.$B$3])" office:value-type="float" office:value="3.41729625653294" calcext:value-type="float">
            <text:p>3,417</text:p>
          </table:table-cell>
          <table:table-cell table:formula="of:=ABS(1/([.$A55]/[.$B$5]*[.F$6])-[.$B$3])" office:value-type="float" office:value="3.63389756206347" calcext:value-type="float">
            <text:p>3,634</text:p>
          </table:table-cell>
          <table:table-cell table:formula="of:=ABS(1/([.$A55]/[.$B$5]*[.G$6])-[.$B$3])" office:value-type="float" office:value="3.84884542251361" calcext:value-type="float">
            <text:p>3,849</text:p>
          </table:table-cell>
          <table:table-cell table:formula="of:=ABS(1/([.$A55]/[.$B$5]*[.H$6])-[.$B$3])" office:value-type="float" office:value="4.06215869847363" calcext:value-type="float">
            <text:p>4,062</text:p>
          </table:table-cell>
          <table:table-cell table:formula="of:=ABS(1/([.$A55]/[.$B$5]*[.I$6])-[.$B$3])" office:value-type="float" office:value="4.27385596476729" calcext:value-type="float">
            <text:p>4,274</text:p>
          </table:table-cell>
          <table:table-cell table:formula="of:=ABS(1/([.$A55]/[.$B$5]*[.J$6])-[.$B$3])" office:value-type="float" office:value="4.48395551584364" calcext:value-type="float">
            <text:p>4,484</text:p>
          </table:table-cell>
          <table:table-cell table:formula="of:=ABS(1/([.$A55]/[.$B$5]*[.K$6])-[.$B$3])" office:value-type="float" office:value="4.69247537104724" calcext:value-type="float">
            <text:p>4,692</text:p>
          </table:table-cell>
          <table:table-cell table:number-columns-repeated="6"/>
        </table:table-row>
        <table:table-row table:style-name="ro1">
          <table:table-cell table:formula="of:=[.A55]+1" office:value-type="float" office:value="419" calcext:value-type="float">
            <text:p>419</text:p>
          </table:table-cell>
          <table:table-cell table:formula="of:=ABS(1/([.$A56]/[.$B$5]*[.B$6])-[.$B$3])" office:value-type="float" office:value="2.89387712889685" calcext:value-type="float">
            <text:p>2,894</text:p>
          </table:table-cell>
          <table:table-cell table:formula="of:=ABS(1/([.$A56]/[.$B$5]*[.C$6])-[.$B$3])" office:value-type="float" office:value="3.11502581056779" calcext:value-type="float">
            <text:p>3,115</text:p>
          </table:table-cell>
          <table:table-cell table:formula="of:=ABS(1/([.$A56]/[.$B$5]*[.D$6])-[.$B$3])" office:value-type="float" office:value="3.33446678041116" calcext:value-type="float">
            <text:p>3,334</text:p>
          </table:table-cell>
          <table:table-cell table:formula="of:=ABS(1/([.$A56]/[.$B$5]*[.E$6])-[.$B$3])" office:value-type="float" office:value="3.5522197427942" calcext:value-type="float">
            <text:p>3,552</text:p>
          </table:table-cell>
          <table:table-cell table:formula="of:=ABS(1/([.$A56]/[.$B$5]*[.F$6])-[.$B$3])" office:value-type="float" office:value="3.7683041001015" calcext:value-type="float">
            <text:p>3,768</text:p>
          </table:table-cell>
          <table:table-cell table:formula="of:=ABS(1/([.$A56]/[.$B$5]*[.G$6])-[.$B$3])" office:value-type="float" office:value="3.98273895849806" calcext:value-type="float">
            <text:p>3,983</text:p>
          </table:table-cell>
          <table:table-cell table:formula="of:=ABS(1/([.$A56]/[.$B$5]*[.H$6])-[.$B$3])" office:value-type="float" office:value="4.1955431335608" calcext:value-type="float">
            <text:p>4,196</text:p>
          </table:table-cell>
          <table:table-cell table:formula="of:=ABS(1/([.$A56]/[.$B$5]*[.I$6])-[.$B$3])" office:value-type="float" office:value="4.40673515578217" calcext:value-type="float">
            <text:p>4,407</text:p>
          </table:table-cell>
          <table:table-cell table:formula="of:=ABS(1/([.$A56]/[.$B$5]*[.J$6])-[.$B$3])" office:value-type="float" office:value="4.61633327594902" calcext:value-type="float">
            <text:p>4,616</text:p>
          </table:table-cell>
          <table:table-cell table:formula="of:=ABS(1/([.$A56]/[.$B$5]*[.K$6])-[.$B$3])" office:value-type="float" office:value="4.82435547040035" calcext:value-type="float">
            <text:p>4,824</text:p>
          </table:table-cell>
          <table:table-cell table:number-columns-repeated="6"/>
        </table:table-row>
        <table:table-row table:style-name="ro1">
          <table:table-cell table:formula="of:=[.A56]+1" office:value-type="float" office:value="420" calcext:value-type="float">
            <text:p>420</text:p>
          </table:table-cell>
          <table:table-cell table:formula="of:=ABS(1/([.$A57]/[.$B$5]*[.B$6])-[.$B$3])" office:value-type="float" office:value="3.02972560478044" calcext:value-type="float">
            <text:p>3,030</text:p>
          </table:table-cell>
          <table:table-cell table:formula="of:=ABS(1/([.$A57]/[.$B$5]*[.C$6])-[.$B$3])" office:value-type="float" office:value="3.25034774197122" calcext:value-type="float">
            <text:p>3,250</text:p>
          </table:table-cell>
          <table:table-cell table:formula="of:=ABS(1/([.$A57]/[.$B$5]*[.D$6])-[.$B$3])" office:value-type="float" office:value="3.46926623331495" calcext:value-type="float">
            <text:p>3,469</text:p>
          </table:table-cell>
          <table:table-cell table:formula="of:=ABS(1/([.$A57]/[.$B$5]*[.E$6])-[.$B$3])" office:value-type="float" office:value="3.68650073626375" calcext:value-type="float">
            <text:p>3,687</text:p>
          </table:table-cell>
          <table:table-cell table:formula="of:=ABS(1/([.$A57]/[.$B$5]*[.F$6])-[.$B$3])" office:value-type="float" office:value="3.90207060700603" calcext:value-type="float">
            <text:p>3,902</text:p>
          </table:table-cell>
          <table:table-cell table:formula="of:=ABS(1/([.$A57]/[.$B$5]*[.G$6])-[.$B$3])" office:value-type="float" office:value="4.11599490621593" calcext:value-type="float">
            <text:p>4,116</text:p>
          </table:table-cell>
          <table:table-cell table:formula="of:=ABS(1/([.$A57]/[.$B$5]*[.H$6])-[.$B$3])" office:value-type="float" office:value="4.32829240467137" calcext:value-type="float">
            <text:p>4,328</text:p>
          </table:table-cell>
          <table:table-cell table:formula="of:=ABS(1/([.$A57]/[.$B$5]*[.I$6])-[.$B$3])" office:value-type="float" office:value="4.53898158874459" calcext:value-type="float">
            <text:p>4,539</text:p>
          </table:table-cell>
          <table:table-cell table:formula="of:=ABS(1/([.$A57]/[.$B$5]*[.J$6])-[.$B$3])" office:value-type="float" office:value="4.7480806657682" calcext:value-type="float">
            <text:p>4,748</text:p>
          </table:table-cell>
          <table:table-cell table:formula="of:=ABS(1/([.$A57]/[.$B$5]*[.K$6])-[.$B$3])" office:value-type="float" office:value="4.95560756928035" calcext:value-type="float">
            <text:p>4,956</text:p>
          </table:table-cell>
          <table:table-cell table:number-columns-repeated="6"/>
        </table:table-row>
        <table:table-row table:style-name="ro1">
          <table:table-cell table:formula="of:=[.A57]+1" office:value-type="float" office:value="421" calcext:value-type="float">
            <text:p>421</text:p>
          </table:table-cell>
          <table:table-cell table:formula="of:=ABS(1/([.$A58]/[.$B$5]*[.B$6])-[.$B$3])" office:value-type="float" office:value="3.16492871973345" calcext:value-type="float">
            <text:p>3,165</text:p>
          </table:table-cell>
          <table:table-cell table:formula="of:=ABS(1/([.$A58]/[.$B$5]*[.C$6])-[.$B$3])" office:value-type="float" office:value="3.38502681384301" calcext:value-type="float">
            <text:p>3,385</text:p>
          </table:table-cell>
          <table:table-cell table:formula="of:=ABS(1/([.$A58]/[.$B$5]*[.D$6])-[.$B$3])" office:value-type="float" office:value="3.60342530877026" calcext:value-type="float">
            <text:p>3,603</text:p>
          </table:table-cell>
          <table:table-cell table:formula="of:=ABS(1/([.$A58]/[.$B$5]*[.E$6])-[.$B$3])" office:value-type="float" office:value="3.82014381527498" calcext:value-type="float">
            <text:p>3,820</text:p>
          </table:table-cell>
          <table:table-cell table:formula="of:=ABS(1/([.$A58]/[.$B$5]*[.F$6])-[.$B$3])" office:value-type="float" office:value="4.03520164356895" calcext:value-type="float">
            <text:p>4,035</text:p>
          </table:table-cell>
          <table:table-cell table:formula="of:=ABS(1/([.$A58]/[.$B$5]*[.G$6])-[.$B$3])" office:value-type="float" office:value="4.24861780905152" calcext:value-type="float">
            <text:p>4,249</text:p>
          </table:table-cell>
          <table:table-cell table:formula="of:=ABS(1/([.$A58]/[.$B$5]*[.H$6])-[.$B$3])" office:value-type="float" office:value="4.46041103791444" calcext:value-type="float">
            <text:p>4,460</text:p>
          </table:table-cell>
          <table:table-cell table:formula="of:=ABS(1/([.$A58]/[.$B$5]*[.I$6])-[.$B$3])" office:value-type="float" office:value="4.67059977261931" calcext:value-type="float">
            <text:p>4,671</text:p>
          </table:table-cell>
          <table:table-cell table:formula="of:=ABS(1/([.$A58]/[.$B$5]*[.J$6])-[.$B$3])" office:value-type="float" office:value="4.87920217725093" calcext:value-type="float">
            <text:p>4,879</text:p>
          </table:table-cell>
          <table:table-cell table:formula="of:=ABS(1/([.$A58]/[.$B$5]*[.K$6])-[.$B$3])" office:value-type="float" office:value="5.08623614275" calcext:value-type="float">
            <text:p>5,086</text:p>
          </table:table-cell>
          <table:table-cell table:number-columns-repeated="6"/>
        </table:table-row>
        <table:table-row table:style-name="ro1">
          <table:table-cell table:formula="of:=[.A58]+1" office:value-type="float" office:value="422" calcext:value-type="float">
            <text:p>422</text:p>
          </table:table-cell>
          <table:table-cell table:formula="of:=ABS(1/([.$A59]/[.$B$5]*[.B$6])-[.$B$3])" office:value-type="float" office:value="3.29949106162982" calcext:value-type="float">
            <text:p>3,299</text:p>
          </table:table-cell>
          <table:table-cell table:formula="of:=ABS(1/([.$A59]/[.$B$5]*[.C$6])-[.$B$3])" office:value-type="float" office:value="3.51906759627467" calcext:value-type="float">
            <text:p>3,519</text:p>
          </table:table-cell>
          <table:table-cell table:formula="of:=ABS(1/([.$A59]/[.$B$5]*[.D$6])-[.$B$3])" office:value-type="float" office:value="3.7369485592234" calcext:value-type="float">
            <text:p>3,737</text:p>
          </table:table-cell>
          <table:table-cell table:formula="of:=ABS(1/([.$A59]/[.$B$5]*[.E$6])-[.$B$3])" office:value-type="float" office:value="3.95315351476485" calcext:value-type="float">
            <text:p>3,953</text:p>
          </table:table-cell>
          <table:table-cell table:formula="of:=ABS(1/([.$A59]/[.$B$5]*[.F$6])-[.$B$3])" office:value-type="float" office:value="4.16770172735196" calcext:value-type="float">
            <text:p>4,168</text:p>
          </table:table-cell>
          <table:table-cell table:formula="of:=ABS(1/([.$A59]/[.$B$5]*[.G$6])-[.$B$3])" office:value-type="float" office:value="4.3806121673239" calcext:value-type="float">
            <text:p>4,381</text:p>
          </table:table-cell>
          <table:table-cell table:formula="of:=ABS(1/([.$A59]/[.$B$5]*[.H$6])-[.$B$3])" office:value-type="float" office:value="4.59190351649758" calcext:value-type="float">
            <text:p>4,592</text:p>
          </table:table-cell>
          <table:table-cell table:formula="of:=ABS(1/([.$A59]/[.$B$5]*[.I$6])-[.$B$3])" office:value-type="float" office:value="4.80159417363205" calcext:value-type="float">
            <text:p>4,802</text:p>
          </table:table-cell>
          <table:table-cell table:formula="of:=ABS(1/([.$A59]/[.$B$5]*[.J$6])-[.$B$3])" office:value-type="float" office:value="5.00970225976929" calcext:value-type="float">
            <text:p>5,010</text:p>
          </table:table-cell>
          <table:table-cell table:formula="of:=ABS(1/([.$A59]/[.$B$5]*[.K$6])-[.$B$3])" office:value-type="float" office:value="5.21624562345437" calcext:value-type="float">
            <text:p>5,216</text:p>
          </table:table-cell>
          <table:table-cell table:number-columns-repeated="6"/>
        </table:table-row>
        <table:table-row table:style-name="ro1">
          <table:table-cell table:formula="of:=[.A59]+1" office:value-type="float" office:value="423" calcext:value-type="float">
            <text:p>423</text:p>
          </table:table-cell>
          <table:table-cell table:formula="of:=ABS(1/([.$A60]/[.$B$5]*[.B$6])-[.$B$3])" office:value-type="float" office:value="3.43341717495929" calcext:value-type="float">
            <text:p>3,433</text:p>
          </table:table-cell>
          <table:table-cell table:formula="of:=ABS(1/([.$A60]/[.$B$5]*[.C$6])-[.$B$3])" office:value-type="float" office:value="3.65247461614162" calcext:value-type="float">
            <text:p>3,652</text:p>
          </table:table-cell>
          <table:table-cell table:formula="of:=ABS(1/([.$A60]/[.$B$5]*[.D$6])-[.$B$3])" office:value-type="float" office:value="3.86984049407157" calcext:value-type="float">
            <text:p>3,870</text:p>
          </table:table-cell>
          <table:table-cell table:formula="of:=ABS(1/([.$A60]/[.$B$5]*[.E$6])-[.$B$3])" office:value-type="float" office:value="4.08553432678669" calcext:value-type="float">
            <text:p>4,086</text:p>
          </table:table-cell>
          <table:table-cell table:formula="of:=ABS(1/([.$A60]/[.$B$5]*[.F$6])-[.$B$3])" office:value-type="float" office:value="4.29957533319746" calcext:value-type="float">
            <text:p>4,300</text:p>
          </table:table-cell>
          <table:table-cell table:formula="of:=ABS(1/([.$A60]/[.$B$5]*[.G$6])-[.$B$3])" office:value-type="float" office:value="4.51198243879594" calcext:value-type="float">
            <text:p>4,512</text:p>
          </table:table-cell>
          <table:table-cell table:formula="of:=ABS(1/([.$A60]/[.$B$5]*[.H$6])-[.$B$3])" office:value-type="float" office:value="4.72277428123399" calcext:value-type="float">
            <text:p>4,723</text:p>
          </table:table-cell>
          <table:table-cell table:formula="of:=ABS(1/([.$A60]/[.$B$5]*[.I$6])-[.$B$3])" office:value-type="float" office:value="4.93196921577476" calcext:value-type="float">
            <text:p>4,932</text:p>
          </table:table-cell>
          <table:table-cell table:formula="of:=ABS(1/([.$A60]/[.$B$5]*[.J$6])-[.$B$3])" office:value-type="float" office:value="5.1395853206209" calcext:value-type="float">
            <text:p>5,140</text:p>
          </table:table-cell>
          <table:table-cell table:formula="of:=ABS(1/([.$A60]/[.$B$5]*[.K$6])-[.$B$3])" office:value-type="float" office:value="5.34564040212232" calcext:value-type="float">
            <text:p>5,346</text:p>
          </table:table-cell>
          <table:table-cell table:number-columns-repeated="6"/>
        </table:table-row>
        <table:table-row table:style-name="ro1">
          <table:table-cell table:formula="of:=[.A60]+1" office:value-type="float" office:value="424" calcext:value-type="float">
            <text:p>424</text:p>
          </table:table-cell>
          <table:table-cell table:formula="of:=ABS(1/([.$A61]/[.$B$5]*[.B$6])-[.$B$3])" office:value-type="float" office:value="3.56671156133912" calcext:value-type="float">
            <text:p>3,567</text:p>
          </table:table-cell>
          <table:table-cell table:formula="of:=ABS(1/([.$A61]/[.$B$5]*[.C$6])-[.$B$3])" office:value-type="float" office:value="3.78525235761299" calcext:value-type="float">
            <text:p>3,785</text:p>
          </table:table-cell>
          <table:table-cell table:formula="of:=ABS(1/([.$A61]/[.$B$5]*[.D$6])-[.$B$3])" office:value-type="float" office:value="4.00210558017047" calcext:value-type="float">
            <text:p>4,002</text:p>
          </table:table-cell>
          <table:table-cell table:formula="of:=ABS(1/([.$A61]/[.$B$5]*[.E$6])-[.$B$3])" office:value-type="float" office:value="4.21729070101597" calcext:value-type="float">
            <text:p>4,217</text:p>
          </table:table-cell>
          <table:table-cell table:formula="of:=ABS(1/([.$A61]/[.$B$5]*[.F$6])-[.$B$3])" office:value-type="float" office:value="4.43082689373238" calcext:value-type="float">
            <text:p>4,431</text:p>
          </table:table-cell>
          <table:table-cell table:formula="of:=ABS(1/([.$A61]/[.$B$5]*[.G$6])-[.$B$3])" office:value-type="float" office:value="4.64273303917615" calcext:value-type="float">
            <text:p>4,643</text:p>
          </table:table-cell>
          <table:table-cell table:formula="of:=ABS(1/([.$A61]/[.$B$5]*[.H$6])-[.$B$3])" office:value-type="float" office:value="4.8530277310424" calcext:value-type="float">
            <text:p>4,853</text:p>
          </table:table-cell>
          <table:table-cell table:formula="of:=ABS(1/([.$A61]/[.$B$5]*[.I$6])-[.$B$3])" office:value-type="float" office:value="5.06172928130361" calcext:value-type="float">
            <text:p>5,062</text:p>
          </table:table-cell>
          <table:table-cell table:formula="of:=ABS(1/([.$A61]/[.$B$5]*[.J$6])-[.$B$3])" office:value-type="float" office:value="5.2688557255251" calcext:value-type="float">
            <text:p>5,269</text:p>
          </table:table-cell>
          <table:table-cell table:formula="of:=ABS(1/([.$A61]/[.$B$5]*[.K$6])-[.$B$3])" office:value-type="float" office:value="5.47442482806072" calcext:value-type="float">
            <text:p>5,474</text:p>
          </table:table-cell>
          <table:table-cell table:number-columns-repeated="6"/>
        </table:table-row>
        <table:table-row table:style-name="ro1">
          <table:table-cell table:formula="of:=[.A61]+1" office:value-type="float" office:value="425" calcext:value-type="float">
            <text:p>425</text:p>
          </table:table-cell>
          <table:table-cell table:formula="of:=ABS(1/([.$A62]/[.$B$5]*[.B$6])-[.$B$3])" office:value-type="float" office:value="3.69937868001831" calcext:value-type="float">
            <text:p>3,699</text:p>
          </table:table-cell>
          <table:table-cell table:formula="of:=ABS(1/([.$A62]/[.$B$5]*[.C$6])-[.$B$3])" office:value-type="float" office:value="3.91740526265389" calcext:value-type="float">
            <text:p>3,917</text:p>
          </table:table-cell>
          <table:table-cell table:formula="of:=ABS(1/([.$A62]/[.$B$5]*[.D$6])-[.$B$3])" office:value-type="float" office:value="4.13374824233477" calcext:value-type="float">
            <text:p>4,134</text:p>
          </table:table-cell>
          <table:table-cell table:formula="of:=ABS(1/([.$A62]/[.$B$5]*[.E$6])-[.$B$3])" office:value-type="float" office:value="4.34842704524888" calcext:value-type="float">
            <text:p>4,348</text:p>
          </table:table-cell>
          <table:table-cell table:formula="of:=ABS(1/([.$A62]/[.$B$5]*[.F$6])-[.$B$3])" office:value-type="float" office:value="4.56146079986478" calcext:value-type="float">
            <text:p>4,561</text:p>
          </table:table-cell>
          <table:table-cell table:formula="of:=ABS(1/([.$A62]/[.$B$5]*[.G$6])-[.$B$3])" office:value-type="float" office:value="4.77286834261339" calcext:value-type="float">
            <text:p>4,773</text:p>
          </table:table-cell>
          <table:table-cell table:formula="of:=ABS(1/([.$A62]/[.$B$5]*[.H$6])-[.$B$3])" office:value-type="float" office:value="4.98266822343994" calcext:value-type="float">
            <text:p>4,983</text:p>
          </table:table-cell>
          <table:table-cell table:formula="of:=ABS(1/([.$A62]/[.$B$5]*[.I$6])-[.$B$3])" office:value-type="float" office:value="5.19087871122995" calcext:value-type="float">
            <text:p>5,191</text:p>
          </table:table-cell>
          <table:table-cell table:formula="of:=ABS(1/([.$A62]/[.$B$5]*[.J$6])-[.$B$3])" office:value-type="float" office:value="5.39751779911209" calcext:value-type="float">
            <text:p>5,398</text:p>
          </table:table-cell>
          <table:table-cell table:formula="of:=ABS(1/([.$A62]/[.$B$5]*[.K$6])-[.$B$3])" office:value-type="float" office:value="5.60260320964175" calcext:value-type="float">
            <text:p>5,603</text:p>
          </table:table-cell>
          <table:table-cell table:number-columns-repeated="6"/>
        </table:table-row>
        <table:table-row table:style-name="ro1">
          <table:table-cell table:formula="of:=[.A62]+1" office:value-type="float" office:value="426" calcext:value-type="float">
            <text:p>426</text:p>
          </table:table-cell>
          <table:table-cell table:formula="of:=ABS(1/([.$A63]/[.$B$5]*[.B$6])-[.$B$3])" office:value-type="float" office:value="3.83142294837508" calcext:value-type="float">
            <text:p>3,831</text:p>
          </table:table-cell>
          <table:table-cell table:formula="of:=ABS(1/([.$A63]/[.$B$5]*[.C$6])-[.$B$3])" office:value-type="float" office:value="4.0489377315209" calcext:value-type="float">
            <text:p>4,049</text:p>
          </table:table-cell>
          <table:table-cell table:formula="of:=ABS(1/([.$A63]/[.$B$5]*[.D$6])-[.$B$3])" office:value-type="float" office:value="4.26477286383164" calcext:value-type="float">
            <text:p>4,265</text:p>
          </table:table-cell>
          <table:table-cell table:formula="of:=ABS(1/([.$A63]/[.$B$5]*[.E$6])-[.$B$3])" office:value-type="float" office:value="4.47894772589382" calcext:value-type="float">
            <text:p>4,479</text:p>
          </table:table-cell>
          <table:table-cell table:formula="of:=ABS(1/([.$A63]/[.$B$5]*[.F$6])-[.$B$3])" office:value-type="float" office:value="4.69148140127354" calcext:value-type="float">
            <text:p>4,691</text:p>
          </table:table-cell>
          <table:table-cell table:formula="of:=ABS(1/([.$A63]/[.$B$5]*[.G$6])-[.$B$3])" office:value-type="float" office:value="4.9023926821847" calcext:value-type="float">
            <text:p>4,902</text:p>
          </table:table-cell>
          <table:table-cell table:formula="of:=ABS(1/([.$A63]/[.$B$5]*[.H$6])-[.$B$3])" office:value-type="float" office:value="5.11170007502811" calcext:value-type="float">
            <text:p>5,112</text:p>
          </table:table-cell>
          <table:table-cell table:formula="of:=ABS(1/([.$A63]/[.$B$5]*[.I$6])-[.$B$3])" office:value-type="float" office:value="5.31942180580452" calcext:value-type="float">
            <text:p>5,319</text:p>
          </table:table-cell>
          <table:table-cell table:formula="of:=ABS(1/([.$A63]/[.$B$5]*[.J$6])-[.$B$3])" office:value-type="float" office:value="5.52557582540526" calcext:value-type="float">
            <text:p>5,526</text:p>
          </table:table-cell>
          <table:table-cell table:formula="of:=ABS(1/([.$A63]/[.$B$5]*[.K$6])-[.$B$3])" office:value-type="float" office:value="5.73017981478343" calcext:value-type="float">
            <text:p>5,730</text:p>
          </table:table-cell>
          <table:table-cell table:number-columns-repeated="6"/>
        </table:table-row>
        <table:table-row table:style-name="ro1">
          <table:table-cell table:formula="of:=[.A63]+1" office:value-type="float" office:value="427" calcext:value-type="float">
            <text:p>427</text:p>
          </table:table-cell>
          <table:table-cell table:formula="of:=ABS(1/([.$A64]/[.$B$5]*[.B$6])-[.$B$3])" office:value-type="float" office:value="3.96284874240699" calcext:value-type="float">
            <text:p>3,963</text:p>
          </table:table-cell>
          <table:table-cell table:formula="of:=ABS(1/([.$A64]/[.$B$5]*[.C$6])-[.$B$3])" office:value-type="float" office:value="4.17985412325037" calcext:value-type="float">
            <text:p>4,180</text:p>
          </table:table-cell>
          <table:table-cell table:formula="of:=ABS(1/([.$A64]/[.$B$5]*[.D$6])-[.$B$3])" office:value-type="float" office:value="4.39518378686716" calcext:value-type="float">
            <text:p>4,395</text:p>
          </table:table-cell>
          <table:table-cell table:formula="of:=ABS(1/([.$A64]/[.$B$5]*[.E$6])-[.$B$3])" office:value-type="float" office:value="4.60885706845614" calcext:value-type="float">
            <text:p>4,609</text:p>
          </table:table-cell>
          <table:table-cell table:formula="of:=ABS(1/([.$A64]/[.$B$5]*[.F$6])-[.$B$3])" office:value-type="float" office:value="4.82089300689117" calcext:value-type="float">
            <text:p>4,821</text:p>
          </table:table-cell>
          <table:table-cell table:formula="of:=ABS(1/([.$A64]/[.$B$5]*[.G$6])-[.$B$3])" office:value-type="float" office:value="5.03131035037632" calcext:value-type="float">
            <text:p>5,031</text:p>
          </table:table-cell>
          <table:table-cell table:formula="of:=ABS(1/([.$A64]/[.$B$5]*[.H$6])-[.$B$3])" office:value-type="float" office:value="5.24012756197185" calcext:value-type="float">
            <text:p>5,240</text:p>
          </table:table-cell>
          <table:table-cell table:formula="of:=ABS(1/([.$A64]/[.$B$5]*[.I$6])-[.$B$3])" office:value-type="float" office:value="5.44736282499468" calcext:value-type="float">
            <text:p>5,447</text:p>
          </table:table-cell>
          <table:table-cell table:formula="of:=ABS(1/([.$A64]/[.$B$5]*[.J$6])-[.$B$3])" office:value-type="float" office:value="5.65303404829659" calcext:value-type="float">
            <text:p>5,653</text:p>
          </table:table-cell>
          <table:table-cell table:formula="of:=ABS(1/([.$A64]/[.$B$5]*[.K$6])-[.$B$3])" office:value-type="float" office:value="5.85715887142329" calcext:value-type="float">
            <text:p>5,857</text:p>
          </table:table-cell>
          <table:table-cell table:number-columns-repeated="6"/>
        </table:table-row>
        <table:table-row table:style-name="ro1">
          <table:table-cell table:formula="of:=[.A64]+1" office:value-type="float" office:value="428" calcext:value-type="float">
            <text:p>428</text:p>
          </table:table-cell>
          <table:table-cell table:formula="of:=ABS(1/([.$A65]/[.$B$5]*[.B$6])-[.$B$3])" office:value-type="float" office:value="4.09366039721444" calcext:value-type="float">
            <text:p>4,094</text:p>
          </table:table-cell>
          <table:table-cell table:formula="of:=ABS(1/([.$A65]/[.$B$5]*[.C$6])-[.$B$3])" office:value-type="float" office:value="4.31015875613997" calcext:value-type="float">
            <text:p>4,310</text:p>
          </table:table-cell>
          <table:table-cell table:formula="of:=ABS(1/([.$A65]/[.$B$5]*[.D$6])-[.$B$3])" office:value-type="float" office:value="4.52498531306607" calcext:value-type="float">
            <text:p>4,525</text:p>
          </table:table-cell>
          <table:table-cell table:formula="of:=ABS(1/([.$A65]/[.$B$5]*[.E$6])-[.$B$3])" office:value-type="float" office:value="4.73815935801582" calcext:value-type="float">
            <text:p>4,738</text:p>
          </table:table-cell>
          <table:table-cell table:formula="of:=ABS(1/([.$A65]/[.$B$5]*[.F$6])-[.$B$3])" office:value-type="float" office:value="4.94969988537974" calcext:value-type="float">
            <text:p>4,950</text:p>
          </table:table-cell>
          <table:table-cell table:formula="of:=ABS(1/([.$A65]/[.$B$5]*[.G$6])-[.$B$3])" office:value-type="float" office:value="5.15962559955769" calcext:value-type="float">
            <text:p>5,160</text:p>
          </table:table-cell>
          <table:table-cell table:formula="of:=ABS(1/([.$A65]/[.$B$5]*[.H$6])-[.$B$3])" office:value-type="float" office:value="5.36795492047191" calcext:value-type="float">
            <text:p>5,368</text:p>
          </table:table-cell>
          <table:table-cell table:formula="of:=ABS(1/([.$A65]/[.$B$5]*[.I$6])-[.$B$3])" office:value-type="float" office:value="5.57470598895497" calcext:value-type="float">
            <text:p>5,575</text:p>
          </table:table-cell>
          <table:table-cell table:formula="of:=ABS(1/([.$A65]/[.$B$5]*[.J$6])-[.$B$3])" office:value-type="float" office:value="5.77989667201552" calcext:value-type="float">
            <text:p>5,780</text:p>
          </table:table-cell>
          <table:table-cell table:formula="of:=ABS(1/([.$A65]/[.$B$5]*[.K$6])-[.$B$3])" office:value-type="float" office:value="5.98354456798539" calcext:value-type="float">
            <text:p>5,984</text:p>
          </table:table-cell>
          <table:table-cell table:number-columns-repeated="6"/>
        </table:table-row>
        <table:table-row table:style-name="ro1">
          <table:table-cell table:formula="of:=[.A65]+1" office:value-type="float" office:value="429" calcext:value-type="float">
            <text:p>429</text:p>
          </table:table-cell>
          <table:table-cell table:formula="of:=ABS(1/([.$A66]/[.$B$5]*[.B$6])-[.$B$3])" office:value-type="float" office:value="4.22386220747735" calcext:value-type="float">
            <text:p>4,224</text:p>
          </table:table-cell>
          <table:table-cell table:formula="of:=ABS(1/([.$A66]/[.$B$5]*[.C$6])-[.$B$3])" office:value-type="float" office:value="4.43985590822356" calcext:value-type="float">
            <text:p>4,440</text:p>
          </table:table-cell>
          <table:table-cell table:formula="of:=ABS(1/([.$A66]/[.$B$5]*[.D$6])-[.$B$3])" office:value-type="float" office:value="4.6541817039447" calcext:value-type="float">
            <text:p>4,654</text:p>
          </table:table-cell>
          <table:table-cell table:formula="of:=ABS(1/([.$A66]/[.$B$5]*[.E$6])-[.$B$3])" office:value-type="float" office:value="4.86685883969876" calcext:value-type="float">
            <text:p>4,867</text:p>
          </table:table-cell>
          <table:table-cell table:formula="of:=ABS(1/([.$A66]/[.$B$5]*[.F$6])-[.$B$3])" office:value-type="float" office:value="5.07790626560031" calcext:value-type="float">
            <text:p>5,078</text:p>
          </table:table-cell>
          <table:table-cell table:formula="of:=ABS(1/([.$A66]/[.$B$5]*[.G$6])-[.$B$3])" office:value-type="float" office:value="5.28734264244915" calcext:value-type="float">
            <text:p>5,287</text:p>
          </table:table-cell>
          <table:table-cell table:formula="of:=ABS(1/([.$A66]/[.$B$5]*[.H$6])-[.$B$3])" office:value-type="float" office:value="5.49518634723071" calcext:value-type="float">
            <text:p>5,495</text:p>
          </table:table-cell>
          <table:table-cell table:formula="of:=ABS(1/([.$A66]/[.$B$5]*[.I$6])-[.$B$3])" office:value-type="float" office:value="5.7014554784912" calcext:value-type="float">
            <text:p>5,701</text:p>
          </table:table-cell>
          <table:table-cell table:formula="of:=ABS(1/([.$A66]/[.$B$5]*[.J$6])-[.$B$3])" office:value-type="float" office:value="5.90616786159124" calcext:value-type="float">
            <text:p>5,906</text:p>
          </table:table-cell>
          <table:table-cell table:formula="of:=ABS(1/([.$A66]/[.$B$5]*[.K$6])-[.$B$3])" office:value-type="float" office:value="6.10934105384089" calcext:value-type="float">
            <text:p>6,109</text:p>
          </table:table-cell>
          <table:table-cell table:number-columns-repeated="6"/>
        </table:table-row>
        <table:table-row table:style-name="ro1">
          <table:table-cell table:formula="of:=[.A66]+1" office:value-type="float" office:value="430" calcext:value-type="float">
            <text:p>430</text:p>
          </table:table-cell>
          <table:table-cell table:formula="of:=ABS(1/([.$A67]/[.$B$5]*[.B$6])-[.$B$3])" office:value-type="float" office:value="4.35345842792508" calcext:value-type="float">
            <text:p>4,353</text:p>
          </table:table-cell>
          <table:table-cell table:formula="of:=ABS(1/([.$A67]/[.$B$5]*[.C$6])-[.$B$3])" office:value-type="float" office:value="4.56894981773932" calcext:value-type="float">
            <text:p>4,569</text:p>
          </table:table-cell>
          <table:table-cell table:formula="of:=ABS(1/([.$A67]/[.$B$5]*[.D$6])-[.$B$3])" office:value-type="float" office:value="4.78277718137739" calcext:value-type="float">
            <text:p>4,783</text:p>
          </table:table-cell>
          <table:table-cell table:formula="of:=ABS(1/([.$A67]/[.$B$5]*[.E$6])-[.$B$3])" office:value-type="float" office:value="4.99495971914132" calcext:value-type="float">
            <text:p>4,995</text:p>
          </table:table-cell>
          <table:table-cell table:formula="of:=ABS(1/([.$A67]/[.$B$5]*[.F$6])-[.$B$3])" office:value-type="float" office:value="5.20551633707566" calcext:value-type="float">
            <text:p>5,206</text:p>
          </table:table-cell>
          <table:table-cell table:formula="of:=ABS(1/([.$A67]/[.$B$5]*[.G$6])-[.$B$3])" office:value-type="float" office:value="5.414465652583" calcext:value-type="float">
            <text:p>5,414</text:p>
          </table:table-cell>
          <table:table-cell table:formula="of:=ABS(1/([.$A67]/[.$B$5]*[.H$6])-[.$B$3])" office:value-type="float" office:value="5.62182599991157" calcext:value-type="float">
            <text:p>5,622</text:p>
          </table:table-cell>
          <table:table-cell table:formula="of:=ABS(1/([.$A67]/[.$B$5]*[.I$6])-[.$B$3])" office:value-type="float" office:value="5.82761543551798" calcext:value-type="float">
            <text:p>5,828</text:p>
          </table:table-cell>
          <table:table-cell table:formula="of:=ABS(1/([.$A67]/[.$B$5]*[.J$6])-[.$B$3])" office:value-type="float" office:value="6.03185174330847" calcext:value-type="float">
            <text:p>6,032</text:p>
          </table:table-cell>
          <table:table-cell table:formula="of:=ABS(1/([.$A67]/[.$B$5]*[.K$6])-[.$B$3])" office:value-type="float" office:value="6.2345524397622" calcext:value-type="float">
            <text:p>6,235</text:p>
          </table:table-cell>
          <table:table-cell table:number-columns-repeated="6"/>
        </table:table-row>
        <table:table-row table:style-name="ro1">
          <table:table-cell table:formula="of:=[.A67]+1" office:value-type="float" office:value="431" calcext:value-type="float">
            <text:p>431</text:p>
          </table:table-cell>
          <table:table-cell table:formula="of:=ABS(1/([.$A68]/[.$B$5]*[.B$6])-[.$B$3])" office:value-type="float" office:value="4.48245327379996" calcext:value-type="float">
            <text:p>4,482</text:p>
          </table:table-cell>
          <table:table-cell table:formula="of:=ABS(1/([.$A68]/[.$B$5]*[.C$6])-[.$B$3])" office:value-type="float" office:value="4.69744468359144" calcext:value-type="float">
            <text:p>4,697</text:p>
          </table:table-cell>
          <table:table-cell table:formula="of:=ABS(1/([.$A68]/[.$B$5]*[.D$6])-[.$B$3])" office:value-type="float" office:value="4.91077592805632" calcext:value-type="float">
            <text:p>4,911</text:p>
          </table:table-cell>
          <table:table-cell table:formula="of:=ABS(1/([.$A68]/[.$B$5]*[.E$6])-[.$B$3])" office:value-type="float" office:value="5.12246616294842" calcext:value-type="float">
            <text:p>5,122</text:p>
          </table:table-cell>
          <table:table-cell table:formula="of:=ABS(1/([.$A68]/[.$B$5]*[.F$6])-[.$B$3])" office:value-type="float" office:value="5.33253425044671" calcext:value-type="float">
            <text:p>5,333</text:p>
          </table:table-cell>
          <table:table-cell table:formula="of:=ABS(1/([.$A68]/[.$B$5]*[.G$6])-[.$B$3])" office:value-type="float" office:value="5.54099876475798" calcext:value-type="float">
            <text:p>5,541</text:p>
          </table:table-cell>
          <table:table-cell table:formula="of:=ABS(1/([.$A68]/[.$B$5]*[.H$6])-[.$B$3])" office:value-type="float" office:value="5.7478779975916" calcext:value-type="float">
            <text:p>5,748</text:p>
          </table:table-cell>
          <table:table-cell table:formula="of:=ABS(1/([.$A68]/[.$B$5]*[.I$6])-[.$B$3])" office:value-type="float" office:value="5.95318996350981" calcext:value-type="float">
            <text:p>5,953</text:p>
          </table:table-cell>
          <table:table-cell table:formula="of:=ABS(1/([.$A68]/[.$B$5]*[.J$6])-[.$B$3])" office:value-type="float" office:value="6.15695240515694" calcext:value-type="float">
            <text:p>6,157</text:p>
          </table:table-cell>
          <table:table-cell table:formula="of:=ABS(1/([.$A68]/[.$B$5]*[.K$6])-[.$B$3])" office:value-type="float" office:value="6.35918279837064" calcext:value-type="float">
            <text:p>6,359</text:p>
          </table:table-cell>
          <table:table-cell table:number-columns-repeated="6"/>
        </table:table-row>
        <table:table-row table:style-name="ro1">
          <table:table-cell table:formula="of:=[.A68]+1" office:value-type="float" office:value="432" calcext:value-type="float">
            <text:p>432</text:p>
          </table:table-cell>
          <table:table-cell table:formula="of:=ABS(1/([.$A69]/[.$B$5]*[.B$6])-[.$B$3])" office:value-type="float" office:value="4.6108509213143" calcext:value-type="float">
            <text:p>4,611</text:p>
          </table:table-cell>
          <table:table-cell table:formula="of:=ABS(1/([.$A69]/[.$B$5]*[.C$6])-[.$B$3])" office:value-type="float" office:value="4.82534466580533" calcext:value-type="float">
            <text:p>4,825</text:p>
          </table:table-cell>
          <table:table-cell table:formula="of:=ABS(1/([.$A69]/[.$B$5]*[.D$6])-[.$B$3])" office:value-type="float" office:value="5.03818208794509" calcext:value-type="float">
            <text:p>5,038</text:p>
          </table:table-cell>
          <table:table-cell table:formula="of:=ABS(1/([.$A69]/[.$B$5]*[.E$6])-[.$B$3])" office:value-type="float" office:value="5.2493822991453" calcext:value-type="float">
            <text:p>5,249</text:p>
          </table:table-cell>
          <table:table-cell table:formula="of:=ABS(1/([.$A69]/[.$B$5]*[.F$6])-[.$B$3])" office:value-type="float" office:value="5.45896411792251" calcext:value-type="float">
            <text:p>5,459</text:p>
          </table:table-cell>
          <table:table-cell table:formula="of:=ABS(1/([.$A69]/[.$B$5]*[.G$6])-[.$B$3])" office:value-type="float" office:value="5.66694607548769" calcext:value-type="float">
            <text:p>5,667</text:p>
          </table:table-cell>
          <table:table-cell table:formula="of:=ABS(1/([.$A69]/[.$B$5]*[.H$6])-[.$B$3])" office:value-type="float" office:value="5.87334642120828" calcext:value-type="float">
            <text:p>5,873</text:p>
          </table:table-cell>
          <table:table-cell table:formula="of:=ABS(1/([.$A69]/[.$B$5]*[.I$6])-[.$B$3])" office:value-type="float" office:value="6.07818312794613" calcext:value-type="float">
            <text:p>6,078</text:p>
          </table:table-cell>
          <table:table-cell table:formula="of:=ABS(1/([.$A69]/[.$B$5]*[.J$6])-[.$B$3])" office:value-type="float" office:value="6.28147389727463" calcext:value-type="float">
            <text:p>6,281</text:p>
          </table:table-cell>
          <table:table-cell table:formula="of:=ABS(1/([.$A69]/[.$B$5]*[.K$6])-[.$B$3])" office:value-type="float" office:value="6.48323616457811" calcext:value-type="float">
            <text:p>6,483</text:p>
          </table:table-cell>
          <table:table-cell table:number-columns-repeated="6"/>
        </table:table-row>
        <table:table-row table:style-name="ro1">
          <table:table-cell table:formula="of:=[.A69]+1" office:value-type="float" office:value="433" calcext:value-type="float">
            <text:p>433</text:p>
          </table:table-cell>
          <table:table-cell table:formula="of:=ABS(1/([.$A70]/[.$B$5]*[.B$6])-[.$B$3])" office:value-type="float" office:value="4.73865550810112" calcext:value-type="float">
            <text:p>4,739</text:p>
          </table:table-cell>
          <table:table-cell table:formula="of:=ABS(1/([.$A70]/[.$B$5]*[.C$6])-[.$B$3])" office:value-type="float" office:value="4.95265388597669" calcext:value-type="float">
            <text:p>4,953</text:p>
          </table:table-cell>
          <table:table-cell table:formula="of:=ABS(1/([.$A70]/[.$B$5]*[.D$6])-[.$B$3])" office:value-type="float" office:value="5.16499976672582" calcext:value-type="float">
            <text:p>5,165</text:p>
          </table:table-cell>
          <table:table-cell table:formula="of:=ABS(1/([.$A70]/[.$B$5]*[.E$6])-[.$B$3])" office:value-type="float" office:value="5.37571221762303" calcext:value-type="float">
            <text:p>5,376</text:p>
          </table:table-cell>
          <table:table-cell table:formula="of:=ABS(1/([.$A70]/[.$B$5]*[.F$6])-[.$B$3])" office:value-type="float" office:value="5.58481001372409" calcext:value-type="float">
            <text:p>5,585</text:p>
          </table:table-cell>
          <table:table-cell table:formula="of:=ABS(1/([.$A70]/[.$B$5]*[.G$6])-[.$B$3])" office:value-type="float" office:value="5.7923116434427" calcext:value-type="float">
            <text:p>5,792</text:p>
          </table:table-cell>
          <table:table-cell table:formula="of:=ABS(1/([.$A70]/[.$B$5]*[.H$6])-[.$B$3])" office:value-type="float" office:value="5.99823531399996" calcext:value-type="float">
            <text:p>5,998</text:p>
          </table:table-cell>
          <table:table-cell table:formula="of:=ABS(1/([.$A70]/[.$B$5]*[.I$6])-[.$B$3])" office:value-type="float" office:value="6.20259895674995" calcext:value-type="float">
            <text:p>6,203</text:p>
          </table:table-cell>
          <table:table-cell table:formula="of:=ABS(1/([.$A70]/[.$B$5]*[.J$6])-[.$B$3])" office:value-type="float" office:value="6.40542023238486" calcext:value-type="float">
            <text:p>6,405</text:p>
          </table:table-cell>
          <table:table-cell table:formula="of:=ABS(1/([.$A70]/[.$B$5]*[.K$6])-[.$B$3])" office:value-type="float" office:value="6.60671653602251" calcext:value-type="float">
            <text:p>6,607</text:p>
          </table:table-cell>
          <table:table-cell table:number-columns-repeated="6"/>
        </table:table-row>
        <table:table-row table:style-name="ro1">
          <table:table-cell table:formula="of:=[.A70]+1" office:value-type="float" office:value="434" calcext:value-type="float">
            <text:p>434</text:p>
          </table:table-cell>
          <table:table-cell table:formula="of:=ABS(1/([.$A71]/[.$B$5]*[.B$6])-[.$B$3])" office:value-type="float" office:value="4.86587113365849" calcext:value-type="float">
            <text:p>4,866</text:p>
          </table:table-cell>
          <table:table-cell table:formula="of:=ABS(1/([.$A71]/[.$B$5]*[.C$6])-[.$B$3])" office:value-type="float" office:value="5.07937642771407" calcext:value-type="float">
            <text:p>5,079</text:p>
          </table:table-cell>
          <table:table-cell table:formula="of:=ABS(1/([.$A71]/[.$B$5]*[.D$6])-[.$B$3])" office:value-type="float" office:value="5.29123303224027" calcext:value-type="float">
            <text:p>5,291</text:p>
          </table:table-cell>
          <table:table-cell table:formula="of:=ABS(1/([.$A71]/[.$B$5]*[.E$6])-[.$B$3])" office:value-type="float" office:value="5.50145997057781" calcext:value-type="float">
            <text:p>5,501</text:p>
          </table:table-cell>
          <table:table-cell table:formula="of:=ABS(1/([.$A71]/[.$B$5]*[.F$6])-[.$B$3])" office:value-type="float" office:value="5.71007597452196" calcext:value-type="float">
            <text:p>5,710</text:p>
          </table:table-cell>
          <table:table-cell table:formula="of:=ABS(1/([.$A71]/[.$B$5]*[.G$6])-[.$B$3])" office:value-type="float" office:value="5.91709948988638" calcext:value-type="float">
            <text:p>5,917</text:p>
          </table:table-cell>
          <table:table-cell table:formula="of:=ABS(1/([.$A71]/[.$B$5]*[.H$6])-[.$B$3])" office:value-type="float" office:value="6.12254868194005" calcext:value-type="float">
            <text:p>6,123</text:p>
          </table:table-cell>
          <table:table-cell table:formula="of:=ABS(1/([.$A71]/[.$B$5]*[.I$6])-[.$B$3])" office:value-type="float" office:value="6.32644144072057" calcext:value-type="float">
            <text:p>6,326</text:p>
          </table:table-cell>
          <table:table-cell table:formula="of:=ABS(1/([.$A71]/[.$B$5]*[.J$6])-[.$B$3])" office:value-type="float" office:value="6.52879538622729" calcext:value-type="float">
            <text:p>6,529</text:p>
          </table:table-cell>
          <table:table-cell table:formula="of:=ABS(1/([.$A71]/[.$B$5]*[.K$6])-[.$B$3])" office:value-type="float" office:value="6.72962787349711" calcext:value-type="float">
            <text:p>6,730</text:p>
          </table:table-cell>
          <table:table-cell table:number-columns-repeated="6"/>
        </table:table-row>
        <table:table-row table:style-name="ro1">
          <table:table-cell table:formula="of:=[.A71]+1" office:value-type="float" office:value="435" calcext:value-type="float">
            <text:p>435</text:p>
          </table:table-cell>
          <table:table-cell table:formula="of:=ABS(1/([.$A72]/[.$B$5]*[.B$6])-[.$B$3])" office:value-type="float" office:value="4.99250185978801" calcext:value-type="float">
            <text:p>4,993</text:p>
          </table:table-cell>
          <table:table-cell table:formula="of:=ABS(1/([.$A72]/[.$B$5]*[.C$6])-[.$B$3])" office:value-type="float" office:value="5.20551633707564" calcext:value-type="float">
            <text:p>5,206</text:p>
          </table:table-cell>
          <table:table-cell table:formula="of:=ABS(1/([.$A72]/[.$B$5]*[.D$6])-[.$B$3])" office:value-type="float" office:value="5.41688591492478" calcext:value-type="float">
            <text:p>5,417</text:p>
          </table:table-cell>
          <table:table-cell table:formula="of:=ABS(1/([.$A72]/[.$B$5]*[.E$6])-[.$B$3])" office:value-type="float" office:value="5.62662957294429" calcext:value-type="float">
            <text:p>5,627</text:p>
          </table:table-cell>
          <table:table-cell table:formula="of:=ABS(1/([.$A72]/[.$B$5]*[.F$6])-[.$B$3])" office:value-type="float" office:value="5.83476599986788" calcext:value-type="float">
            <text:p>5,835</text:p>
          </table:table-cell>
          <table:table-cell table:formula="of:=ABS(1/([.$A72]/[.$B$5]*[.G$6])-[.$B$3])" office:value-type="float" office:value="6.04131359910502" calcext:value-type="float">
            <text:p>6,041</text:p>
          </table:table-cell>
          <table:table-cell table:formula="of:=ABS(1/([.$A72]/[.$B$5]*[.H$6])-[.$B$3])" office:value-type="float" office:value="6.24629049416546" calcext:value-type="float">
            <text:p>6,246</text:p>
          </table:table-cell>
          <table:table-cell table:formula="of:=ABS(1/([.$A72]/[.$B$5]*[.I$6])-[.$B$3])" office:value-type="float" office:value="6.44971453396028" calcext:value-type="float">
            <text:p>6,450</text:p>
          </table:table-cell>
          <table:table-cell table:formula="of:=ABS(1/([.$A72]/[.$B$5]*[.J$6])-[.$B$3])" office:value-type="float" office:value="6.65160329798308" calcext:value-type="float">
            <text:p>6,652</text:p>
          </table:table-cell>
          <table:table-cell table:formula="of:=ABS(1/([.$A72]/[.$B$5]*[.K$6])-[.$B$3])" office:value-type="float" office:value="6.85197410137413" calcext:value-type="float">
            <text:p>6,852</text:p>
          </table:table-cell>
          <table:table-cell table:number-columns-repeated="6"/>
        </table:table-row>
        <table:table-row table:style-name="ro1">
          <table:table-cell table:formula="of:=[.A72]+1" office:value-type="float" office:value="436" calcext:value-type="float">
            <text:p>436</text:p>
          </table:table-cell>
          <table:table-cell table:formula="of:=ABS(1/([.$A73]/[.$B$5]*[.B$6])-[.$B$3])" office:value-type="float" office:value="5.11855171102703" calcext:value-type="float">
            <text:p>5,119</text:p>
          </table:table-cell>
          <table:table-cell table:formula="of:=ABS(1/([.$A73]/[.$B$5]*[.C$6])-[.$B$3])" office:value-type="float" office:value="5.33107762299979" calcext:value-type="float">
            <text:p>5,331</text:p>
          </table:table-cell>
          <table:table-cell table:formula="of:=ABS(1/([.$A73]/[.$B$5]*[.D$6])-[.$B$3])" office:value-type="float" office:value="5.54196240823917" calcext:value-type="float">
            <text:p>5,542</text:p>
          </table:table-cell>
          <table:table-cell table:formula="of:=ABS(1/([.$A73]/[.$B$5]*[.E$6])-[.$B$3])" office:value-type="float" office:value="5.75122500282287" calcext:value-type="float">
            <text:p>5,751</text:p>
          </table:table-cell>
          <table:table-cell table:formula="of:=ABS(1/([.$A73]/[.$B$5]*[.F$6])-[.$B$3])" office:value-type="float" office:value="5.95888405262048" calcext:value-type="float">
            <text:p>5,959</text:p>
          </table:table-cell>
          <table:table-cell table:formula="of:=ABS(1/([.$A73]/[.$B$5]*[.G$6])-[.$B$3])" office:value-type="float" office:value="6.16495791883185" calcext:value-type="float">
            <text:p>6,165</text:p>
          </table:table-cell>
          <table:table-cell table:formula="of:=ABS(1/([.$A73]/[.$B$5]*[.H$6])-[.$B$3])" office:value-type="float" office:value="6.36946468339904" calcext:value-type="float">
            <text:p>6,369</text:p>
          </table:table-cell>
          <table:table-cell table:formula="of:=ABS(1/([.$A73]/[.$B$5]*[.I$6])-[.$B$3])" office:value-type="float" office:value="6.57242215429525" calcext:value-type="float">
            <text:p>6,572</text:p>
          </table:table-cell>
          <table:table-cell table:formula="of:=ABS(1/([.$A73]/[.$B$5]*[.J$6])-[.$B$3])" office:value-type="float" office:value="6.77384787069413" calcext:value-type="float">
            <text:p>6,774</text:p>
          </table:table-cell>
          <table:table-cell table:formula="of:=ABS(1/([.$A73]/[.$B$5]*[.K$6])-[.$B$3])" office:value-type="float" office:value="6.97375910802236" calcext:value-type="float">
            <text:p>6,974</text:p>
          </table:table-cell>
          <table:table-cell table:number-columns-repeated="6"/>
        </table:table-row>
        <table:table-row table:style-name="ro1">
          <table:table-cell table:formula="of:=[.A73]+1" office:value-type="float" office:value="437" calcext:value-type="float">
            <text:p>437</text:p>
          </table:table-cell>
          <table:table-cell table:formula="of:=ABS(1/([.$A74]/[.$B$5]*[.B$6])-[.$B$3])" office:value-type="float" office:value="5.24402467507501" calcext:value-type="float">
            <text:p>5,244</text:p>
          </table:table-cell>
          <table:table-cell table:formula="of:=ABS(1/([.$A74]/[.$B$5]*[.C$6])-[.$B$3])" office:value-type="float" office:value="5.45606425772976" calcext:value-type="float">
            <text:p>5,456</text:p>
          </table:table-cell>
          <table:table-cell table:formula="of:=ABS(1/([.$A74]/[.$B$5]*[.D$6])-[.$B$3])" office:value-type="float" office:value="5.66646646908988" calcext:value-type="float">
            <text:p>5,666</text:p>
          </table:table-cell>
          <table:table-cell table:formula="of:=ABS(1/([.$A74]/[.$B$5]*[.E$6])-[.$B$3])" office:value-type="float" office:value="5.87525020190108" calcext:value-type="float">
            <text:p>5,875</text:p>
          </table:table-cell>
          <table:table-cell table:formula="of:=ABS(1/([.$A74]/[.$B$5]*[.F$6])-[.$B$3])" office:value-type="float" office:value="6.08243405936506" calcext:value-type="float">
            <text:p>6,082</text:p>
          </table:table-cell>
          <table:table-cell table:formula="of:=ABS(1/([.$A74]/[.$B$5]*[.G$6])-[.$B$3])" office:value-type="float" office:value="6.2880363606652" calcext:value-type="float">
            <text:p>6,288</text:p>
          </table:table-cell>
          <table:table-cell table:formula="of:=ABS(1/([.$A74]/[.$B$5]*[.H$6])-[.$B$3])" office:value-type="float" office:value="6.49207514636608" calcext:value-type="float">
            <text:p>6,492</text:p>
          </table:table-cell>
          <table:table-cell table:formula="of:=ABS(1/([.$A74]/[.$B$5]*[.I$6])-[.$B$3])" office:value-type="float" office:value="6.69456818369046" calcext:value-type="float">
            <text:p>6,695</text:p>
          </table:table-cell>
          <table:table-cell table:formula="of:=ABS(1/([.$A74]/[.$B$5]*[.J$6])-[.$B$3])" office:value-type="float" office:value="6.89553297167652" calcext:value-type="float">
            <text:p>6,896</text:p>
          </table:table-cell>
          <table:table-cell table:formula="of:=ABS(1/([.$A74]/[.$B$5]*[.K$6])-[.$B$3])" office:value-type="float" office:value="7.09498674621909" calcext:value-type="float">
            <text:p>7,095</text:p>
          </table:table-cell>
          <table:table-cell table:number-columns-repeated="6"/>
        </table:table-row>
        <table:table-row table:style-name="ro1">
          <table:table-cell table:formula="of:=[.A74]+1" office:value-type="float" office:value="438" calcext:value-type="float">
            <text:p>438</text:p>
          </table:table-cell>
          <table:table-cell table:formula="of:=ABS(1/([.$A75]/[.$B$5]*[.B$6])-[.$B$3])" office:value-type="float" office:value="5.36892470321411" calcext:value-type="float">
            <text:p>5,369</text:p>
          </table:table-cell>
          <table:table-cell table:formula="of:=ABS(1/([.$A75]/[.$B$5]*[.C$6])-[.$B$3])" office:value-type="float" office:value="5.58048017723267" calcext:value-type="float">
            <text:p>5,580</text:p>
          </table:table-cell>
          <table:table-cell table:formula="of:=ABS(1/([.$A75]/[.$B$5]*[.D$6])-[.$B$3])" office:value-type="float" office:value="5.79040201824721" calcext:value-type="float">
            <text:p>5,790</text:p>
          </table:table-cell>
          <table:table-cell table:formula="of:=ABS(1/([.$A75]/[.$B$5]*[.E$6])-[.$B$3])" office:value-type="float" office:value="5.99870907586934" calcext:value-type="float">
            <text:p>5,999</text:p>
          </table:table-cell>
          <table:table-cell table:formula="of:=ABS(1/([.$A75]/[.$B$5]*[.F$6])-[.$B$3])" office:value-type="float" office:value="6.20541991082769" calcext:value-type="float">
            <text:p>6,205</text:p>
          </table:table-cell>
          <table:table-cell table:formula="of:=ABS(1/([.$A75]/[.$B$5]*[.G$6])-[.$B$3])" office:value-type="float" office:value="6.41055280048101" calcext:value-type="float">
            <text:p>6,411</text:p>
          </table:table-cell>
          <table:table-cell table:formula="of:=ABS(1/([.$A75]/[.$B$5]*[.H$6])-[.$B$3])" office:value-type="float" office:value="6.61412574420542" calcext:value-type="float">
            <text:p>6,614</text:p>
          </table:table-cell>
          <table:table-cell table:formula="of:=ABS(1/([.$A75]/[.$B$5]*[.I$6])-[.$B$3])" office:value-type="float" office:value="6.81615646865919" calcext:value-type="float">
            <text:p>6,816</text:p>
          </table:table-cell>
          <table:table-cell table:formula="of:=ABS(1/([.$A75]/[.$B$5]*[.J$6])-[.$B$3])" office:value-type="float" office:value="7.01666243292841" calcext:value-type="float">
            <text:p>7,017</text:p>
          </table:table-cell>
          <table:table-cell table:formula="of:=ABS(1/([.$A75]/[.$B$5]*[.K$6])-[.$B$3])" office:value-type="float" office:value="7.21566083355649" calcext:value-type="float">
            <text:p>7,216</text:p>
          </table:table-cell>
          <table:table-cell table:number-columns-repeated="6"/>
        </table:table-row>
        <table:table-row table:style-name="ro1">
          <table:table-cell table:formula="of:=[.A75]+1" office:value-type="float" office:value="439" calcext:value-type="float">
            <text:p>439</text:p>
          </table:table-cell>
          <table:table-cell table:formula="of:=ABS(1/([.$A76]/[.$B$5]*[.B$6])-[.$B$3])" office:value-type="float" office:value="5.49325571072388" calcext:value-type="float">
            <text:p>5,493</text:p>
          </table:table-cell>
          <table:table-cell table:formula="of:=ABS(1/([.$A76]/[.$B$5]*[.C$6])-[.$B$3])" office:value-type="float" office:value="5.70432928161255" calcext:value-type="float">
            <text:p>5,704</text:p>
          </table:table-cell>
          <table:table-cell table:formula="of:=ABS(1/([.$A76]/[.$B$5]*[.D$6])-[.$B$3])" office:value-type="float" office:value="5.9137729407569" calcext:value-type="float">
            <text:p>5,914</text:p>
          </table:table-cell>
          <table:table-cell table:formula="of:=ABS(1/([.$A76]/[.$B$5]*[.E$6])-[.$B$3])" office:value-type="float" office:value="6.12160549483091" calcext:value-type="float">
            <text:p>6,122</text:p>
          </table:table-cell>
          <table:table-cell table:formula="of:=ABS(1/([.$A76]/[.$B$5]*[.F$6])-[.$B$3])" office:value-type="float" office:value="6.32784546228368" calcext:value-type="float">
            <text:p>6,328</text:p>
          </table:table-cell>
          <table:table-cell table:formula="of:=ABS(1/([.$A76]/[.$B$5]*[.G$6])-[.$B$3])" office:value-type="float" office:value="6.53251107883984" calcext:value-type="float">
            <text:p>6,533</text:p>
          </table:table-cell>
          <table:table-cell table:formula="of:=ABS(1/([.$A76]/[.$B$5]*[.H$6])-[.$B$3])" office:value-type="float" office:value="6.73562030287467" calcext:value-type="float">
            <text:p>6,736</text:p>
          </table:table-cell>
          <table:table-cell table:formula="of:=ABS(1/([.$A76]/[.$B$5]*[.I$6])-[.$B$3])" office:value-type="float" office:value="6.93719082066681" calcext:value-type="float">
            <text:p>6,937</text:p>
          </table:table-cell>
          <table:table-cell table:formula="of:=ABS(1/([.$A76]/[.$B$5]*[.J$6])-[.$B$3])" office:value-type="float" office:value="7.13724005153222" calcext:value-type="float">
            <text:p>7,137</text:p>
          </table:table-cell>
          <table:table-cell table:formula="of:=ABS(1/([.$A76]/[.$B$5]*[.K$6])-[.$B$3])" office:value-type="float" office:value="7.33578515284224" calcext:value-type="float">
            <text:p>7,336</text:p>
          </table:table-cell>
          <table:table-cell table:number-columns-repeated="6"/>
        </table:table-row>
        <table:table-row table:style-name="ro1" table:number-rows-repeated="6"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Default" table:number-columns-repeated="11"/>
          <table:table-cell table:number-columns-repeated="6"/>
        </table:table-row>
        <calcext:conditional-formats>
          <calcext:conditional-format calcext:target-range-address="'frame buffer'.B7:'frame buffer'.K76">
            <calcext:color-scale>
              <calcext:color-scale-entry calcext:value="0" calcext:type="minimum" calcext:color="#ff0000"/>
              <calcext:color-scale-entry calcext:value="0" calcext:type="number" calcext:color="#ffffff"/>
              <calcext:color-scale-entry calcext:value="0" calcext:type="maximum" calcext:color="#dc0000"/>
            </calcext:color-scale>
          </calcext:conditional-format>
        </calcext:conditional-formats>
      </table:table>
      <table:table table:name="Hoja3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clock</text:p>
          </table:table-cell>
          <table:table-cell table:style-name="ce38" table:formula="of:=170/[.B3]" office:value-type="float" office:value="2028155.57146266" calcext:value-type="float">
            <text:p>2028155,57146266</text:p>
          </table:table-cell>
          <table:table-cell table:formula="of:=[.B1]*2" office:value-type="float" office:value="4056311.14292532" calcext:value-type="float">
            <text:p>4056311,14292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cks/line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table:formula="of:=25/13*2" office:value-type="float" office:value="3.84615384615385" calcext:value-type="float">
            <text:p>3,84615384615385</text:p>
          </table:table-cell>
        </table:table-row>
        <table:table-row table:style-name="ro1">
          <table:table-cell office:value-type="string" calcext:value-type="string">
            <text:p>line time</text:p>
          </table:table-cell>
          <table:table-cell table:style-name="ce39" table:formula="of:=0.00008382" office:value-type="float" office:value="0.00008382" calcext:value-type="float">
            <text:p>83,82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e line</text:p>
          </table:table-cell>
          <table:table-cell table:style-name="ce39" table:formula="of:=[.B3]-0.000005" office:value-type="float" office:value="0.00007882" calcext:value-type="float">
            <text:p>78,82E-06</text:p>
          </table:table-cell>
          <table:table-cell table:number-columns-repeated="2"/>
          <table:table-cell table:formula="of:=515/162" office:value-type="float" office:value="3.17901234567901" calcext:value-type="float">
            <text:p>3,17901234567901</text:p>
          </table:table-cell>
        </table:table-row>
        <table:table-row table:style-name="ro1">
          <table:table-cell office:value-type="string" calcext:value-type="string">
            <text:p>ticks/active</text:p>
          </table:table-cell>
          <table:table-cell table:formula="of:=[.B4]*[.B1]" office:value-type="float" office:value="159.859222142687" calcext:value-type="float">
            <text:p>159,8592221426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e pixels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pixels</text:p>
          </table:table-cell>
          <table:table-cell table:formula="of:=[.B3]*[.B1]" office:value-type="float" office:value="170" calcext:value-type="float">
            <text:p>170</text:p>
          </table:table-cell>
          <table:table-cell table:style-name="ce3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2" loext:min-decimal-places="2" number:min-integer-digits="1"/>
      <number:text> us</number:text>
    </number:number-style>
    <number:number-style style:name="N105" number:title="Definido por el usuario">
      <number:number number:min-integer-digits="1"/>
      <number:text> lines</number:text>
    </number:number-style>
    <number:number-style style:name="N106" number:title="Definido por el usuario">
      <number:number number:min-integer-digits="1"/>
      <number:text> pxls</number:text>
    </number:number-style>
    <number:number-style style:name="N107">
      <number:number number:min-integer-digits="1"/>
      <number:text> pxl</number:text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min-integer-digits="1"/>
      <number:text> </number:text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min-integer-digits="1"/>
      <number:text> visible</number:text>
    </number:number-style>
    <number:number-style style:name="N112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1">00/00/0000</text:date>, <text:time style:data-style-name="N2" text:time-value="15:46:40.8454782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pe </meta:initial-creator>
    <meta:creation-date>2022-03-22T19:33:47.716300905</meta:creation-date>
    <dc:date>2023-12-31T22:41:12.029579321</dc:date>
    <meta:editing-duration>P12DT4H54M18S</meta:editing-duration>
    <meta:editing-cycles>6</meta:editing-cycles>
    <meta:generator>LibreOffice/6.4.7.2$Linux_X86_64 LibreOffice_project/40$Build-2</meta:generator>
    <meta:document-statistic meta:table-count="3" meta:cell-count="877" meta:object-count="0"/>
  </office:meta>
</office:document-meta>
</file>